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rmx="urn:openoffice:names:experimental:ooxml-odf-interop:xmlns:form:1.0" xmlns:draw="urn:oasis:names:tc:opendocument:xmlns:drawing:1.0" xmlns:rpt="http://openoffice.org/2005/report" xmlns:office="urn:oasis:names:tc:opendocument:xmlns:office:1.0" xmlns:text="urn:oasis:names:tc:opendocument:xmlns:text:1.0" xmlns:ooo="http://openoffice.org/2004/office" xmlns:grddl="http://www.w3.org/2003/g/data-view#" xmlns:dc="http://purl.org/dc/elements/1.1/" xmlns:number="urn:oasis:names:tc:opendocument:xmlns:datastyle:1.0" xmlns:oooc="http://openoffice.org/2004/calc" xmlns:meta="urn:oasis:names:tc:opendocument:xmlns:meta:1.0" xmlns:table="urn:oasis:names:tc:opendocument:xmlns:table:1.0" xmlns:dr3d="urn:oasis:names:tc:opendocument:xmlns:dr3d:1.0" xmlns:fo="urn:oasis:names:tc:opendocument:xmlns:xsl-fo-compatible:1.0" xmlns:style="urn:oasis:names:tc:opendocument:xmlns:style:1.0" xmlns:xsi="http://www.w3.org/2001/XMLSchema-instance" xmlns:form="urn:oasis:names:tc:opendocument:xmlns:form:1.0" xmlns:script="urn:oasis:names:tc:opendocument:xmlns:script:1.0" xmlns:ooow="http://openoffice.org/2004/writer" xmlns:svg="urn:oasis:names:tc:opendocument:xmlns:svg-compatible:1.0" xmlns:chart="urn:oasis:names:tc:opendocument:xmlns:chart:1.0" xmlns:dom="http://www.w3.org/2001/xml-events" xmlns:xlink="http://www.w3.org/1999/xlink" xmlns:css3t="http://www.w3.org/TR/css3-text/" xmlns:field="urn:openoffice:names:experimental:ooo-ms-interop:xmlns:field:1.0" xmlns:xsd="http://www.w3.org/2001/XMLSchema" xmlns:of="urn:oasis:names:tc:opendocument:xmlns:of:1.2" xmlns:xhtml="http://www.w3.org/1999/xhtml" xmlns:xforms="http://www.w3.org/2002/xforms" xmlns:presentation="urn:oasis:names:tc:opendocument:xmlns:presentation:1.0" xmlns:tableooo="http://openoffice.org/2009/table" xmlns:math="http://www.w3.org/1998/Math/MathML">
  <office:scripts/>
  <office:font-face-decls/>
  <office:automatic-styles/>
  <office:body>
    <office:text>
      <text:variable-decls/>
      <text:user-field-decls/>
      <text:p>1. <text:span>(50v)</text:span><text:span text:style-name="T7">paticijpatricij.</text:span><text:span text:style-name="T7">paticijpatricij.</text:span><text:span text:style-name="T7">EGO.PATRICTI</text:span><text:span text:style-name="T7"/></text:p>
      <text:p>1. <text:span text:style-name="T7"/><text:span text:style-name="T7">EGO</text:span><text:span text:style-name="T7">.</text:span> <text:span text:style-name="T7">PATRICTI</text:span><text:span text:style-name="T7">US.PECCATOR.</text:span><text:span text:style-name="T7">US</text:span><text:span text:style-name="T7">.</text:span> <text:span text:style-name="T7">PECCATOR</text:span><text:span text:style-name="T7">.</text:span><text:span text:style-name="T7">rusticissimusetmi</text:span><text:span text:style-name="T7">rusticissimus</text:span> <text:span text:style-name="T7">et</text:span> <text:span text:style-name="T7">mi</text:span><text:span text:style-name="T7">nimusomnium</text:span><text:span text:style-name="T7">nimus</text:span> <text:span text:style-name="T7">omnium</text:span><text:span text:style-name="T7">fidelium.etcontemp</text:span><text:span text:style-name="T7"/><text:span text:style-name="T7">fidelium</text:span><text:span text:style-name="T7">.</text:span> <text:span text:style-name="T7">et</text:span> <text:span text:style-name="T7">contemp</text:span><text:span text:style-name="T7">tibilissimusapud</text:span><text:span text:style-name="T7">tibilissimus</text:span> <text:span text:style-name="T7">apud</text:span><text:span text:style-name="T7">plurimos.patrem</text:span><text:span text:style-name="T7">plurimos</text:span><text:span text:style-name="T7">.</text:span> <text:span text:style-name="T7"/><text:span text:style-name="T7">patrem</text:span><text:span text:style-name="T7">habuicalporniumdiaconem.filium</text:span><text:span text:style-name="T7">habui</text:span> <text:span text:style-name="T7">calpornium</text:span> <text:span text:style-name="T7">diaconem</text:span><text:span text:style-name="T7">.</text:span> <text:span text:style-name="T7">filium</text:span><text:span text:style-name="T7">quondampotitipresbiteri;qui</text:span><text:span text:style-name="T7">quondam</text:span> <text:span text:style-name="T7">potiti</text:span> <text:span text:style-name="T7">presbiteri</text:span><text:span text:style-name="T7">;</text:span> <text:span text:style-name="T7"/><text:span text:style-name="T7">qui</text:span><text:span text:style-name="T7">fuituicobanauemtabernieFreeman: taburnie.Uillam</text:span><text:span text:style-name="T7">fuit</text:span> <text:span text:style-name="T7">uico</text:span> <text:span text:style-name="T7">banauem</text:span> <text:span text:style-name="T7">tabernieFreeman: taburnie</text:span><text:span text:style-name="T7">.</text:span> <text:span text:style-name="T7">Uillam</text:span><text:span text:style-name="T7">enienimpropehabuit.ubiegocaptu</text:span><text:span text:style-name="T7">enienim</text:span> <text:span text:style-name="T7">prope</text:span> <text:span text:style-name="T7"/><text:span text:style-name="T7">habuit</text:span><text:span text:style-name="T7">.</text:span> <text:span text:style-name="T7">ubi</text:span> <text:span text:style-name="T7">ego</text:span> <text:span text:style-name="T7">captu</text:span><text:span text:style-name="T7">ramdidici.Annorumeram</text:span><text:span text:style-name="T7">ram</text:span> <text:span text:style-name="T7">didici</text:span><text:span text:style-name="T7">.</text:span> <text:span text:style-name="T7"/><text:span text:style-name="T7">Annorum</text:span> <text:span text:style-name="T7">eram</text:span><text:span text:style-name="T7">tunc.feresedecim.DmDeumenimue</text:span><text:span text:style-name="T7">tunc</text:span><text:span text:style-name="T7">.</text:span> <text:span text:style-name="T7">fere</text:span> <text:span text:style-name="T7">sedecim</text:span><text:span text:style-name="T7">.</text:span> <text:span text:style-name="T7">DmDeum</text:span> <text:span text:style-name="T7">enim</text:span> <text:span text:style-name="T7">ue</text:span><text:span text:style-name="T7">rumignorabam.ethyberione.</text:span><text:span text:style-name="T7">rum</text:span> <text:span text:style-name="T7">ignorabam</text:span><text:span text:style-name="T7">.</text:span> <text:span text:style-name="T7">et</text:span> <text:span text:style-name="T7"/><text:span text:style-name="T7">hyberione</text:span><text:span text:style-name="T7">.</text:span><text:span text:style-name="T7">incaptiuitateadductussum.</text:span><text:span text:style-name="T7">in</text:span> <text:span text:style-name="T7">captiuitate</text:span> <text:span text:style-name="T7">adductus</text:span> <text:span text:style-name="T7">sum</text:span><text:span text:style-name="T7">.</text:span><text:span text:style-name="T7">cumtotmiliahominum.scdmsecundum</text:span><text:span text:style-name="T7">cum</text:span> <text:span text:style-name="T7">tot</text:span> <text:span text:style-name="T7">milia</text:span> <text:span text:style-name="T7">hominum</text:span><text:span text:style-name="T7">.</text:span> <text:span text:style-name="T7"/><text:span text:style-name="T7">scdmsecundum</text:span><text:span text:style-name="T7">meritanranostra.quiaadeorecessimus</text:span><text:span text:style-name="T7">merita</text:span> <text:span text:style-name="T7">nranostra</text:span><text:span text:style-name="T7">.</text:span> <text:span text:style-name="T7">quia</text:span> <text:span text:style-name="T7">a</text:span> <text:span text:style-name="T7">deo</text:span> <text:span text:style-name="T7">recessimus</text:span><text:span text:style-name="T7">etpreceptaeiusnoncustodimus.</text:span><text:span text:style-name="T7">et</text:span> <text:span text:style-name="T7">precepta</text:span> <text:span text:style-name="T7">eius</text:span> <text:span text:style-name="T7">non</text:span> <text:span text:style-name="T7"/><text:span text:style-name="T7">custodimus</text:span><text:span text:style-name="T7">.</text:span><text:span text:style-name="T7">etsacerdotibusnrisnostrisinobedientes</text:span><text:span text:style-name="T7">et</text:span> <text:span text:style-name="T7">sacerdotibus</text:span> <text:span text:style-name="T7">nrisnostris</text:span> <text:span text:style-name="T7">inobedientes</text:span><text:span text:style-name="T7">fuimus;quinramnostramsalutemammone</text:span><text:span text:style-name="T7">fuimus</text:span><text:span text:style-name="T7">;</text:span> <text:span text:style-name="T7">qui</text:span> <text:span text:style-name="T7"/><text:span text:style-name="T7">nramnostram</text:span> <text:span text:style-name="T7">salutem</text:span> <text:span text:style-name="T7">ammone</text:span><text:span text:style-name="T7">bant.etdnsdominusinduxitsupernosiram</text:span><text:span text:style-name="T7">bant</text:span><text:span text:style-name="T7">.</text:span> <text:span text:style-name="T7">et</text:span> <text:span text:style-name="T7">dnsdominus</text:span> <text:span text:style-name="T7">induxit</text:span> <text:span text:style-name="T7">super</text:span> <text:span text:style-name="T7">nos</text:span> <text:span text:style-name="T7">iram</text:span><text:span text:style-name="T7">indignationissue.etdispersitnos</text:span><text:span text:style-name="T7"/><text:span text:style-name="T7">indignationis</text:span> <text:span text:style-name="T7">sue</text:span><text:span text:style-name="T7">.</text:span> <text:span text:style-name="T7">et</text:span> <text:span text:style-name="T7">dispersit</text:span> <text:span text:style-name="T7">nos</text:span><text:span text:style-name="T7">ingentibusmultis.etiamusq;ue</text:span><text:span text:style-name="T7">in</text:span> <text:span text:style-name="T7">gentibus</text:span> <text:span text:style-name="T7">multis</text:span><text:span text:style-name="T7">.</text:span> <text:span text:style-name="T7">etiam</text:span> <text:span text:style-name="T7">usq;ue</text:span><text:span text:style-name="T7">adultimumterre.ubinunc</text:span><text:span text:style-name="T7">ad</text:span> <text:span text:style-name="T7">ultimum</text:span> <text:span text:style-name="T7"/><text:span text:style-name="T7">terre</text:span><text:span text:style-name="T7">.</text:span> <text:span text:style-name="T7">ubi</text:span> <text:span text:style-name="T7">nunc</text:span><text:span text:style-name="T7">paruitasmeauideturesseinter</text:span><text:span text:style-name="T7">paruitas</text:span> <text:span text:style-name="T7">mea</text:span> <text:span text:style-name="T7">uidetur</text:span> <text:span text:style-name="T7">esse</text:span> <text:span text:style-name="T7">inter</text:span><text:span text:style-name="T7">alienigenas.etubidnsdominusaperuit</text:span><text:span text:style-name="T7">alienigenas</text:span><text:span text:style-name="T7">.</text:span> <text:span text:style-name="T7"/></text:p>
      <text:p>2. <text:span text:style-name="T7"/><text:span text:style-name="T7">et</text:span> <text:span text:style-name="T7">ubi</text:span> <text:span text:style-name="T7">dnsdominus</text:span> <text:span text:style-name="T7">aperuit</text:span><text:span text:style-name="T7">sensumcordismeiincredulitatis;uelserorememoraremdelictamea.etutconuerteremtotocordeaddnmdominummeum.quirespexithumilitatemmeametmisertusadolescentieetignorantiemee.etcustodiuitmeantequamsciremeum.etantequamsaperemueldistinguereminterbonumetmalum.etmonuitmeetconsolatusestme;utpaterfilium.Undeegoquidemtacerenonpossum.neq;ueexpedittantabeneficiaettantamgramgratiamquammichidnsdominuspraestaredignatusestinterracaptiuitatismee.quiahecestretributionranostra.utpostcorreptionemuelagnotionemdeiexaltaremuretconfiteremurmirabiliaeius.coramomiomninationequesubceloest.Nonenienimaliusestdeus.necunquamfuit.necante.neceritposthuncpraeterdmdeumpatremingenitum.sineprincipio.aquoestomeomneprincipium.Peripsumquippefactasuntomiaomniauisibiliaetinuisibilia.hominemfactum.deuictamorteFreeman: mortisincelisadpatremreceptum.etdeditilliomemomnempotestatemsuperomnenomencelestiumterrestriumetinfernorum;utomnislinguaconfiteaturquiadnsdominusihciesusxpcchristusinglagloria.e.estdeipatris.Quemcredimus.etexpectamusaduentumipsiusmoxfuturumiudicemuiuorumatq;uemortuorum;quireddetunicuiq;uescdmsecundumfactasua;etinfuditinnobishabundespcspiritusscisanctidonum.etpignusimmortalitatis;quifacitcredentesetobedientesutsintfiliideipatris.quemconfitemuretunumdmdeumadoramusintrinitatesacrosanctinominis.Ipseenimdixit.p.perprophetam.Inuocameindietribulationistue.etliberaboteetmagnificabisme.Etiteruminquit.Operaautemdei.reuelareetconfiteriho-norificumest.Tamenetsiinmultisin-pfectusperfectussum;optofratrib;usetcognatismeisscirequalitatemmeam;etutpossintperspicereuotumanimemee.Nonenimignorotestimoniumdnidominimeiquiinpsalmotestatur.Perdesomsomnesqui</text:span><text:span text:style-name="T7">sensumcordismeiincredulitatis;uel</text:span><text:span text:style-name="T7">sensum</text:span> <text:span text:style-name="T7">cordis</text:span> <text:span text:style-name="T7">mei</text:span> <text:span text:style-name="T7">incredulitatis</text:span><text:span text:style-name="T7">;</text:span> <text:span text:style-name="T7">uel</text:span><text:span text:style-name="T7">serorememoraremdelictamea.et</text:span><text:span text:style-name="T7"/><text:span text:style-name="T7">sero</text:span> <text:span text:style-name="T7">rememorarem</text:span> <text:span text:style-name="T7">delicta</text:span> <text:span text:style-name="T7">mea</text:span><text:span text:style-name="T7">.</text:span> <text:span text:style-name="T7">et</text:span><text:span text:style-name="T7">utconuerteremtotocordeaddnmdominum</text:span><text:span text:style-name="T7">ut</text:span> <text:span text:style-name="T7">conuerterem</text:span> <text:span text:style-name="T7">toto</text:span> <text:span text:style-name="T7">corde</text:span> <text:span text:style-name="T7">ad</text:span> <text:span text:style-name="T7"/><text:span text:style-name="T7">dnmdominum</text:span><text:span text:style-name="T7">meum.quirespexithumilitatemmeam</text:span><text:span text:style-name="T7">meum</text:span><text:span text:style-name="T7">.</text:span> <text:span text:style-name="T7">qui</text:span> <text:span text:style-name="T7">respexit</text:span> <text:span text:style-name="T7">humilitatem</text:span> <text:span text:style-name="T7">meam</text:span><text:span text:style-name="T7">etmisertusadolescentieetignorantie</text:span><text:span text:style-name="T7">et</text:span> <text:span text:style-name="T7">misertus</text:span> <text:span text:style-name="T7"/><text:span text:style-name="T7">adolescentie</text:span> <text:span text:style-name="T7">et</text:span> <text:span text:style-name="T7">ignorantie</text:span><text:span text:style-name="T7">mee.etcustodiuitmeantequamsci</text:span><text:span text:style-name="T7">mee</text:span><text:span text:style-name="T7">.</text:span> <text:span text:style-name="T7">et</text:span> <text:span text:style-name="T7">custodiuit</text:span> <text:span text:style-name="T7">me</text:span> <text:span text:style-name="T7">antequam</text:span> <text:span text:style-name="T7"/><text:span text:style-name="T7"/><text:span text:style-name="T7">sci</text:span><text:span text:style-name="T7">remeum.etantequamsaperemuel</text:span><text:span text:style-name="T7">rem</text:span> <text:span text:style-name="T7">eum</text:span><text:span text:style-name="T7">.</text:span> <text:span text:style-name="T7">et</text:span> <text:span text:style-name="T7">antequam</text:span> <text:span text:style-name="T7">saperem</text:span> <text:span text:style-name="T7">uel</text:span><text:span text:style-name="T7">distinguereminterbonumetmalum.</text:span><text:span text:style-name="T7">distinguerem</text:span> <text:span text:style-name="T7">inter</text:span> <text:span text:style-name="T7">bonum</text:span> <text:span text:style-name="T7">et</text:span> <text:span text:style-name="T7">malum</text:span><text:span text:style-name="T7">.</text:span><text:span text:style-name="T7">etmonuitmeetconsolatusestme;</text:span><text:span text:style-name="T7"/><text:span text:style-name="T7">et</text:span> <text:span text:style-name="T7">monuit</text:span> <text:span text:style-name="T7">me</text:span> <text:span text:style-name="T7">et</text:span> <text:span text:style-name="T7">consolatus</text:span> <text:span text:style-name="T7">est</text:span> <text:span text:style-name="T7">me</text:span><text:span text:style-name="T7">;</text:span><text:span text:style-name="T7">utpaterfilium.Undeegoquidem</text:span><text:span text:style-name="T7">ut</text:span> <text:span text:style-name="T7">pater</text:span> <text:span text:style-name="T7">filium</text:span><text:span text:style-name="T7">.</text:span> <text:span text:style-name="T7"/></text:p>
      <text:p>3. <text:span text:style-name="T7"/><text:span text:style-name="T7">Unde</text:span> <text:span text:style-name="T7">ego</text:span> <text:span text:style-name="T7">quidem</text:span><text:span text:style-name="T7">tacerenonpossum.neq;ueexpedittan</text:span><text:span text:style-name="T7">tacere</text:span> <text:span text:style-name="T7">non</text:span> <text:span text:style-name="T7">possum</text:span><text:span text:style-name="T7">.</text:span> <text:span text:style-name="T7">neq;ue</text:span> <text:span text:style-name="T7">expedit</text:span> <text:span text:style-name="T7">tan</text:span><text:span text:style-name="T7">tabeneficiaettantamgramgratiamquam</text:span><text:span text:style-name="T7">ta</text:span> <text:span text:style-name="T7"/><text:span text:style-name="T7">beneficia</text:span> <text:span text:style-name="T7">et</text:span> <text:span text:style-name="T7">tantam</text:span> <text:span text:style-name="T7">gramgratiam</text:span> <text:span text:style-name="T7">quam</text:span><text:span text:style-name="T7">michidnsdominuspraestaredignatusestin</text:span><text:span text:style-name="T7">michi</text:span> <text:span text:style-name="T7">dnsdominus</text:span> <text:span text:style-name="T7">praestare</text:span> <text:span text:style-name="T7">dignatus</text:span> <text:span text:style-name="T7"/><text:span text:style-name="T7">est</text:span> <text:span text:style-name="T7">in</text:span><text:span text:style-name="T7">terracaptiuitatismee.quiahecest</text:span><text:span text:style-name="T7">terra</text:span> <text:span text:style-name="T7">captiuitatis</text:span> <text:span text:style-name="T7">mee</text:span><text:span text:style-name="T7">.</text:span> <text:span text:style-name="T7">quia</text:span> <text:span text:style-name="T7">hec</text:span> <text:span text:style-name="T7">est</text:span><text:span text:style-name="T7">retributionranostra.utpostcorreptionem</text:span><text:span text:style-name="T7">retributio</text:span> <text:span text:style-name="T7">nranostra</text:span><text:span text:style-name="T7">.</text:span> <text:span text:style-name="T7">ut</text:span> <text:span text:style-name="T7">post</text:span> <text:span text:style-name="T7"/><text:span text:style-name="T7">correptionem</text:span><text:span text:style-name="T7">uelagnotionemdeiexaltaremuret</text:span><text:span text:style-name="T7">uel</text:span> <text:span text:style-name="T7">agnotionem</text:span> <text:span text:style-name="T7">dei</text:span> <text:span text:style-name="T7">exaltaremur</text:span> <text:span text:style-name="T7">et</text:span><text:span text:style-name="T7">confiteremurmirabiliaeius.coramomiomni</text:span><text:span text:style-name="T7">confiteremur</text:span> <text:span text:style-name="T7">mirabilia</text:span> <text:span text:style-name="T7">eius</text:span><text:span text:style-name="T7">.</text:span> <text:span text:style-name="T7"/><text:span text:style-name="T7">coram</text:span> <text:span text:style-name="T7">omiomni</text:span><text:span text:style-name="T7">nationequesubceloest.Nonenienim</text:span><text:span text:style-name="T7">natione</text:span> <text:span text:style-name="T7">que</text:span> <text:span text:style-name="T7">sub</text:span> <text:span text:style-name="T7">celo</text:span> <text:span text:style-name="T7">est</text:span><text:span text:style-name="T7">.</text:span> <text:span text:style-name="T7"/></text:p>
      <text:p>4. <text:span text:style-name="T7"/><text:span text:style-name="T7">Non</text:span> <text:span text:style-name="T7">enienim</text:span><text:span text:style-name="T7">aliusestdeus.necunquamfuit.nec</text:span><text:span text:style-name="T7">alius</text:span> <text:span text:style-name="T7">est</text:span> <text:span text:style-name="T7">deus</text:span><text:span text:style-name="T7">.</text:span> <text:span text:style-name="T7">nec</text:span> <text:span text:style-name="T7">unquam</text:span> <text:span text:style-name="T7">fuit</text:span><text:span text:style-name="T7">.</text:span> <text:span text:style-name="T7">nec</text:span><text:span text:style-name="T7">ante.neceritposthuncpraeterdmdeum</text:span><text:span text:style-name="T7">ante</text:span><text:span text:style-name="T7">.</text:span> <text:span text:style-name="T7">nec</text:span> <text:span text:style-name="T7">erit</text:span> <text:span text:style-name="T7"/><text:span text:style-name="T7">post</text:span> <text:span text:style-name="T7">hunc</text:span> <text:span text:style-name="T7">praeter</text:span> <text:span text:style-name="T7">dmdeum</text:span><text:span text:style-name="T7">patremingenitum.sineprincipio.</text:span><text:span text:style-name="T7">patrem</text:span> <text:span text:style-name="T7">ingenitum</text:span><text:span text:style-name="T7">.</text:span> <text:span text:style-name="T7">sine</text:span> <text:span text:style-name="T7">principio</text:span><text:span text:style-name="T7">.</text:span><text:span text:style-name="T7">aquoestomeomneprincipium.Peripsum</text:span><text:span text:style-name="T7">a</text:span> <text:span text:style-name="T7">quo</text:span> <text:span text:style-name="T7">est</text:span> <text:span text:style-name="T7"/><text:span text:style-name="T7">omeomne</text:span> <text:span text:style-name="T7">principium</text:span> <text:span text:style-name="T7">.</text:span> <text:span text:style-name="T7"/><text:span text:style-name="T7"/><text:span text:style-name="T7"/><text:span text:style-name="T7">Per</text:span> <text:span text:style-name="T7">ipsum</text:span><text:span text:style-name="T7">quippefactasuntomiaomniauisibiliaet</text:span><text:span text:style-name="T7">quippe</text:span> <text:span text:style-name="T7">facta</text:span> <text:span text:style-name="T7">sunt</text:span> <text:span text:style-name="T7">omiaomnia</text:span> <text:span text:style-name="T7">uisibilia</text:span> <text:span text:style-name="T7">et</text:span><text:span text:style-name="T7">inuisibilia.hominemfactum.deuic</text:span><text:span text:style-name="T7"/><text:span text:style-name="T7">inuisibilia</text:span><text:span text:style-name="T7">.</text:span> <text:span text:style-name="T7">hominem</text:span> <text:span text:style-name="T7">factum</text:span><text:span text:style-name="T7">.</text:span> <text:span text:style-name="T7">deuic</text:span><text:span text:style-name="T7">tamorteFreeman: mortisincelisadpatremreceptum.</text:span><text:span text:style-name="T7">ta</text:span> <text:span text:style-name="T7">morteFreeman: mortis</text:span> <text:span text:style-name="T7">in</text:span> <text:span text:style-name="T7">celis</text:span> <text:span text:style-name="T7">ad</text:span> <text:span text:style-name="T7">patrem</text:span> <text:span text:style-name="T7"/><text:span text:style-name="T7">receptum</text:span><text:span text:style-name="T7">.</text:span><text:span text:style-name="T7">etdeditilliomemomnempotestatemsuper</text:span><text:span text:style-name="T7">et</text:span> <text:span text:style-name="T7">dedit</text:span> <text:span text:style-name="T7">illi</text:span> <text:span text:style-name="T7">omemomnem</text:span> <text:span text:style-name="T7">potestatem</text:span> <text:span text:style-name="T7">super</text:span><text:span text:style-name="T7">omnenomencelestiumterrestriumet</text:span><text:span text:style-name="T7">omne</text:span> <text:span text:style-name="T7">nomen</text:span> <text:span text:style-name="T7">celestium</text:span> <text:span text:style-name="T7"/><text:span text:style-name="T7">terrestrium</text:span> <text:span text:style-name="T7">et</text:span><text:span text:style-name="T7">infernorum;utomnislinguaconfiteatur</text:span><text:span text:style-name="T7">infernorum</text:span><text:span text:style-name="T7">;</text:span> <text:span text:style-name="T7">ut</text:span> <text:span text:style-name="T7">omnis</text:span> <text:span text:style-name="T7">lingua</text:span> <text:span text:style-name="T7">confiteatur</text:span><text:span text:style-name="T7">quiadnsdominusihciesusxpcchristusinglagloria.e.estdeipatris.</text:span><text:span text:style-name="T7">quia</text:span> <text:span text:style-name="T7"/><text:span text:style-name="T7">dnsdominus</text:span> <text:span text:style-name="T7">ihciesus</text:span> <text:span text:style-name="T7">xpcchristus</text:span> <text:span text:style-name="T7">in</text:span> <text:span text:style-name="T7">glagloria</text:span> <text:span text:style-name="T7">.e.est</text:span> <text:span text:style-name="T7">dei</text:span> <text:span text:style-name="T7">patris</text:span><text:span text:style-name="T7">.</text:span><text:span text:style-name="T7">Quemcredimus.etexpectamusaduentum</text:span><text:span text:style-name="T7">Quem</text:span> <text:span text:style-name="T7">credimus</text:span><text:span text:style-name="T7">.</text:span> <text:span text:style-name="T7">et</text:span> <text:span text:style-name="T7">expectamus</text:span> <text:span text:style-name="T7"/><text:span text:style-name="T7">aduentum</text:span><text:span text:style-name="T7">ipsiusmoxfuturumiudicemuiuorum</text:span><text:span text:style-name="T7">ipsius</text:span> <text:span text:style-name="T7">mox</text:span> <text:span text:style-name="T7">futurum</text:span> <text:span text:style-name="T7">iudicem</text:span> <text:span text:style-name="T7">uiuorum</text:span><text:span text:style-name="T7">atq;uemortuorum;quireddetunicuiq;ue</text:span><text:span text:style-name="T7">atq;ue</text:span> <text:span text:style-name="T7">mortuorum</text:span><text:span text:style-name="T7">;</text:span> <text:span text:style-name="T7"/><text:span text:style-name="T7">qui</text:span> <text:span text:style-name="T7">reddet</text:span> <text:span text:style-name="T7">unicuiq;ue</text:span><text:span text:style-name="T7">scdmsecundumfactasua;etinfuditinnobis</text:span><text:span text:style-name="T7">scdmsecundum</text:span> <text:span text:style-name="T7">facta</text:span> <text:span text:style-name="T7">sua</text:span><text:span text:style-name="T7">;</text:span> <text:span text:style-name="T7">et</text:span> <text:span text:style-name="T7">infudit</text:span> <text:span text:style-name="T7">in</text:span> <text:span text:style-name="T7">nobis</text:span><text:span text:style-name="T7">habundespcspiritusscisanctidonum.etpignus</text:span><text:span text:style-name="T7"/><text:span text:style-name="T7">habunde</text:span> <text:span text:style-name="T7">spcspiritus</text:span> <text:span text:style-name="T7">scisancti</text:span> <text:span text:style-name="T7">donum</text:span><text:span text:style-name="T7">.</text:span> <text:span text:style-name="T7">et</text:span> <text:span text:style-name="T7">pignus</text:span><text:span text:style-name="T7">immortalitatis;quifacitcredentes</text:span><text:span text:style-name="T7">immortalitatis</text:span><text:span text:style-name="T7">;</text:span> <text:span text:style-name="T7">qui</text:span> <text:span text:style-name="T7">facit</text:span> <text:span text:style-name="T7"/><text:span text:style-name="T7">credentes</text:span><text:span text:style-name="T7">etobedientesutsintfiliideipatris.</text:span><text:span text:style-name="T7">et</text:span> <text:span text:style-name="T7">obedientes</text:span> <text:span text:style-name="T7">ut</text:span> <text:span text:style-name="T7">sint</text:span> <text:span text:style-name="T7">filii</text:span> <text:span text:style-name="T7">dei</text:span> <text:span text:style-name="T7">patris</text:span><text:span text:style-name="T7">.</text:span><text:span text:style-name="T7">quemconfitemuretunumdmdeumadoramus</text:span><text:span text:style-name="T7">quem</text:span> <text:span text:style-name="T7"/><text:span text:style-name="T7">confitemur</text:span> <text:span text:style-name="T7">et</text:span> <text:span text:style-name="T7">unum</text:span> <text:span text:style-name="T7">dmdeum</text:span> <text:span text:style-name="T7">adoramus</text:span><text:span text:style-name="T7">intrinitatesacrosanctinominis.</text:span><text:span text:style-name="T7">in</text:span> <text:span text:style-name="T7">trinitate</text:span> <text:span text:style-name="T7">sacrosancti</text:span> <text:span text:style-name="T7">nominis</text:span><text:span text:style-name="T7">.</text:span><text:span text:style-name="T7">Ipseenimdixit.p.perprophetam.Inuocame</text:span><text:span text:style-name="T7"/></text:p>
      <text:p>5. <text:span text:style-name="T7"/><text:span text:style-name="T7">Ipse</text:span> <text:span text:style-name="T7">enim</text:span> <text:span text:style-name="T7">dixit</text:span> <text:span text:style-name="T7">.p.per</text:span> <text:span text:style-name="T7">prophetam</text:span><text:span text:style-name="T7">.</text:span> <text:span text:style-name="T7">Inuoca</text:span> <text:span text:style-name="T7">me</text:span><text:span text:style-name="T7">indietribulationistue.etliberabote</text:span><text:span text:style-name="T7">in</text:span> <text:span text:style-name="T7">die</text:span> <text:span text:style-name="T7">tribulationis</text:span> <text:span text:style-name="T7"/><text:span text:style-name="T7">tue</text:span><text:span text:style-name="T7">.</text:span> <text:span text:style-name="T7">et</text:span> <text:span text:style-name="T7">liberabo</text:span> <text:span text:style-name="T7">te</text:span><text:span text:style-name="T7">etmagnificabisme.Etiteruminquit.</text:span><text:span text:style-name="T7">et</text:span> <text:span text:style-name="T7">magnificabis</text:span> <text:span text:style-name="T7">me</text:span><text:span text:style-name="T7">.</text:span> <text:span text:style-name="T7">Et</text:span> <text:span text:style-name="T7">iterum</text:span> <text:span text:style-name="T7">inquit</text:span><text:span text:style-name="T7">.</text:span><text:span text:style-name="T7">Operaautemdei.reuelareetconfiteriho-</text:span><text:span text:style-name="T7">Opera</text:span> <text:span text:style-name="T7">autem</text:span> <text:span text:style-name="T7"/><text:span text:style-name="T7">dei</text:span><text:span text:style-name="T7">.</text:span> <text:span text:style-name="T7">reuelare</text:span> <text:span text:style-name="T7">et</text:span> <text:span text:style-name="T7">confiteri</text:span> <text:span text:style-name="T7">ho</text:span><text:span text:style-name="T7">-</text:span><text:span text:style-name="T7">norificumest.Tamenetsiinmultisin-</text:span><text:span text:style-name="T7">norificum</text:span> <text:span text:style-name="T7">est</text:span><text:span text:style-name="T7">.</text:span> <text:span text:style-name="T7"/></text:p>
      <text:p>6. <text:span text:style-name="T7"/><text:span text:style-name="T7">Tamen</text:span> <text:span text:style-name="T7">etsi</text:span> <text:span text:style-name="T7">in</text:span> <text:span text:style-name="T7">multis</text:span> <text:span text:style-name="T7">in</text:span><text:span text:style-name="T7">-</text:span><text:span text:style-name="T7">pfectusperfectussum;optofratrib;usetcognatis</text:span><text:span text:style-name="T7">pfectusperfectus</text:span> <text:span text:style-name="T7">sum</text:span><text:span text:style-name="T7">;</text:span> <text:span text:style-name="T7">opto</text:span> <text:span text:style-name="T7">fratrib;us</text:span> <text:span text:style-name="T7">et</text:span> <text:span text:style-name="T7">cognatis</text:span><text:span text:style-name="T7">meisscirequalitatemmeam;etutpos</text:span><text:span text:style-name="T7"/><text:span text:style-name="T7">meis</text:span> <text:span text:style-name="T7">scire</text:span> <text:span text:style-name="T7">qualitatem</text:span> <text:span text:style-name="T7">meam</text:span><text:span text:style-name="T7">;</text:span> <text:span text:style-name="T7">et</text:span> <text:span text:style-name="T7">ut</text:span> <text:span text:style-name="T7">pos</text:span><text:span text:style-name="T7">sintperspicereuotumanimemee.</text:span><text:span text:style-name="T7">sint</text:span> <text:span text:style-name="T7">perspicere</text:span> <text:span text:style-name="T7">uotum</text:span> <text:span text:style-name="T7">anime</text:span> <text:span text:style-name="T7"/><text:span text:style-name="T7">mee</text:span><text:span text:style-name="T7">.</text:span><text:span text:style-name="T7">Nonenimignorotestimoniumdnidominimei</text:span><text:span text:style-name="T7"/></text:p>
      <text:p>7. <text:span text:style-name="T7"/><text:span text:style-name="T7">Non</text:span> <text:span text:style-name="T7">enim</text:span> <text:span text:style-name="T7">ignoro</text:span> <text:span text:style-name="T7">testimonium</text:span> <text:span text:style-name="T7">dnidomini</text:span> <text:span text:style-name="T7">mei</text:span><text:span text:style-name="T7">quiinpsalmotestatur.Perdesomsomnesqui</text:span><text:span text:style-name="T7">qui</text:span> <text:span text:style-name="T7">in</text:span> <text:span text:style-name="T7">psalmo</text:span> <text:span text:style-name="T7">testatur</text:span><text:span text:style-name="T7">.</text:span> <text:span text:style-name="T7"/><text:span text:style-name="T7">Perdes</text:span> <text:span text:style-name="T7">omsomnes</text:span> <text:span text:style-name="T7">qui</text:span><text:span text:style-name="T7">loqunturmendatium.Etiterum.Osquodmentitur.occiditanimam.Etidemdnsdominusineuuangelioinquit.Uerbumotciosumquodloquutifuerinthomines.reddentpproeoratcioneratcionemindieiudicii.Undeegodeberemuehementercumtimoreettremoremetuere.hancsententiamindieillaubinemopoteritsesubtrahereuelabscondere;sedomnesomninoredditurisumusratcionemetiamminimorumpeccatorumnrorumnostrorumMissing in BielerantetribunaldnidomininrinostriFreeman: 'nostri' missingihuiesuxpichristi.Quapropterolimcogitauiscribere.sedusq;uenunchesitaui.Timuienimneincederemlinguamhominum.etquianonlegisicutceteriquioptimesacrislitterisimbutisunt.etstudiumsuumexinfantianunquammutauerunt;sedmagisadperfectumsemperaddide-runt.Namsermoetlinguanranostra.translataestinlinguamalienam;sedfacilepotestprobareexsaliuescripturemee.qualiteregosuminsermonibusinstructusatq;ueeruditus;quiainquitsapiens.pper.linguamdinoscitur.senssusetscientiaetdoctrinaueritatis.Sedprodestexcusatioiuxtaueritatem.praesertimcumpresumptione;utmodoipseappetoinsenectutemea.quodiniuuentutenoncomparaui.Obstite-runtenimpeccatamea;utconfirmaremquodq;ueantenonperlegeram.Sedquismecredit?Etsidixeroquodantepraefatussum.adolescensimmopaenepu-er;inuerbiscapturamdidiciantequamscirem.quidappeterem.uelquiduitaredebueram.Undeergohodieerubescoetuehementerualdepertimescopalamdenudare.imperitiammeam.quiadisertisBieler: disertis;
                                    Freeman: desertis.breuitatesermonisexplicarenequeo.Sicutenimspcspiritusgestitetanimus.etsensusmonstratetaffectus;sedsiitaq;uemichidatumfuissetsicutetceteris;uerumtamennonsilerempropterretributionem.Etsiforteuideturapudaliquantosmeinhocpreponerecummeainscientiaettardiorilingue.sedetiamscriptumestenim.Linguaebalbutientes.uelociterloquidiscentpacem;quantomagisnosappeteredebemus.quisumusinquiteplaepistolaxpichristiusq;ueadultimumterre.Etsinondeserta;sedratumetfortissimumscriptaincordib;usnrisnostris.nonatramento.sedsedspuspiritudeiuiui.Etrusticatioabaltissimocreataest;testeeodemspuspiritudeiuiui.Undeegoprimusrusticus.pfugaperfugaindoctus.scilicetquinescioimposterumpreuidere;sedilludcertissime.quiautiq;uepriusquamhumiliarer.egoeramuelutlapisquiiacetinlutopfundoprofundo.etuenitquipotensest.etinsuamisericordiasustulitme.etquidemscilicetsursumadleuauit.etcollocauitmeinsummopariete.etindefortedebueramexclamare;adretribuendamFreeman: retribuenaumquoq;uealiquiddnodominoprotantisbeneficiiseius.hicetineternum.quemenshumanaextimarenonpotest.Undeautemammiraminiitaq;uemagnietpusilli.quitimetisdmdeumetuosdominiignarirethorici?Auditeergoetscrutamini.quismestultumexcitauitdemedioeorum.quiuidentursapientesesseetlegisperiti.etpotentesinsermoneetinomiomnire;etmequidemdetestabilemhuiusmundipreceterisinspirauitsitalisessem.Dummodoautemutcummetuetreuerentiaetsinequerelafideliterprodessemgenti.adquamcaritasxpichristitranstulit.etdonauitmeinuitameasidignusfuero.Deniq;ueutcumhumilitateetueraciterdeseruiremillisinmensura.Itaq;uefideitrinitatisoportetdistingueresinereprehensionepericuli.notunotumfaceredonumdei.etconsolationemeternamsinetimore;fiducialiterdeinomenubiq;ueexpandere.utetiampostobitummeumexgalliasrelinquerefratrib;usFreeman: fratibusetfiliismeis.quosegoindnodominobaptizauitotmiliahominum.etnoneramdignusneq;uetalis.uthocdnsdominusseruulosuo</text:span><text:span text:style-name="T7">loqunturmendatium.Etiterum.Osquodmentitur.occiditanimam.Etidemdnsdominusineuuangelioinquit.Uerbumotciosumquodloquutifuerinthomines.reddentpproeoratcioneratcionemindieiudicii.Undeegodeberemuehementercumtimoreettremoremetuere.hancsententiamindieillaubinemopoteritsesubtrahereuelabscondere;sedomnesomninoredditurisumusratcionemetiamminimorumpeccatorumnrorumnostrorumMissing in BielerantetribunaldnidomininrinostriFreeman: 'nostri' missingihuiesuxpichristi.Quapropterolimcogitauiscribere.sedusq;uenunchesitaui.Timuienimneincederemlinguamhominum.etquianonlegisicutceteriquioptimesacrislitterisimbutisunt.etstudiumsuumexinfantianunquammutauerunt;sedmagisadperfectumsemperaddide-runt.Namsermoetlinguanranostra.translataestinlinguamalienam;sedfacilepotestprobareexsaliuescripturemee.qualiteregosuminsermonibusinstructusatq;ueeruditus;quiainquitsapiens.pper.linguamdinoscitur.senssusetscientiaetdoctrinaueritatis.Sedprodestexcusatioiuxtaueritatem.praesertimcumpresumptione;utmodoipseappetoinsenectutemea.quodiniuuentutenoncomparaui.Obstite-runtenimpeccatamea;utconfirmaremquodq;ueantenonperlegeram.Sedquismecredit?Etsidixeroquodantepraefatussum.adolescensimmopaenepu-er;inuerbiscapturamdidiciantequamscirem.quidappeterem.uelquiduitaredebueram.Undeergohodieerubescoetuehementerualdepertimescopalamdenudare.imperitiammeam.quiadisertisBieler: disertis;
                                    Freeman: desertis.breuitatesermonisexplicarenequeo.Sicutenimspcspiritusgestitetanimus.etsensusmonstratetaffectus;sedsiitaq;uemichidatumfuissetsicutetceteris;uerumtamennonsilerempropterretributionem.Etsiforteuideturapudaliquantosmeinhocpreponerecummeainscientiaettardiorilingue.sedetiamscriptumestenim.Linguaebalbutientes.uelociterloquidiscentpacem;quantomagisnosappeteredebemus.quisumusinquiteplaepistolaxpichristiusq;ueadultimumterre.Etsinondeserta;sedratumetfortissimumscriptaincordib;usnrisnostris.nonatramento.sedsedspuspiritudeiuiui.Etrusticatioabaltissimocreataest;testeeodemspuspiritudeiuiui.Undeegoprimusrusticus.pfugaperfugaindoctus.scilicetquinescioimposterumpreuidere;sedilludcertissime.quiautiq;uepriusquamhumiliarer.egoeramuelutlapisquiiacetinlutopfundoprofundo.etuenitquipotensest.etinsuamisericordiasustulitme.etquidemscilicetsursumadleuauit.etcollocauitmeinsummopariete.etindefortedebueramexclamare;adretribuendamFreeman: retribuenaumquoq;uealiquiddnodominoprotantisbeneficiiseius.hicetineternum.quemenshumanaextimarenonpotest.Undeautemammiraminiitaq;uemagnietpusilli.quitimetisdmdeumetuosdominiignarirethorici?Auditeergoetscrutamini.quismestultumexcitauitdemedioeorum.quiuidentursapientesesseetlegisperiti.etpotentesinsermoneetinomiomnire;etmequidemdetestabilemhuiusmundipreceterisinspirauitsitalisessem.Dummodoautemutcummetuetreuerentiaetsinequerelafideliterprodessemgenti.adquamcaritasxpichristitranstulit.etdonauitmeinuitameasidignusfuero.Deniq;ueutcumhumilitateetueraciterdeseruiremillisinmensura.Itaq;uefideitrinitatisoportetdistingueresinereprehensionepericuli.notunotumfaceredonumdei.etconsolationemeternamsinetimore;fiducialiterdeinomenubiq;ueexpandere.utetiampostobitummeumexgalliasrelinquerefratrib;usFreeman: fratibusetfiliismeis.quosegoindnodominobaptizauitotmiliahominum.etnoneramdignusneq;uetalis.uthocdnsdominusseruulosuo</text:span><text:span text:style-name="T7">loqunturmendatium.Etiterum.Osquodmentitur.occiditanimam.Etidemdnsdominusineuuangelioinquit.Uerbumotciosumquodloquutifuerinthomines.reddentpproeoratcioneratcionemindieiudicii.Undeegodeberemuehementercumtimoreettremoremetuere.hancsententiamindieillaubinemopoteritsesubtrahereuelabscondere;sedomnesomninoredditurisumusratcionemetiamminimorumpeccatorumnrorumnostrorumMissing in BielerantetribunaldnidomininrinostriFreeman: 'nostri' missingihuiesuxpichristi.Quapropterolimcogitauiscribere.sedusq;uenunchesitaui.Timuienimneincederemlinguamhominum.etquianonlegisicutceteriquioptimesacrislitterisimbutisunt.etstudiumsuumexinfantianunquammutauerunt;sedmagisadperfectumsemperaddide-runt.Namsermoetlinguanranostra.translataestinlinguamalienam;sedfacilepotestprobareexsaliuescripturemee.qualiteregosuminsermonibusinstructusatq;ueeruditus;quiainquitsapiens.pper.linguamdinoscitur.senssusetscientiaetdoctrinaueritatis.Sedprodestexcusatioiuxtaueritatem.praesertimcumpresumptione;utmodoipseappetoinsenectutemea.quodiniuuentutenoncomparaui.Obstite-runtenimpeccatamea;utconfirmaremquodq;ueantenonperlegeram.Sedquismecredit?Etsidixeroquodantepraefatussum.adolescensimmopaenepu-er;inuerbiscapturamdidiciantequamscirem.quidappeterem.uelquiduitaredebueram.Undeergohodieerubescoetuehementerualdepertimescopalamdenudare.imperitiammeam.quiadisertisBieler: disertis;
                                    Freeman: desertis.breuitatesermonisexplicarenequeo.Sicutenimspcspiritusgestitetanimus.etsensusmonstratetaffectus;sedsiitaq;uemichidatumfuissetsicutetceteris;uerumtamennonsilerempropterretributionem.Etsiforteuideturapudaliquantosmeinhocpreponerecummeainscientiaettar</text:span><text:span text:style-name="T7">loqunturmendatium.Etiterum.</text:span><text:span text:style-name="T7">loquntur</text:span> <text:span text:style-name="T7">mendatium</text:span><text:span text:style-name="T7">.</text:span> <text:span text:style-name="T7">Et</text:span> <text:span text:style-name="T7">iterum</text:span><text:span text:style-name="T7">.</text:span><text:span text:style-name="T7">Osquodmentitur.occiditanimam.</text:span><text:span text:style-name="T7">Os</text:span> <text:span text:style-name="T7">quod</text:span> <text:span text:style-name="T7"/><text:span text:style-name="T7">mentitur</text:span><text:span text:style-name="T7">.</text:span> <text:span text:style-name="T7">occidit</text:span> <text:span text:style-name="T7">animam</text:span><text:span text:style-name="T7">.</text:span><text:span text:style-name="T7">Etidemdnsdominusineuuangelioinquit.</text:span><text:span text:style-name="T7">Et</text:span> <text:span text:style-name="T7">idem</text:span> <text:span text:style-name="T7">dnsdominus</text:span> <text:span text:style-name="T7">in</text:span> <text:span text:style-name="T7">euuangelio</text:span> <text:span text:style-name="T7">inquit</text:span><text:span text:style-name="T7">.</text:span><text:span text:style-name="T7">Uerbumotciosumquodloquutifue</text:span><text:span text:style-name="T7"/><text:span text:style-name="T7">Uerbum</text:span> <text:span text:style-name="T7">otciosum</text:span> <text:span text:style-name="T7">quod</text:span> <text:span text:style-name="T7">loquuti</text:span> <text:span text:style-name="T7">fue</text:span><text:span text:style-name="T7">rinthomines.reddentpproeoratcioneratcionem</text:span><text:span text:style-name="T7">rint</text:span> <text:span text:style-name="T7">homines</text:span><text:span text:style-name="T7">.</text:span> <text:span text:style-name="T7">reddent</text:span> <text:span text:style-name="T7">ppro</text:span> <text:span text:style-name="T7">eo</text:span> <text:span text:style-name="T7">ratcioneratcionem</text:span><text:span text:style-name="T7">indieiudicii.Undeegodeberemue</text:span><text:span text:style-name="T7">in</text:span> <text:span text:style-name="T7"/><text:span text:style-name="T7">die</text:span> <text:span text:style-name="T7">iudicii</text:span><text:span text:style-name="T7">.</text:span> <text:span text:style-name="T7"/></text:p>
      <text:p>8. <text:span text:style-name="T7"/><text:span text:style-name="T7">Unde</text:span> <text:span text:style-name="T7">ego</text:span> <text:span text:style-name="T7">deberem</text:span> <text:span text:style-name="T7">ue</text:span><text:span text:style-name="T7">hementercumtimoreettremore</text:span><text:span text:style-name="T7">hementer</text:span> <text:span text:style-name="T7">cum</text:span> <text:span text:style-name="T7">timore</text:span> <text:span text:style-name="T7">et</text:span> <text:span text:style-name="T7">tremore</text:span><text:span text:style-name="T7">metuere.hancsententiamindieilla</text:span><text:span text:style-name="T7"/><text:span text:style-name="T7">metuere</text:span><text:span text:style-name="T7">.</text:span> <text:span text:style-name="T7">hanc</text:span> <text:span text:style-name="T7">sententiam</text:span> <text:span text:style-name="T7">in</text:span> <text:span text:style-name="T7">die</text:span> <text:span text:style-name="T7">illa</text:span><text:span text:style-name="T7">ubinemopoteritsesubtrahereuel</text:span><text:span text:style-name="T7">ubi</text:span> <text:span text:style-name="T7">nemo</text:span> <text:span text:style-name="T7">poterit</text:span> <text:span text:style-name="T7">se</text:span> <text:span text:style-name="T7">subtrahere</text:span> <text:span text:style-name="T7"/><text:span text:style-name="T7">uel</text:span><text:span text:style-name="T7">abscondere;sedomnesomninoreddi</text:span><text:span text:style-name="T7">abscondere</text:span><text:span text:style-name="T7">;</text:span> <text:span text:style-name="T7">sed</text:span> <text:span text:style-name="T7">omnes</text:span> <text:span text:style-name="T7">omnino</text:span> <text:span text:style-name="T7">reddi</text:span><text:span text:style-name="T7">turisumusratcionemetiamminimo</text:span><text:span text:style-name="T7">turi</text:span> <text:span text:style-name="T7">sumus</text:span> <text:span text:style-name="T7">ratcionem</text:span> <text:span text:style-name="T7">etiam</text:span> <text:span text:style-name="T7"/><text:span text:style-name="T7">minimo</text:span><text:span text:style-name="T7">rumpeccatorumnrorumnostrorumMissing in Bielerantetri</text:span><text:span text:style-name="T7">rum</text:span> <text:span text:style-name="T7">peccatorum</text:span> <text:span text:style-name="T7">nrorumnostrorumMissing in Bieler</text:span> <text:span text:style-name="T7">ante</text:span> <text:span text:style-name="T7">tri</text:span><text:span text:style-name="T7">bunaldnidomininrinostriFreeman: 'nostri' missingihuiesuxpichristi.Quapropter</text:span><text:span text:style-name="T7">bunal</text:span> <text:span text:style-name="T7">dnidomini</text:span> <text:span text:style-name="T7">nrinostriFreeman: 'nostri' missing</text:span> <text:span text:style-name="T7">ihuiesu</text:span> <text:span text:style-name="T7">xpichristi</text:span><text:span text:style-name="T7">.</text:span> <text:span text:style-name="T7"/></text:p>
      <text:p>9. <text:span text:style-name="T7"/><text:span text:style-name="T7">Quapropter</text:span><text:span text:style-name="T7">olimcogitauiscribere.sedusq;uenunc</text:span><text:span text:style-name="T7">olim</text:span> <text:span text:style-name="T7">cogitaui</text:span> <text:span text:style-name="T7">scribere</text:span><text:span text:style-name="T7">.</text:span> <text:span text:style-name="T7">sed</text:span> <text:span text:style-name="T7">usq;ue</text:span> <text:span text:style-name="T7">nunc</text:span><text:span text:style-name="T7">hesitaui.Timuienimneincederem</text:span><text:span text:style-name="T7">hesitaui</text:span><text:span text:style-name="T7">.</text:span> <text:span text:style-name="T7"/><text:span text:style-name="T7">Timui</text:span> <text:span text:style-name="T7">enim</text:span> <text:span text:style-name="T7">ne</text:span> <text:span text:style-name="T7">incederem</text:span><text:span text:style-name="T7">linguamhominum.etquianonlegi</text:span><text:span text:style-name="T7">linguam</text:span> <text:span text:style-name="T7">hominum</text:span><text:span text:style-name="T7">.</text:span> <text:span text:style-name="T7">et</text:span> <text:span text:style-name="T7">quia</text:span> <text:span text:style-name="T7">non</text:span> <text:span text:style-name="T7">legi</text:span><text:span text:style-name="T7">sicutceteriquioptimesacrislitte</text:span><text:span text:style-name="T7"/><text:span text:style-name="T7">sicut</text:span> <text:span text:style-name="T7">ceteri</text:span> <text:span text:style-name="T7">qui</text:span> <text:span text:style-name="T7">optime</text:span> <text:span text:style-name="T7">sacris</text:span> <text:span text:style-name="T7">litte</text:span><text:span text:style-name="T7">risimbutisunt.etstudiumsuum</text:span><text:span text:style-name="T7">ris</text:span><text:span text:style-name="T7"/> <text:span text:style-name="T7">imbuti</text:span> <text:span text:style-name="T7">sunt</text:span><text:span text:style-name="T7">.</text:span> <text:span text:style-name="T7">et</text:span> <text:span text:style-name="T7">studium</text:span> <text:span text:style-name="T7">suum</text:span><text:span text:style-name="T7">exinfantianunquammutauerunt;</text:span><text:span text:style-name="T7">ex</text:span> <text:span text:style-name="T7">infantia</text:span> <text:span text:style-name="T7">nunquam</text:span> <text:span text:style-name="T7"/><text:span text:style-name="T7">mutauerunt</text:span><text:span text:style-name="T7">;</text:span><text:span text:style-name="T7">sedmagisadperfectumsemperaddide-</text:span><text:span text:style-name="T7">sed</text:span> <text:span text:style-name="T7">magis</text:span> <text:span text:style-name="T7">ad</text:span> <text:span text:style-name="T7">perfectum</text:span> <text:span text:style-name="T7">semper</text:span> <text:span text:style-name="T7">addide</text:span><text:span text:style-name="T7">-</text:span><text:span text:style-name="T7">runt.Namsermoetlinguanranostra.</text:span><text:span text:style-name="T7">runt</text:span><text:span text:style-name="T7">.</text:span> <text:span text:style-name="T7">Nam</text:span> <text:span text:style-name="T7">sermo</text:span> <text:span text:style-name="T7"/><text:span text:style-name="T7">et</text:span> <text:span text:style-name="T7">lingua</text:span> <text:span text:style-name="T7">nranostra</text:span><text:span text:style-name="T7">.</text:span><text:span text:style-name="T7">translataestinlinguamalienam;sed</text:span><text:span text:style-name="T7">translata</text:span> <text:span text:style-name="T7">est</text:span> <text:span text:style-name="T7">in</text:span> <text:span text:style-name="T7">linguam</text:span> <text:span text:style-name="T7">alienam</text:span><text:span text:style-name="T7">;</text:span> <text:span text:style-name="T7">sed</text:span><text:span text:style-name="T7">facilepotestprobareexsaliuescripture</text:span><text:span text:style-name="T7">facile</text:span> <text:span text:style-name="T7">potest</text:span> <text:span text:style-name="T7"/><text:span text:style-name="T7">probare</text:span> <text:span text:style-name="T7">ex</text:span> <text:span text:style-name="T7">saliue</text:span> <text:span text:style-name="T7">scripture</text:span><text:span text:style-name="T7">mee.qualiteregosuminsermonibus</text:span><text:span text:style-name="T7">mee</text:span><text:span text:style-name="T7">.</text:span> <text:span text:style-name="T7">qualiter</text:span> <text:span text:style-name="T7">ego</text:span> <text:span text:style-name="T7">sum</text:span> <text:span text:style-name="T7">in</text:span> <text:span text:style-name="T7">sermonibus</text:span><text:span text:style-name="T7">instructusatq;ueeruditus;quiainquit</text:span><text:span text:style-name="T7"/><text:span text:style-name="T7">instructus</text:span> <text:span text:style-name="T7">atq;ue</text:span> <text:span text:style-name="T7">eruditus</text:span><text:span text:style-name="T7">;</text:span> <text:span text:style-name="T7">quia</text:span> <text:span text:style-name="T7">inquit</text:span><text:span text:style-name="T7">sapiens.pper.linguamdinoscitur.senssus</text:span><text:span text:style-name="T7">sapiens</text:span><text:span text:style-name="T7">.</text:span> <text:span text:style-name="T7">pper</text:span><text:span text:style-name="T7">.</text:span> <text:span text:style-name="T7">linguam</text:span> <text:span text:style-name="T7"/><text:span text:style-name="T7">dinoscitur</text:span><text:span text:style-name="T7">.</text:span> <text:span text:style-name="T7">senssus</text:span><text:span text:style-name="T7">etscientiaetdoctrinaueritatis.Sed</text:span><text:span text:style-name="T7">et</text:span> <text:span text:style-name="T7">scientia</text:span> <text:span text:style-name="T7">et</text:span> <text:span text:style-name="T7">doctrina</text:span> <text:span text:style-name="T7">ueritatis</text:span><text:span text:style-name="T7">.</text:span> <text:span text:style-name="T7"/></text:p>
      <text:p>10. <text:span text:style-name="T7"/><text:span text:style-name="T7">Sed</text:span><text:span text:style-name="T7">prodestexcusatioiuxtaueritatem.</text:span><text:span text:style-name="T7">prodest</text:span> <text:span text:style-name="T7">excusatio</text:span> <text:span text:style-name="T7">iuxta</text:span> <text:span text:style-name="T7">ueritatem</text:span><text:span text:style-name="T7">.</text:span><text:span text:style-name="T7">praesertimcumpresumptione;utmo</text:span><text:span text:style-name="T7">praesertim</text:span> <text:span text:style-name="T7">cum</text:span> <text:span text:style-name="T7"/><text:span text:style-name="T7">presumptione</text:span><text:span text:style-name="T7">;</text:span> <text:span text:style-name="T7">ut</text:span> <text:span text:style-name="T7">mo</text:span><text:span text:style-name="T7">doipseappetoinsenectutemea.quod</text:span><text:span text:style-name="T7">do</text:span> <text:span text:style-name="T7">ipse</text:span> <text:span text:style-name="T7">appeto</text:span> <text:span text:style-name="T7">in</text:span> <text:span text:style-name="T7">senectute</text:span> <text:span text:style-name="T7">mea</text:span><text:span text:style-name="T7">.</text:span> <text:span text:style-name="T7">quod</text:span><text:span text:style-name="T7">iniuuentutenoncomparaui.Obstite-</text:span><text:span text:style-name="T7"/><text:span text:style-name="T7">in</text:span> <text:span text:style-name="T7">iuuentute</text:span> <text:span text:style-name="T7">non</text:span> <text:span text:style-name="T7">comparaui</text:span><text:span text:style-name="T7">.</text:span> <text:span text:style-name="T7">Obstite</text:span><text:span text:style-name="T7">-</text:span><text:span text:style-name="T7">runtenimpeccatamea;utconfirmarem</text:span><text:span text:style-name="T7">runt</text:span> <text:span text:style-name="T7">enim</text:span> <text:span text:style-name="T7">peccata</text:span> <text:span text:style-name="T7">mea</text:span><text:span text:style-name="T7">;</text:span> <text:span text:style-name="T7">ut</text:span> <text:span text:style-name="T7"/><text:span text:style-name="T7">confirmarem</text:span><text:span text:style-name="T7">quodq;ueantenonperlegeram.Sedquis</text:span><text:span text:style-name="T7">quodq;ue</text:span> <text:span text:style-name="T7">ante</text:span> <text:span text:style-name="T7">non</text:span> <text:span text:style-name="T7">perlegeram</text:span><text:span text:style-name="T7">.</text:span> <text:span text:style-name="T7">Sed</text:span> <text:span text:style-name="T7">quis</text:span><text:span text:style-name="T7">mecredit?Etsidixeroquodante</text:span><text:span text:style-name="T7">me</text:span> <text:span text:style-name="T7">credit</text:span><text:span text:style-name="T7">?</text:span> <text:span text:style-name="T7">Etsi</text:span> <text:span text:style-name="T7"/><text:span text:style-name="T7">dixero</text:span> <text:span text:style-name="T7">quod</text:span> <text:span text:style-name="T7">ante</text:span><text:span text:style-name="T7">praefatussum.adolescensimmopaenepu-</text:span><text:span text:style-name="T7">praefatus</text:span> <text:span text:style-name="T7">sum</text:span><text:span text:style-name="T7">.</text:span> <text:span text:style-name="T7"/><text:span text:style-name="T7"/><text:span text:style-name="T7">adolescens</text:span> <text:span text:style-name="T7">immo</text:span> <text:span text:style-name="T7">paene</text:span> <text:span text:style-name="T7">pu</text:span><text:span text:style-name="T7">-</text:span><text:span text:style-name="T7">er;inuerbiscapturamdidiciantequam</text:span><text:span text:style-name="T7">er</text:span><text:span text:style-name="T7">;</text:span> <text:span text:style-name="T7">inuerbis</text:span> <text:span text:style-name="T7">capturam</text:span> <text:span text:style-name="T7">didici</text:span> <text:span text:style-name="T7">antequam</text:span><text:span text:style-name="T7">scirem.quidappeterem.uelquiduita</text:span><text:span text:style-name="T7"/><text:span text:style-name="T7">scirem</text:span><text:span text:style-name="T7">.</text:span> <text:span text:style-name="T7">quid</text:span> <text:span text:style-name="T7">appeterem</text:span><text:span text:style-name="T7">.</text:span> <text:span text:style-name="T7">uel</text:span> <text:span text:style-name="T7">quid</text:span> <text:span text:style-name="T7">uita</text:span><text:span text:style-name="T7">redebueram.Undeergohodieerubes</text:span><text:span text:style-name="T7">re</text:span> <text:span text:style-name="T7">debueram</text:span><text:span text:style-name="T7">.</text:span> <text:span text:style-name="T7"/><text:span text:style-name="T7">Unde</text:span> <text:span text:style-name="T7">ergo</text:span> <text:span text:style-name="T7">hodie</text:span> <text:span text:style-name="T7">erubes</text:span><text:span text:style-name="T7">coetuehementerualdepertimesco</text:span><text:span text:style-name="T7">co</text:span> <text:span text:style-name="T7">et</text:span> <text:span text:style-name="T7">uehementer</text:span> <text:span text:style-name="T7">ualde</text:span> <text:span text:style-name="T7">pertimesco</text:span><text:span text:style-name="T7">palamdenudare.imperitiammeam.quia</text:span><text:span text:style-name="T7">palam</text:span> <text:span text:style-name="T7">denudare</text:span><text:span text:style-name="T7">.</text:span> <text:span text:style-name="T7"/><text:span text:style-name="T7">imperitiam</text:span> <text:span text:style-name="T7">meam</text:span><text:span text:style-name="T7">.</text:span> <text:span text:style-name="T7">quia</text:span><text:span text:style-name="T7">disertisBieler: disertis;
                                    Freeman: desertis.breuitatesermonisexplicare</text:span><text:span text:style-name="T7">disertisBieler: disertis;
                                    Freeman: desertis</text:span><text:span text:style-name="T7">.</text:span> <text:span text:style-name="T7">breuitate</text:span> <text:span text:style-name="T7">sermonis</text:span> <text:span text:style-name="T7">explicare</text:span><text:span text:style-name="T7">nequeo.Sicutenimspcspiritusgestitetani</text:span><text:span text:style-name="T7">nequeo</text:span><text:span text:style-name="T7">.</text:span> <text:span text:style-name="T7"/><text:span text:style-name="T7">Sicut</text:span> <text:span text:style-name="T7">enim</text:span> <text:span text:style-name="T7">spcspiritus</text:span> <text:span text:style-name="T7">gestit</text:span> <text:span text:style-name="T7">et</text:span> <text:span text:style-name="T7">ani</text:span><text:span text:style-name="T7">mus.etsensusmonstratetaffectus;</text:span><text:span text:style-name="T7">mus</text:span><text:span text:style-name="T7">.</text:span> <text:span text:style-name="T7">et</text:span> <text:span text:style-name="T7">sensus</text:span> <text:span text:style-name="T7">monstrat</text:span> <text:span text:style-name="T7">et</text:span> <text:span text:style-name="T7">affectus</text:span><text:span text:style-name="T7">;</text:span><text:span text:style-name="T7">sedsiitaq;uemichidatumfuissetsicut</text:span><text:span text:style-name="T7"/></text:p>
      <text:p>11. <text:span text:style-name="T7"/><text:span text:style-name="T7">sed</text:span> <text:span text:style-name="T7">si</text:span> <text:span text:style-name="T7">itaq;ue</text:span> <text:span text:style-name="T7">michi</text:span> <text:span text:style-name="T7">datum</text:span> <text:span text:style-name="T7">fuisset</text:span> <text:span text:style-name="T7">sicut</text:span><text:span text:style-name="T7">etceteris;uerumtamennonsilerem</text:span><text:span text:style-name="T7">et</text:span> <text:span text:style-name="T7">ceteris</text:span><text:span text:style-name="T7">;</text:span> <text:span text:style-name="T7">uerumtamen</text:span> <text:span text:style-name="T7"/><text:span text:style-name="T7">non</text:span> <text:span text:style-name="T7">silerem</text:span><text:span text:style-name="T7">propterretributionem.Etsiforte</text:span><text:span text:style-name="T7">propter</text:span> <text:span text:style-name="T7">retributionem</text:span><text:span text:style-name="T7">.</text:span> <text:span text:style-name="T7">Et</text:span> <text:span text:style-name="T7">si</text:span> <text:span text:style-name="T7">forte</text:span><text:span text:style-name="T7">uideturapudaliquantosmeinhoc</text:span><text:span text:style-name="T7">uidetur</text:span> <text:span text:style-name="T7">apud</text:span> <text:span text:style-name="T7"/><text:span text:style-name="T7">aliquantos</text:span> <text:span text:style-name="T7">me</text:span> <text:span text:style-name="T7">in</text:span> <text:span text:style-name="T7">hoc</text:span><text:span text:style-name="T7">preponerecummeainscientiaettar</text:span><text:span text:style-name="T7">preponere</text:span> <text:span text:style-name="T7">cum</text:span> <text:span text:style-name="T7">mea</text:span> <text:span text:style-name="T7">inscientia</text:span> <text:span text:style-name="T7">et</text:span> <text:span text:style-name="T7">tar</text:span><text:span text:style-name="T7">diorilingue.sedetiamscriptumestenim.Linguaebalbutientes.uelociterloquidiscentpacem;quantomagisnosappeteredebemus.quisumusinquiteplaepistolaxpichristiusq;ueadultimumterre.Etsinondeserta;sedratumetfortissimumscriptaincordib;usnrisnostris.nonatramento.sedsedspuspiritudeiuiui.Etrusticatioabaltissimocreataest;testeeodemspuspiritudeiuiui.Undeegoprimusrusticus.pfugaperfugaindoctus.scilicetquinescioimposterumpreuidere;sedilludcertissime.quiautiq;uepriusquamhumiliarer.egoeramuelutlapisquiiacetinlutopfundoprofundo.etuenitquipotensest.etinsuamisericordiasustulitme.etquidemscilicetsursumadleuauit.etcollocauitmeinsummopariete.etindefortedebueramexclamare;adretribuendamFreeman: retribuenaumquoq;uealiquiddnodominoprotantisbeneficiiseius.hicetineternum.quemenshumanaextimarenonpotest.Undeautemammiraminiitaq;uemagnietpusilli.quitimetisdmdeumetuosdominiignarirethorici?Auditeergoetscrutamini.quismestultumexcitauitdemedioeorum.quiuidentursapientesesseetlegisperiti.etpotentesinsermoneetinomiomnire;etmequidemdetestabilemhuiusmundipreceterisinspirauitsitalisessem.Dummodoautemutcummetuetreuerentiaetsinequerelafideliterprodessemgenti.adquamcaritasxpichristitranstulit.etdonauitmeinuitameasidignusfuero.Deniq;ueutcumhumilitateetueraciterdeseruiremillisinmensura.Itaq;uefideitrinitatisoportetdistingueresinereprehensionepericuli.notunotumfaceredonumdei.etconsolationemeternamsinetimore;fiducialiterdeinomenubiq;ueexpandere.utetiampostobitummeumexgalliasrelinquerefratrib;usFreeman: fratibusetfiliismeis.quosegoindnodominobaptizauitotmiliahominum.etnoneramdignusneq;uetalis.uthocdnsdominusseruulosuo</text:span><text:span text:style-name="T7">diorilingue.sedetiamscriptumest</text:span><text:span text:style-name="T7">diori</text:span> <text:span text:style-name="T7">lingue</text:span><text:span text:style-name="T7">.</text:span> <text:span text:style-name="T7"/><text:span text:style-name="T7">sed</text:span> <text:span text:style-name="T7">etiam</text:span> <text:span text:style-name="T7">scriptum</text:span> <text:span text:style-name="T7">est</text:span><text:span text:style-name="T7">enim.Linguaebalbutientes.uelo</text:span><text:span text:style-name="T7">enim</text:span><text:span text:style-name="T7">.</text:span> <text:span text:style-name="T7">Linguae</text:span> <text:span text:style-name="T7">balbutientes</text:span><text:span text:style-name="T7">.</text:span> <text:span text:style-name="T7">uelo</text:span><text:span text:style-name="T7">citerloquidiscentpacem;quanto</text:span><text:span text:style-name="T7">citer</text:span> <text:span text:style-name="T7">loqui</text:span> <text:span text:style-name="T7">discent</text:span> <text:span text:style-name="T7">pacem</text:span><text:span text:style-name="T7">;</text:span> <text:span text:style-name="T7"/><text:span text:style-name="T7">quanto</text:span><text:span text:style-name="T7">magisnosappeteredebemus.quisu</text:span><text:span text:style-name="T7">magis</text:span> <text:span text:style-name="T7">nos</text:span> <text:span text:style-name="T7">appetere</text:span> <text:span text:style-name="T7">debemus</text:span><text:span text:style-name="T7">.</text:span> <text:span text:style-name="T7">qui</text:span> <text:span text:style-name="T7">su</text:span><text:span text:style-name="T7">musinquiteplaepistolaxpichristiusq;ueadultimum</text:span><text:span text:style-name="T7">mus</text:span> <text:span text:style-name="T7">inquit</text:span> <text:span text:style-name="T7">eplaepistola</text:span> <text:span text:style-name="T7"/><text:span text:style-name="T7">xpichristi</text:span> <text:span text:style-name="T7">usq;ue</text:span> <text:span text:style-name="T7">ad</text:span> <text:span text:style-name="T7">ultimum</text:span><text:span text:style-name="T7">terre.Etsinondeserta;sedratum</text:span><text:span text:style-name="T7">terre</text:span><text:span text:style-name="T7">.</text:span> <text:span text:style-name="T7">Et</text:span> <text:span text:style-name="T7">si</text:span> <text:span text:style-name="T7">non</text:span> <text:span text:style-name="T7">deserta</text:span><text:span text:style-name="T7">;</text:span> <text:span text:style-name="T7">sed</text:span> <text:span text:style-name="T7"/><text:span text:style-name="T7">ratum</text:span><text:span text:style-name="T7">etfortissimumscriptaincordib;usnrisnostris.</text:span><text:span text:style-name="T7">et</text:span> <text:span text:style-name="T7">fortissimum</text:span> <text:span text:style-name="T7">scripta</text:span> <text:span text:style-name="T7">in</text:span> <text:span text:style-name="T7">cordib;us</text:span> <text:span text:style-name="T7">nrisnostris</text:span><text:span text:style-name="T7">.</text:span><text:span text:style-name="T7">nonatramento.sedsedspuspiritudeiuiui.</text:span><text:span text:style-name="T7">non</text:span> <text:span text:style-name="T7">atramento</text:span><text:span text:style-name="T7">.</text:span> <text:span text:style-name="T7">sed</text:span> <text:span text:style-name="T7">sed</text:span> <text:span text:style-name="T7"/><text:span text:style-name="T7">spuspiritu</text:span> <text:span text:style-name="T7">dei</text:span> <text:span text:style-name="T7">uiui</text:span><text:span text:style-name="T7">.</text:span><text:span text:style-name="T7">Etrusticatioabaltissimocreataest;</text:span><text:span text:style-name="T7">Et</text:span> <text:span text:style-name="T7">rusticatio</text:span> <text:span text:style-name="T7"/><text:span text:style-name="T7">ab</text:span> <text:span text:style-name="T7">altissimo</text:span> <text:span text:style-name="T7">creata</text:span> <text:span text:style-name="T7">est</text:span><text:span text:style-name="T7">;</text:span><text:span text:style-name="T7">testeeodemspuspiritudeiuiui.Undeego</text:span><text:span text:style-name="T7">teste</text:span> <text:span text:style-name="T7">eodem</text:span> <text:span text:style-name="T7">spuspiritu</text:span> <text:span text:style-name="T7">dei</text:span> <text:span text:style-name="T7">uiui</text:span><text:span text:style-name="T7">.</text:span> <text:span text:style-name="T7"/></text:p>
      <text:p>12. <text:span text:style-name="T7"/><text:span text:style-name="T7">Unde</text:span> <text:span text:style-name="T7">ego</text:span><text:span text:style-name="T7">primusrusticus.pfugaperfugaindoctus.</text:span><text:span text:style-name="T7">primus</text:span> <text:span text:style-name="T7">rusticus</text:span><text:span text:style-name="T7">.</text:span> <text:span text:style-name="T7">pfugaperfuga</text:span> <text:span text:style-name="T7">indoctus</text:span><text:span text:style-name="T7">.</text:span><text:span text:style-name="T7">scilicetquinescioimposterumpreui</text:span><text:span text:style-name="T7">scilicet</text:span> <text:span text:style-name="T7">qui</text:span> <text:span text:style-name="T7"/><text:span text:style-name="T7">nescio</text:span> <text:span text:style-name="T7">imposterum</text:span> <text:span text:style-name="T7">preui</text:span><text:span text:style-name="T7">dere;sedilludcertissime.quiautiq;ue</text:span><text:span text:style-name="T7">dere</text:span><text:span text:style-name="T7">;</text:span> <text:span text:style-name="T7">sed</text:span> <text:span text:style-name="T7">illud</text:span> <text:span text:style-name="T7">certissime</text:span><text:span text:style-name="T7">.</text:span> <text:span text:style-name="T7">quia</text:span> <text:span text:style-name="T7">utiq;ue</text:span><text:span text:style-name="T7">priusquamhumiliarer.egoeram</text:span><text:span text:style-name="T7"/><text:span text:style-name="T7">priusquam</text:span> <text:span text:style-name="T7">humiliarer</text:span><text:span text:style-name="T7">.</text:span> <text:span text:style-name="T7">ego</text:span> <text:span text:style-name="T7">eram</text:span><text:span text:style-name="T7">uelutlapisquiiacetinlutopfundoprofundo.</text:span><text:span text:style-name="T7">uelut</text:span> <text:span text:style-name="T7">lapis</text:span> <text:span text:style-name="T7">qui</text:span> <text:span text:style-name="T7">iacet</text:span> <text:span text:style-name="T7">in</text:span> <text:span text:style-name="T7">luto</text:span> <text:span text:style-name="T7">pfundoprofundo</text:span><text:span text:style-name="T7">.</text:span><text:span text:style-name="T7">etuenitquipotensest.etinsuami</text:span><text:span text:style-name="T7"/><text:span text:style-name="T7">et</text:span> <text:span text:style-name="T7">uenit</text:span> <text:span text:style-name="T7">qui</text:span> <text:span text:style-name="T7">potens</text:span> <text:span text:style-name="T7">est</text:span><text:span text:style-name="T7">.</text:span> <text:span text:style-name="T7">et</text:span> <text:span text:style-name="T7">in</text:span> <text:span text:style-name="T7">sua</text:span> <text:span text:style-name="T7">mi</text:span><text:span text:style-name="T7">sericordiasustulitme.etquidemscili</text:span><text:span text:style-name="T7">sericordia</text:span> <text:span text:style-name="T7">sustulit</text:span> <text:span text:style-name="T7">me</text:span><text:span text:style-name="T7">.</text:span> <text:span text:style-name="T7">et</text:span> <text:span text:style-name="T7">quidem</text:span> <text:span text:style-name="T7"/><text:span text:style-name="T7">scili</text:span><text:span text:style-name="T7">cetsursumadleuauit.etcollocauit</text:span><text:span text:style-name="T7">cet</text:span> <text:span text:style-name="T7">sursum</text:span> <text:span text:style-name="T7">adleuauit</text:span><text:span text:style-name="T7">.</text:span> <text:span text:style-name="T7">et</text:span> <text:span text:style-name="T7">collocauit</text:span><text:span text:style-name="T7">meinsummopariete.etindeforte</text:span><text:span text:style-name="T7">me</text:span> <text:span text:style-name="T7">in</text:span> <text:span text:style-name="T7">summo</text:span> <text:span text:style-name="T7">pariete</text:span><text:span text:style-name="T7">.</text:span> <text:span text:style-name="T7"/><text:span text:style-name="T7">et</text:span> <text:span text:style-name="T7">inde</text:span> <text:span text:style-name="T7">forte</text:span><text:span text:style-name="T7">debueramexclamare;adretribuen</text:span><text:span text:style-name="T7">debueram</text:span> <text:span text:style-name="T7">exclamare</text:span><text:span text:style-name="T7">;</text:span> <text:span text:style-name="T7">ad</text:span> <text:span text:style-name="T7">retribuen</text:span><text:span text:style-name="T7">damFreeman: retribuenaumquoq;uealiquiddnodominoprotantis</text:span><text:span text:style-name="T7">damFreeman: retribuenaum</text:span> <text:span text:style-name="T7">quoq;ue</text:span> <text:span text:style-name="T7"/><text:span text:style-name="T7">aliquid</text:span> <text:span text:style-name="T7">dnodomino</text:span> <text:span text:style-name="T7">pro</text:span> <text:span text:style-name="T7">tantis</text:span><text:span text:style-name="T7">beneficiiseius.hicetineternum.</text:span><text:span text:style-name="T7">beneficiis</text:span> <text:span text:style-name="T7">eius</text:span><text:span text:style-name="T7">.</text:span> <text:span text:style-name="T7">hic</text:span> <text:span text:style-name="T7">et</text:span> <text:span text:style-name="T7">in</text:span> <text:span text:style-name="T7">eternum</text:span><text:span text:style-name="T7">.</text:span><text:span text:style-name="T7">quemenshumanaextimarenonpotest.</text:span><text:span text:style-name="T7">que</text:span> <text:span text:style-name="T7"/><text:span text:style-name="T7">mens</text:span> <text:span text:style-name="T7">humana</text:span> <text:span text:style-name="T7">extimare</text:span> <text:span text:style-name="T7">non</text:span> <text:span text:style-name="T7">potest</text:span><text:span text:style-name="T7">.</text:span><text:span text:style-name="T7">Undeautemammiraminiitaq;uemagni</text:span><text:span text:style-name="T7"/></text:p>
      <text:p>13. <text:span text:style-name="T7"/><text:span text:style-name="T7">Unde</text:span> <text:span text:style-name="T7">autem</text:span> <text:span text:style-name="T7">ammiramini</text:span> <text:span text:style-name="T7">itaq;ue</text:span> <text:span text:style-name="T7">magni</text:span><text:span text:style-name="T7">etpusilli.quitimetisdmdeumetuosdomini</text:span><text:span text:style-name="T7">et</text:span> <text:span text:style-name="T7">pusilli</text:span><text:span text:style-name="T7">.</text:span> <text:span text:style-name="T7">qui</text:span> <text:span text:style-name="T7">timetis</text:span> <text:span text:style-name="T7">dmdeum</text:span> <text:span text:style-name="T7"/><text:span text:style-name="T7">et</text:span> <text:span text:style-name="T7">uos</text:span> <text:span text:style-name="T7">domini</text:span><text:span text:style-name="T7">ignarirethorici?Auditeergoet</text:span><text:span text:style-name="T7">ignari</text:span> <text:span text:style-name="T7">rethorici</text:span><text:span text:style-name="T7">?</text:span> <text:span text:style-name="T7">Audite</text:span> <text:span text:style-name="T7">ergo</text:span> <text:span text:style-name="T7">et</text:span><text:span text:style-name="T7">scrutamini.quismestultumexcitauit</text:span><text:span text:style-name="T7">scrutamini</text:span><text:span text:style-name="T7">.</text:span> <text:span text:style-name="T7">quis</text:span> <text:span text:style-name="T7">me</text:span> <text:span text:style-name="T7">stultum</text:span> <text:span text:style-name="T7"/><text:span text:style-name="T7">excitauit</text:span><text:span text:style-name="T7">demedioeorum.quiuidentursapientes</text:span><text:span text:style-name="T7">de</text:span> <text:span text:style-name="T7">medio</text:span> <text:span text:style-name="T7">eorum</text:span><text:span text:style-name="T7">.</text:span> <text:span text:style-name="T7">qui</text:span> <text:span text:style-name="T7">uidentur</text:span> <text:span text:style-name="T7">sapientes</text:span><text:span text:style-name="T7">esseetlegisperiti.etpotentesinsermo</text:span><text:span text:style-name="T7">esse</text:span> <text:span text:style-name="T7">et</text:span> <text:span text:style-name="T7">legis</text:span> <text:span text:style-name="T7">periti</text:span><text:span text:style-name="T7">.</text:span> <text:span text:style-name="T7"/><text:span text:style-name="T7">et</text:span> <text:span text:style-name="T7">potentes</text:span> <text:span text:style-name="T7">in</text:span> <text:span text:style-name="T7">sermo</text:span><text:span text:style-name="T7">neetinomiomnire;etmequidemdetesta</text:span><text:span text:style-name="T7">ne</text:span> <text:span text:style-name="T7">et</text:span> <text:span text:style-name="T7">in</text:span> <text:span text:style-name="T7">omiomni</text:span> <text:span text:style-name="T7">re</text:span><text:span text:style-name="T7">;</text:span> <text:span text:style-name="T7">et</text:span> <text:span text:style-name="T7">me</text:span> <text:span text:style-name="T7">quidem</text:span> <text:span text:style-name="T7">detesta</text:span><text:span text:style-name="T7">bilemhuiusmundipreceterisinspira</text:span><text:span text:style-name="T7">bilem</text:span> <text:span text:style-name="T7"/><text:span text:style-name="T7"/><text:span text:style-name="T7">huius</text:span> <text:span text:style-name="T7">mundi</text:span> <text:span text:style-name="T7">pre</text:span><text:span text:style-name="T7">ceteris</text:span> <text:span text:style-name="T7">inspira</text:span><text:span text:style-name="T7">uitsitalisessem.Dummodoautem</text:span><text:span text:style-name="T7">uit</text:span> <text:span text:style-name="T7">si</text:span> <text:span text:style-name="T7">talis</text:span> <text:span text:style-name="T7">essem</text:span><text:span text:style-name="T7">.</text:span> <text:span text:style-name="T7">Dummodo</text:span> <text:span text:style-name="T7">autem</text:span><text:span text:style-name="T7">utcummetuetreuerentiaetsine</text:span><text:span text:style-name="T7"/><text:span text:style-name="T7">ut</text:span> <text:span text:style-name="T7">cum</text:span> <text:span text:style-name="T7">metu</text:span> <text:span text:style-name="T7">et</text:span> <text:span text:style-name="T7">reuerentia</text:span> <text:span text:style-name="T7">et</text:span> <text:span text:style-name="T7">sine</text:span><text:span text:style-name="T7">querelafideliterprodessemgenti.ad</text:span><text:span text:style-name="T7">querela</text:span> <text:span text:style-name="T7">fideliter</text:span> <text:span text:style-name="T7">prodessem</text:span> <text:span text:style-name="T7">genti</text:span><text:span text:style-name="T7">.</text:span> <text:span text:style-name="T7">ad</text:span><text:span text:style-name="T7">quamcaritasxpichristitranstulit.etdona</text:span><text:span text:style-name="T7"/><text:span text:style-name="T7">quam</text:span> <text:span text:style-name="T7">caritas</text:span> <text:span text:style-name="T7">xpichristi</text:span> <text:span text:style-name="T7">transtulit</text:span><text:span text:style-name="T7">.</text:span> <text:span text:style-name="T7">et</text:span> <text:span text:style-name="T7">dona</text:span><text:span text:style-name="T7">uitmeinuitameasidignusfuero.</text:span><text:span text:style-name="T7">uit</text:span> <text:span text:style-name="T7">me</text:span> <text:span text:style-name="T7">in</text:span> <text:span text:style-name="T7">uita</text:span> <text:span text:style-name="T7">mea</text:span> <text:span text:style-name="T7">si</text:span> <text:span text:style-name="T7">dignus</text:span> <text:span text:style-name="T7"/><text:span text:style-name="T7">fuero</text:span><text:span text:style-name="T7">.</text:span><text:span text:style-name="T7">Deniq;ueutcumhumilitateetueraciter</text:span><text:span text:style-name="T7">Deniq;ue</text:span> <text:span text:style-name="T7">ut</text:span> <text:span text:style-name="T7">cum</text:span> <text:span text:style-name="T7">humilitate</text:span> <text:span text:style-name="T7">et</text:span> <text:span text:style-name="T7">ueraciter</text:span><text:span text:style-name="T7">deseruiremillisinmensura.Itaq;ue</text:span><text:span text:style-name="T7">deseruirem</text:span> <text:span text:style-name="T7">illis</text:span> <text:span text:style-name="T7"/></text:p>
      <text:p>14. <text:span text:style-name="T7"/><text:span text:style-name="T7">in</text:span> <text:span text:style-name="T7">mensura</text:span><text:span text:style-name="T7">.</text:span> <text:span text:style-name="T7">Itaq;ue</text:span><text:span text:style-name="T7">fideitrinitatisoportetdistinguere</text:span><text:span text:style-name="T7">fidei</text:span> <text:span text:style-name="T7">trinitatis</text:span> <text:span text:style-name="T7">oportet</text:span> <text:span text:style-name="T7">distinguere</text:span><text:span text:style-name="T7">sinereprehensionepericuli.notunotum</text:span><text:span text:style-name="T7">sine</text:span> <text:span text:style-name="T7"/><text:span text:style-name="T7">reprehensione</text:span> <text:span text:style-name="T7">periculi</text:span><text:span text:style-name="T7">.</text:span> <text:span text:style-name="T7">notunotum</text:span><text:span text:style-name="T7">faceredonumdei.etconsolationem</text:span><text:span text:style-name="T7">facere</text:span> <text:span text:style-name="T7">donum</text:span> <text:span text:style-name="T7">dei</text:span><text:span text:style-name="T7">.</text:span> <text:span text:style-name="T7">et</text:span> <text:span text:style-name="T7">consolationem</text:span><text:span text:style-name="T7">eternamsinetimore;fiducialiter</text:span><text:span text:style-name="T7">eternam</text:span> <text:span text:style-name="T7"/><text:span text:style-name="T7">sine</text:span> <text:span text:style-name="T7">timore</text:span><text:span text:style-name="T7">;</text:span> <text:span text:style-name="T7">fiducialiter</text:span><text:span text:style-name="T7">deinomenubiq;ueexpandere.ut</text:span><text:span text:style-name="T7">dei</text:span> <text:span text:style-name="T7">nomen</text:span> <text:span text:style-name="T7">ubiq;ue</text:span> <text:span text:style-name="T7">expandere</text:span><text:span text:style-name="T7">.</text:span> <text:span text:style-name="T7">ut</text:span><text:span text:style-name="T7">etiampostobitummeumexgallias</text:span><text:span text:style-name="T7">etiam</text:span> <text:span text:style-name="T7">post</text:span> <text:span text:style-name="T7"/><text:span text:style-name="T7">obitum</text:span> <text:span text:style-name="T7">meum</text:span> <text:span text:style-name="T7">ex</text:span> <text:span text:style-name="T7">gallias</text:span><text:span text:style-name="T7">relinquerefratrib;usFreeman: fratibusetfiliismeis.</text:span><text:span text:style-name="T7">relinquere</text:span> <text:span text:style-name="T7">fratrib;usFreeman: fratibus</text:span> <text:span text:style-name="T7">et</text:span> <text:span text:style-name="T7">filiis</text:span> <text:span text:style-name="T7">meis</text:span><text:span text:style-name="T7">.</text:span><text:span text:style-name="T7">quosegoindnodominobaptizauitotmi</text:span><text:span text:style-name="T7">quos</text:span> <text:span text:style-name="T7">ego</text:span> <text:span text:style-name="T7">in</text:span> <text:span text:style-name="T7"/><text:span text:style-name="T7">dnodomino</text:span> <text:span text:style-name="T7">baptizaui</text:span> <text:span text:style-name="T7">tot</text:span> <text:span text:style-name="T7">mi</text:span><text:span text:style-name="T7">liahominum.etnoneramdignus</text:span><text:span text:style-name="T7">lia</text:span> <text:span text:style-name="T7">hominum</text:span><text:span text:style-name="T7">.</text:span> <text:span text:style-name="T7"/></text:p>
      <text:p>15. <text:span text:style-name="T7"/><text:span text:style-name="T7">et</text:span> <text:span text:style-name="T7">non</text:span> <text:span text:style-name="T7">eram</text:span> <text:span text:style-name="T7">dignus</text:span><text:span text:style-name="T7">neq;uetalis.uthocdnsdominusseruulosuo</text:span><text:span text:style-name="T7">neq;ue</text:span> <text:span text:style-name="T7">talis</text:span><text:span text:style-name="T7">.</text:span> <text:span text:style-name="T7">ut</text:span> <text:span text:style-name="T7">hoc</text:span> <text:span text:style-name="T7">dnsdominus</text:span> <text:span text:style-name="T7">seruulo</text:span> <text:span text:style-name="T7">suo</text:span><text:span text:style-name="T7">concederetposterumpnasettantemolis.postcaptiuitatem.postannosmultosingentemillamtantamgramgratiammichidonaret.quodaliquandoegoiniuuentutemeanonquiadesperauineq;uecogitaui;sedpostquamhyberionedeueneram.cotidieigiturpecorapascebam.etfrequensindieorabam.magisq;ueacmagisaccedebattimordeiettimorillius.etfidesaugebatur.etspcspiritusagebatur;utindieunausq;ueadcentumoratciones.etinnoctepropesimiliter;etetiaminsiluisetinmontemanebam;etantelucemexcitabaradoratcionem.perniuem.pergelu.perpluuiam.etnichilmalineq;ueullapigrictiaeratinmesicutmodouideo;quiatuncinmespcspiritusferuebat.etibiscilicetquadamnocteinsomnoaudiuiuocemdicentemmichi.Beneieiunas.citoiturusadpatriamtuametterram.Etpostpaululumtempus.responsumaudiuidicentemmichi.Eccenauistuaparataest.Eteratppeprope;sedfortehabebatducentamiliapassus.etibinunquamfueram.necibinotumquenquamhabebamdehominib;usEtdeindepostmodumconuersussuminfugam.etinter-misihominemcumquofueramannissex.etinuirtutedeiueniadbonumquiuiammeamdirigebat.etnichilmetuebamdonecpueniperueniadnauemillam.Etmoxcumpueniperueniadeam.profectaestdelocosuo.etlocutussumuthaberemindenauigarecumillis.Gubernatoriautemdisplicuit;etacritercumindignationerespo-ndit.Nequaquamtunobiscumappetasire.Etcumhaecau-dissemFreeman: audiissem.separauimeabillis;etutueniremadtuguriolumubihospitabam;etinitinerecepiorare.Etantequamoractionemconsummarem;audiuiunumexillisfortiterexclamarepostme.Uenicito;quiauocanttehominesisti.Etstatimadillosreuersussum;etceperuntmichidicere.UeniquiaexfiderecepimusFreeman:
                                    recipimuste;etfacnobiscumamicitiamquomodouolueris.Etinilladiereppulisugiremammaseorumpropterdei.seduerumtamensperauiabillisutmichidicerent.ueniinfidexpichristi;quiagenteserantethocobtinuicumillis.etptinusprotinusnauigauimus.Etposttriduumterramcepimus;etuigintietseptemdiespperdesertumiterfecimus.Cibusautemetpotusdefecitnobis.etfamesinualuitsuppernos.Etaliadiecepitgubernatormichidicere.Quidestxpianechristiane?Tudicisdeustuusmagnusetomnipotensest.quareergononpotesppronobisorare?Orappronobis.quiafamepericlitamur.DifficileestenimutaliquemhominemunquamBieler: umquam, Freeman:
                                    umquamuideamus.EgoueroeuidenterFreeman: enim
                                euidenterdixiillis.Conuertiminiextotocordeaddnmdominumdmdeummeumquianichilestimpossibile.illi;uthodiemittatuobiscibuminuiamuramuestramusq;uedumsactiemini;quiaubiq;uehabundatilli.Adiuuanteergodeoitafactumest.Eccegrexporcoruminuiaueniebat.anteoculosnrosnostros.etmultosexillisinterfecerunt.Etibinoctesduasmanseruntbenerefecti.etcaneseorumreuelatiFreeman: reueletisuntquiamultiexillisdefecerunt;etsecusuiamsemiuiuiderelictisunt.Etposthocsummasgrasgratiasegeruntdeo;etegohonorificatusBieler:
                                    honorificatusum; one s is missingsumsuboculiseorum.Exillaautemdie;cibumhabundanterhabuerunt.Sedetiammelsiluestreinuenerunt.etmichipartemobtulerunt.Etunusexillisdixit.Hocimmolatumest;deograsgratias.exindenichilgustaui.EademueronocteeramdormiensFreeman: dorimens;etfortitertemptauitmesathanas.quodmemoreroquamdiufueroinhoccorpore.etceciditsupermeuelutsaxaingentia.</text:span><text:span text:style-name="T7">concederetposterumpnasettantemolis.postcaptiuitatem.postannosmultosingentemillamtantamgramgratiammichidonaret.quodaliquandoegoiniuuentutemeanonquiadesperauineq;uecogitaui;sedpostquamhyberionedeueneram.cotidieigiturpecorapascebam.etfrequensindieorabam.magisq;ueacmagisaccedebattimordeiettimorillius.etfidesaugebatur.etspcspiritusagebatur;utindieunausq;ueadcentumoratciones.etinnoctepropesimiliter;etetiaminsiluisetinmontemanebam;etantelucemexcitabaradoratcionem.perniuem.pergelu.perpluuiam.etnichilmalineq;ueullapigrictiaeratinmesicutmodouideo;quiatuncinmespcspiritusferuebat.etibiscilicetquadamnocteinsomnoaudiuiuocemdicentemmichi.Beneieiunas.citoiturusadpatriamtuametterram.Etpostpaululumtempus.responsumaudiuidicentemmichi.Eccenauistuaparataest.Eteratppeprope;sedfortehabebatducentamiliapassus.etibinunquamfueram.necibinotumquenquamhabebamdehominib;usEtdeindepostmodumconuersussuminfugam.etinter-misihominemcumquofueramannissex.etinuirtutedeiueniadbonumquiuiammeamdirigebat.etnichilmetuebamdonecpueniperueniadnauemillam.Etmoxcumpueniperueniadeam.profectaestdelocosuo.etlocutussumuthaberemindenauigarecumillis.Gubernatoriautemdisplicuit;etacritercumindignationerespo-ndit.Nequaquamtunobiscumappetasire.Etcumhaecau-dissemFreeman: audiissem.separauimeabillis;etutueniremadtuguriolumubihospitabam;etinitinerecepiorare.Etantequamoractionemconsummarem;audiuiunumexillisfortiterexclamarepostme.Uenicito;quiauocanttehominesisti.Etstatimadillosreuersussum;etceperuntmichidicere.UeniquiaexfiderecepimusFreeman:
                                    recipimuste;etfacnobiscumamicitiamquomodouolueris.Etinilladiereppulisugiremammaseorumpropterdei.seduerumtamensperauiabillisutmichidicerent.ueniinfidexpichristi;quiagenteserantethocobtinuicumillis.etptinusprotinusnauigauimus.Etposttriduumterramcepimus;etuigintietseptemdiespperdesertumiterfecimus.Cibusautemetpotusdefecitnobis.etfamesinualuitsuppernos.Etaliadiecepitgubernatormichidicere.Quidestxpianechristiane?Tudicisdeustuusmagnusetomnipotensest.quareergononpotesppronobisorare?Orappronobis.quiafamepericlitamur.DifficileestenimutaliquemhominemunquamBieler: umquam, Freeman:
                                    umquamuideamus.EgoueroeuidenterFreeman: enim
                                euidenterdixiillis.Conuertiminiextotocordeaddnmdominumdmdeummeumquianichilestimpossibile.illi;uthodiemittatuobiscibuminuiamuramuestramusq;uedumsactiemini;quiaubiq;uehabundatilli.Adiuuanteergodeoitafactumest.Eccegrexporcoruminuiaueniebat.anteoculosnrosnostros.etmultosexillisinterfecerunt.Etibinoctesduasmanseruntbenerefecti.etcaneseorumreuelatiFreeman: reueletisuntquiamultiexillisdefecerunt;etsecusuiamsemiuiuiderelictisunt.Etposthocsummasgrasgratiasegeruntdeo;etegohonorificatusBieler:
                                    honorificatusum; one s is missingsumsuboculiseorum.Exillaautemdie;cibumhabundanterhabuerunt.Sedetiammelsiluestreinuenerunt.etmichipartemobtulerunt.Etunusexillisdixit.Hocimmolatumest;deograsgratias.exindenichilgustaui.EademueronocteeramdormiensFreeman: dorimens;etfortitertemptauitmesathanas.quodmemoreroquamdiufueroinhoccorpore.etceciditsupermeuelutsaxaingentia.</text:span><text:span text:style-name="T7">concederetposterumpnasettantemolis.postcaptiuitatem.postannosmultosingentemillamtantamgramgratiammichidonaret.quodaliquandoegoiniuuentutemeanonquiadesperauineq;uecogitaui;sedpostquamhyberionedeueneram.cotidieigiturpecorapascebam.etfrequensindieorabam.magisq;ueacmagisaccedebattimordeiettimorillius.etfidesaugebatur.etspcspiritusagebatur;utindieunausq;ueadcentumoratciones.etinnoctepropesimiliter;etetiaminsiluisetinmontemanebam;etantelucemexcitabaradoratcionem.perniuem.pergelu.perpluuiam.etnichilmalineq;ueullapigrictiaeratinmesicutmodouideo;quiatuncinmespcspiritusferuebat.etibiscilicetquadamnocteinsomnoaudiuiuocemdicentemmichi.Beneieiunas.citoiturusadpatriamtuametterram.Etpostpaululumtempus.responsumaudiuidicentemmichi.Eccenauistuaparataest.Eteratppeprope;sedfortehabebatducentamiliapassus.etibinunquamfueram.necibinotumquenquamhabebamdehominib;usEtdeindepostmodumconuersussuminfugam.etinter-misihominemcumquofueramannissex.etinuirtutedeiueniadbonumquiuiammeamdirigebat.etnichilmetuebamdonecpueniperueniadnauemillam.Etmoxcumpueniperueniadeam.profectaestdelocosuo.etlocutussumuthaberemindenauigarecumillis.Gubernatoriautemdisplicuit;etacritercumindignationerespo-ndit.Nequaquamtunobiscumappetasire.Etcumhaecau-dissemFreeman: audiissem.separauimeabillis;etutueniremadtuguriolumubihospitabam;etinitinerecepiorare.Etantequamoractionemconsummarem;audiuiunumexillisfortiterexclamarepostme.Ueni</text:span><text:span text:style-name="T7">concederetposterumpnasettante</text:span><text:span text:style-name="T7"/><text:span text:style-name="T7">concederet</text:span> <text:span text:style-name="T7">post</text:span> <text:span text:style-name="T7">erumpnas</text:span> <text:span text:style-name="T7">et</text:span> <text:span text:style-name="T7">tante</text:span><text:span text:style-name="T7">molis.postcaptiuitatem.postannos</text:span><text:span text:style-name="T7">molis</text:span><text:span text:style-name="T7">.</text:span> <text:span text:style-name="T7">post</text:span> <text:span text:style-name="T7">captiuitatem</text:span><text:span text:style-name="T7">.</text:span> <text:span text:style-name="T7">post</text:span> <text:span text:style-name="T7"/><text:span text:style-name="T7">annos</text:span><text:span text:style-name="T7">multosingentemillamtantam</text:span><text:span text:style-name="T7">multos</text:span> <text:span text:style-name="T7">in</text:span> <text:span text:style-name="T7">gentem</text:span> <text:span text:style-name="T7">illam</text:span> <text:span text:style-name="T7">tantam</text:span><text:span text:style-name="T7">gramgratiammichidonaret.quodaliquan</text:span><text:span text:style-name="T7">gramgratiam</text:span> <text:span text:style-name="T7">michi</text:span> <text:span text:style-name="T7">donaret</text:span><text:span text:style-name="T7">.</text:span> <text:span text:style-name="T7">quod</text:span> <text:span text:style-name="T7"/><text:span text:style-name="T7">aliquan</text:span><text:span text:style-name="T7">doegoiniuuentutemeanonquia</text:span><text:span text:style-name="T7">do</text:span> <text:span text:style-name="T7">ego</text:span> <text:span text:style-name="T7">in</text:span> <text:span text:style-name="T7">iuuentute</text:span> <text:span text:style-name="T7">mea</text:span> <text:span text:style-name="T7">non</text:span> <text:span text:style-name="T7">quia</text:span><text:span text:style-name="T7">desperauineq;uecogitaui;sedpostquam</text:span><text:span text:style-name="T7">desperaui</text:span> <text:span text:style-name="T7">neq;ue</text:span> <text:span text:style-name="T7">cogitaui</text:span><text:span text:style-name="T7">;</text:span> <text:span text:style-name="T7"/></text:p>
      <text:p>16. <text:span text:style-name="T7"/><text:span text:style-name="T7">sed</text:span> <text:span text:style-name="T7">postquam</text:span><text:span text:style-name="T7">hyberionedeueneram.cotidieigitur</text:span><text:span text:style-name="T7">hyberione</text:span> <text:span text:style-name="T7">deueneram</text:span><text:span text:style-name="T7">.</text:span> <text:span text:style-name="T7">cotidie</text:span> <text:span text:style-name="T7">igitur</text:span><text:span text:style-name="T7">pecorapascebam.etfrequensindie</text:span><text:span text:style-name="T7">pecora</text:span> <text:span text:style-name="T7"/><text:span text:style-name="T7">pascebam</text:span><text:span text:style-name="T7">.</text:span> <text:span text:style-name="T7">et</text:span> <text:span text:style-name="T7">frequens</text:span> <text:span text:style-name="T7">in</text:span> <text:span text:style-name="T7">die</text:span><text:span text:style-name="T7">orabam.magisq;ueacmagisaccedebat</text:span><text:span text:style-name="T7">orabam</text:span><text:span text:style-name="T7">.</text:span> <text:span text:style-name="T7">magisq;ue</text:span> <text:span text:style-name="T7">ac</text:span> <text:span text:style-name="T7">magis</text:span> <text:span text:style-name="T7">accedebat</text:span><text:span text:style-name="T7">timordeiettimorillius.etfidesau</text:span><text:span text:style-name="T7"/><text:span text:style-name="T7">timor</text:span> <text:span text:style-name="T7">dei</text:span> <text:span text:style-name="T7">et</text:span> <text:span text:style-name="T7">timor</text:span> <text:span text:style-name="T7">illius</text:span><text:span text:style-name="T7">.</text:span> <text:span text:style-name="T7">et</text:span> <text:span text:style-name="T7">fides</text:span> <text:span text:style-name="T7">au</text:span><text:span text:style-name="T7">gebatur.etspcspiritusagebatur;utindieuna</text:span><text:span text:style-name="T7">gebatur</text:span><text:span text:style-name="T7">.</text:span> <text:span text:style-name="T7">et</text:span> <text:span text:style-name="T7">spcspiritus</text:span> <text:span text:style-name="T7">agebatur</text:span><text:span text:style-name="T7">;</text:span> <text:span text:style-name="T7"/><text:span text:style-name="T7">ut</text:span> <text:span text:style-name="T7">in</text:span> <text:span text:style-name="T7">die</text:span> <text:span text:style-name="T7">una</text:span><text:span text:style-name="T7">usq;ueadcentumoratciones.etinnoc</text:span><text:span text:style-name="T7">usq;ue</text:span> <text:span text:style-name="T7">ad</text:span> <text:span text:style-name="T7">centum</text:span> <text:span text:style-name="T7">oratciones</text:span><text:span text:style-name="T7">.</text:span> <text:span text:style-name="T7">et</text:span> <text:span text:style-name="T7">in</text:span> <text:span text:style-name="T7">noc</text:span><text:span text:style-name="T7">tepropesimiliter;etetiaminsiluis</text:span><text:span text:style-name="T7">te</text:span> <text:span text:style-name="T7">prope</text:span> <text:span text:style-name="T7">similiter</text:span><text:span text:style-name="T7">;</text:span> <text:span text:style-name="T7"/><text:span text:style-name="T7">et</text:span> <text:span text:style-name="T7">etiam</text:span> <text:span text:style-name="T7">in</text:span> <text:span text:style-name="T7">siluis</text:span><text:span text:style-name="T7">etinmontemanebam;etantelucem</text:span><text:span text:style-name="T7">et</text:span> <text:span text:style-name="T7">in</text:span> <text:span text:style-name="T7">monte</text:span> <text:span text:style-name="T7">manebam</text:span><text:span text:style-name="T7">;</text:span> <text:span text:style-name="T7">et</text:span> <text:span text:style-name="T7">ante</text:span> <text:span text:style-name="T7">lucem</text:span><text:span text:style-name="T7">excitabaradoratcionem.perniuem.</text:span><text:span text:style-name="T7">excitabar</text:span> <text:span text:style-name="T7">ad</text:span> <text:span text:style-name="T7"/><text:span text:style-name="T7">oratcionem</text:span><text:span text:style-name="T7">.</text:span> <text:span text:style-name="T7">per</text:span> <text:span text:style-name="T7">niuem</text:span><text:span text:style-name="T7">.</text:span><text:span text:style-name="T7">pergelu.perpluuiam.etnichilmali</text:span><text:span text:style-name="T7">per</text:span> <text:span text:style-name="T7">gelu</text:span><text:span text:style-name="T7">.</text:span> <text:span text:style-name="T7">per</text:span> <text:span text:style-name="T7">pluuiam</text:span><text:span text:style-name="T7">.</text:span> <text:span text:style-name="T7">et</text:span> <text:span text:style-name="T7">nichil</text:span> <text:span text:style-name="T7">mali</text:span><text:span text:style-name="T7">neq;ueullapigrictiaeratinmesicut</text:span><text:span text:style-name="T7"/><text:span text:style-name="T7">neq;ue</text:span> <text:span text:style-name="T7">ulla</text:span> <text:span text:style-name="T7">pigrictia</text:span> <text:span text:style-name="T7">erat</text:span> <text:span text:style-name="T7">in</text:span> <text:span text:style-name="T7">me</text:span> <text:span text:style-name="T7">sicut</text:span><text:span text:style-name="T7">modouideo;quiatuncinmespcspiritus</text:span><text:span text:style-name="T7">modo</text:span> <text:span text:style-name="T7">uideo</text:span><text:span text:style-name="T7">;</text:span> <text:span text:style-name="T7">quia</text:span> <text:span text:style-name="T7">tunc</text:span> <text:span text:style-name="T7">in</text:span> <text:span text:style-name="T7">me</text:span> <text:span text:style-name="T7">spcspiritus</text:span><text:span text:style-name="T7">feruebat.etibiscilicetquadam</text:span><text:span text:style-name="T7"/><text:span text:style-name="T7">feruebat</text:span><text:span text:style-name="T7">.</text:span> <text:span text:style-name="T7"/></text:p>
      <text:p>17. <text:span text:style-name="T7"/><text:span text:style-name="T7">et</text:span> <text:span text:style-name="T7">ibi</text:span> <text:span text:style-name="T7">scilicet</text:span> <text:span text:style-name="T7">quadam</text:span><text:span text:style-name="T7">nocteinsomnoaudiuiuocemdicen</text:span><text:span text:style-name="T7">nocte</text:span> <text:span text:style-name="T7">in</text:span> <text:span text:style-name="T7">somno</text:span> <text:span text:style-name="T7">audiui</text:span> <text:span text:style-name="T7">uocem</text:span> <text:span text:style-name="T7"/><text:span text:style-name="T7">dicen</text:span><text:span text:style-name="T7">temmichi.Beneieiunas.citoitu</text:span><text:span text:style-name="T7">tem</text:span> <text:span text:style-name="T7">michi</text:span><text:span text:style-name="T7">.</text:span> <text:span text:style-name="T7">Bene</text:span> <text:span text:style-name="T7">ieiunas</text:span><text:span text:style-name="T7">.</text:span> <text:span text:style-name="T7">cito</text:span> <text:span text:style-name="T7">itu</text:span><text:span text:style-name="T7">rusadpatriamtuametterram.</text:span><text:span text:style-name="T7">rus</text:span> <text:span text:style-name="T7">ad</text:span> <text:span text:style-name="T7">patriam</text:span> <text:span text:style-name="T7">tuam</text:span> <text:span text:style-name="T7"/><text:span text:style-name="T7">et</text:span> <text:span text:style-name="T7">terram</text:span><text:span text:style-name="T7">.</text:span><text:span text:style-name="T7">Etpostpaululumtempus.responsum</text:span><text:span text:style-name="T7">Et</text:span> <text:span text:style-name="T7">post</text:span> <text:span text:style-name="T7">paululum</text:span> <text:span text:style-name="T7">tempus</text:span><text:span text:style-name="T7">.</text:span> <text:span text:style-name="T7">responsum</text:span><text:span text:style-name="T7">audiuidicentemmichi.Eccena</text:span><text:span text:style-name="T7">audiui</text:span> <text:span text:style-name="T7">dicentem</text:span> <text:span text:style-name="T7">michi</text:span><text:span text:style-name="T7">.</text:span> <text:span text:style-name="T7"/><text:span text:style-name="T7">Ecce</text:span> <text:span text:style-name="T7">na</text:span><text:span text:style-name="T7">uistuaparataest.Eteratppeprope;</text:span><text:span text:style-name="T7">uis</text:span> <text:span text:style-name="T7">tua</text:span> <text:span text:style-name="T7">parata</text:span> <text:span text:style-name="T7">est</text:span><text:span text:style-name="T7">.</text:span> <text:span text:style-name="T7">Et</text:span> <text:span text:style-name="T7">erat</text:span> <text:span text:style-name="T7">ppeprope</text:span><text:span text:style-name="T7">;</text:span><text:span text:style-name="T7">sedfortehabebatducentamilia</text:span><text:span text:style-name="T7">sed</text:span> <text:span text:style-name="T7">forte</text:span> <text:span text:style-name="T7">habebat</text:span> <text:span text:style-name="T7"/><text:span text:style-name="T7">ducenta</text:span> <text:span text:style-name="T7">milia</text:span><text:span text:style-name="T7">passus.etibinunquamfueram.nec</text:span><text:span text:style-name="T7">passus</text:span><text:span text:style-name="T7">.</text:span> <text:span text:style-name="T7">et</text:span> <text:span text:style-name="T7">ibi</text:span> <text:span text:style-name="T7">nunquam</text:span> <text:span text:style-name="T7">fueram</text:span><text:span text:style-name="T7">.</text:span> <text:span text:style-name="T7">nec</text:span><text:span text:style-name="T7">ibinotumquenquamhabebamde</text:span><text:span text:style-name="T7">ibi</text:span> <text:span text:style-name="T7">notum</text:span> <text:span text:style-name="T7"/><text:span text:style-name="T7">quenquam</text:span> <text:span text:style-name="T7">habebam</text:span> <text:span text:style-name="T7">de</text:span><text:span text:style-name="T7">hominib;usEtdeindepostmodum</text:span><text:span text:style-name="T7">hominib;us</text:span> <text:span text:style-name="T7">Et</text:span> <text:span text:style-name="T7">deinde</text:span> <text:span text:style-name="T7">postmodum</text:span><text:span text:style-name="T7">conuersussuminfugam.etinter-</text:span><text:span text:style-name="T7">conuersus</text:span> <text:span text:style-name="T7">sum</text:span> <text:span text:style-name="T7"/><text:span text:style-name="T7"/><text:span text:style-name="T7">in</text:span> <text:span text:style-name="T7">fugam</text:span><text:span text:style-name="T7">.</text:span> <text:span text:style-name="T7">et</text:span> <text:span text:style-name="T7">inter</text:span><text:span text:style-name="T7">-</text:span><text:span text:style-name="T7">misihominemcumquofueram</text:span><text:span text:style-name="T7">misi</text:span> <text:span text:style-name="T7">hominem</text:span> <text:span text:style-name="T7">cum</text:span> <text:span text:style-name="T7">quo</text:span> <text:span text:style-name="T7">fueram</text:span><text:span text:style-name="T7">annissex.etinuirtutedeiueni</text:span><text:span text:style-name="T7">annis</text:span> <text:span text:style-name="T7">sex</text:span><text:span text:style-name="T7">.</text:span> <text:span text:style-name="T7">et</text:span> <text:span text:style-name="T7"/><text:span text:style-name="T7">in</text:span> <text:span text:style-name="T7">uirtute</text:span> <text:span text:style-name="T7">dei</text:span> <text:span text:style-name="T7">ueni</text:span><text:span text:style-name="T7">adbonumquiuiammeamdirige</text:span><text:span text:style-name="T7">ad</text:span> <text:span text:style-name="T7">bonum</text:span> <text:span text:style-name="T7">qui</text:span> <text:span text:style-name="T7">uiam</text:span> <text:span text:style-name="T7">meam</text:span> <text:span text:style-name="T7">dirige</text:span><text:span text:style-name="T7">bat.etnichilmetuebamdonec</text:span><text:span text:style-name="T7">bat</text:span><text:span text:style-name="T7">.</text:span> <text:span text:style-name="T7">et</text:span> <text:span text:style-name="T7">nichil</text:span> <text:span text:style-name="T7"/><text:span text:style-name="T7">metuebam</text:span> <text:span text:style-name="T7">donec</text:span><text:span text:style-name="T7">pueniperueniadnauemillam.Etmox</text:span><text:span text:style-name="T7">pueniperueni</text:span> <text:span text:style-name="T7">ad</text:span> <text:span text:style-name="T7">nauem</text:span> <text:span text:style-name="T7">illam</text:span><text:span text:style-name="T7">.</text:span> <text:span text:style-name="T7"/></text:p>
      <text:p>18. <text:span text:style-name="T7"/><text:span text:style-name="T7">Et</text:span> <text:span text:style-name="T7">mox</text:span><text:span text:style-name="T7">cumpueniperueniadeam.profectaest</text:span><text:span text:style-name="T7">cum</text:span> <text:span text:style-name="T7">pueniperueni</text:span> <text:span text:style-name="T7">ad</text:span> <text:span text:style-name="T7">eam</text:span><text:span text:style-name="T7">.</text:span> <text:span text:style-name="T7">profecta</text:span> <text:span text:style-name="T7">est</text:span><text:span text:style-name="T7">delocosuo.etlocutussumut</text:span><text:span text:style-name="T7">de</text:span> <text:span text:style-name="T7">loco</text:span> <text:span text:style-name="T7">suo</text:span><text:span text:style-name="T7">.</text:span> <text:span text:style-name="T7">et</text:span> <text:span text:style-name="T7"/><text:span text:style-name="T7">locutus</text:span> <text:span text:style-name="T7">sum</text:span> <text:span text:style-name="T7">ut</text:span><text:span text:style-name="T7">haberemindenauigarecumillis.</text:span><text:span text:style-name="T7">haberem</text:span> <text:span text:style-name="T7">inde</text:span> <text:span text:style-name="T7">nauigare</text:span> <text:span text:style-name="T7">cum</text:span> <text:span text:style-name="T7">illis</text:span><text:span text:style-name="T7">.</text:span><text:span text:style-name="T7">Gubernatoriautemdisplicuit;et</text:span><text:span text:style-name="T7">Gubernatori</text:span> <text:span text:style-name="T7"/><text:span text:style-name="T7">autem</text:span> <text:span text:style-name="T7">displicuit</text:span><text:span text:style-name="T7">;</text:span> <text:span text:style-name="T7">et</text:span><text:span text:style-name="T7">acritercumindignationerespo-</text:span><text:span text:style-name="T7">acriter</text:span> <text:span text:style-name="T7">cum</text:span> <text:span text:style-name="T7">indignatione</text:span> <text:span text:style-name="T7">respo</text:span><text:span text:style-name="T7">-</text:span><text:span text:style-name="T7">ndit.Nequaquamtunobiscum</text:span><text:span text:style-name="T7">ndit</text:span><text:span text:style-name="T7">.</text:span> <text:span text:style-name="T7">Nequaquam</text:span> <text:span text:style-name="T7">tu</text:span> <text:span text:style-name="T7"/><text:span text:style-name="T7">nobiscum</text:span><text:span text:style-name="T7">appetasire.Etcumhaecau-</text:span><text:span text:style-name="T7">appetas</text:span> <text:span text:style-name="T7">ire</text:span><text:span text:style-name="T7">.</text:span> <text:span text:style-name="T7"/><text:span text:style-name="T7">Et</text:span> <text:span text:style-name="T7">cum</text:span> <text:span text:style-name="T7">haec</text:span> <text:span text:style-name="T7">au</text:span><text:span text:style-name="T7">-</text:span><text:span text:style-name="T7">dissemFreeman: audiissem.separauimeabillis;etut</text:span><text:span text:style-name="T7">dissemFreeman: audiissem</text:span><text:span text:style-name="T7">.</text:span> <text:span text:style-name="T7">separaui</text:span> <text:span text:style-name="T7">me</text:span> <text:span text:style-name="T7">ab</text:span> <text:span text:style-name="T7">illis</text:span><text:span text:style-name="T7">;</text:span> <text:span text:style-name="T7">et</text:span> <text:span text:style-name="T7">ut</text:span><text:span text:style-name="T7">ueniremadtuguriolumubihos</text:span><text:span text:style-name="T7">uenirem</text:span> <text:span text:style-name="T7">ad</text:span> <text:span text:style-name="T7"/><text:span text:style-name="T7">tuguriolum</text:span> <text:span text:style-name="T7">ubi</text:span> <text:span text:style-name="T7">hos</text:span><text:span text:style-name="T7">pitabam;etinitinerecepiorare.</text:span><text:span text:style-name="T7">pitabam</text:span><text:span text:style-name="T7">;</text:span> <text:span text:style-name="T7">et</text:span> <text:span text:style-name="T7">in</text:span> <text:span text:style-name="T7">itinere</text:span> <text:span text:style-name="T7">cepi</text:span> <text:span text:style-name="T7">orare</text:span><text:span text:style-name="T7">.</text:span><text:span text:style-name="T7">Etantequamoractionemconsum</text:span><text:span text:style-name="T7">Et</text:span> <text:span text:style-name="T7">antequam</text:span> <text:span text:style-name="T7"/><text:span text:style-name="T7">oractionem</text:span> <text:span text:style-name="T7">consum</text:span><text:span text:style-name="T7">marem;audiuiunumexillisfor</text:span><text:span text:style-name="T7">marem</text:span><text:span text:style-name="T7">;</text:span> <text:span text:style-name="T7">audiui</text:span> <text:span text:style-name="T7">unum</text:span> <text:span text:style-name="T7">ex</text:span> <text:span text:style-name="T7">illis</text:span> <text:span text:style-name="T7">for</text:span><text:span text:style-name="T7">titerexclamarepostme.Ueni</text:span><text:span text:style-name="T7">titer</text:span> <text:span text:style-name="T7"/><text:span text:style-name="T7">exclamare</text:span> <text:span text:style-name="T7">post</text:span> <text:span text:style-name="T7">me</text:span><text:span text:style-name="T7">.</text:span> <text:span text:style-name="T7">Ueni</text:span><text:span text:style-name="T7">cito;quiauocanttehominesisti.Etstatimadillosreuersussum;etceperuntmichidicere.UeniquiaexfiderecepimusFreeman:
                                    recipimuste;etfacnobiscumamicitiamquomodouolueris.Etinilladiereppulisugiremammaseorumpropterdei.seduerumtamensperauiabillisutmichidicerent.ueniinfidexpichristi;quiagenteserantethocobtinuicumillis.etptinusprotinusnauigauimus.Etposttriduumterramcepimus;etuigintietseptemdiespperdesertumiterfecimus.Cibusautemetpotusdefecitnobis.etfamesinualuitsuppernos.Etaliadiecepitgubernatormichidicere.Quidestxpianechristiane?Tudicisdeustuusmagnusetomnipotensest.quareergononpotesppronobisorare?Orappronobis.quiafamepericlitamur.DifficileestenimutaliquemhominemunquamBieler: umquam, Freeman:
                                    umquamuideamus.EgoueroeuidenterFreeman: enim
                                euidenterdixiillis.Conuertiminiextotocordeaddnmdominumdmdeummeumquianichilestimpossibile.illi;uthodiemittatuobiscibuminuiamuramuestramusq;uedumsactiemini;quiaubiq;uehabundatilli.Adiuuanteergodeoitafactumest.Eccegrexporcoruminuiaueniebat.anteoculosnrosnostros.etmultosexillisinterfecerunt.Etibinoctesduasmanseruntbenerefecti.etcaneseorumreuelatiFreeman: reueletisuntquiamultiexillisdefecerunt;etsecusuiamsemiuiuiderelictisunt.Etposthocsummasgrasgratiasegeruntdeo;etegohonorificatusBieler:
                                    honorificatusum; one s is missingsumsuboculiseorum.Exillaautemdie;cibumhabundanterhabuerunt.Sedetiammelsiluestreinuenerunt.etmichipartemobtulerunt.Etunusexillisdixit.Hocimmolatumest;deograsgratias.exindenichilgustaui.EademueronocteeramdormiensFreeman: dorimens;etfortitertemptauitmesathanas.quodmemoreroquamdiufueroinhoccorpore.etceciditsupermeuelutsaxaingentia.</text:span><text:span text:style-name="T7">cito;quiauocanttehominesisti.</text:span><text:span text:style-name="T7">cito</text:span><text:span text:style-name="T7">;</text:span> <text:span text:style-name="T7">quia</text:span> <text:span text:style-name="T7">uocant</text:span> <text:span text:style-name="T7">te</text:span> <text:span text:style-name="T7">homines</text:span> <text:span text:style-name="T7">isti</text:span><text:span text:style-name="T7">.</text:span><text:span text:style-name="T7">Etstatimadillosreuersussum;et</text:span><text:span text:style-name="T7">Et</text:span> <text:span text:style-name="T7">statim</text:span> <text:span text:style-name="T7">ad</text:span> <text:span text:style-name="T7">illos</text:span> <text:span text:style-name="T7"/><text:span text:style-name="T7">reuersus</text:span> <text:span text:style-name="T7">sum</text:span><text:span text:style-name="T7">;</text:span> <text:span text:style-name="T7"/><text:span text:style-name="T7">et</text:span><text:span text:style-name="T7">ceperuntmichidicere.Ueniquia</text:span><text:span text:style-name="T7">ceperunt</text:span> <text:span text:style-name="T7">michi</text:span> <text:span text:style-name="T7">dicere</text:span><text:span text:style-name="T7">.</text:span> <text:span text:style-name="T7">Ueni</text:span> <text:span text:style-name="T7">quia</text:span><text:span text:style-name="T7">exfiderecepimusFreeman:
                                    recipimuste;etfacnobiscum</text:span><text:span text:style-name="T7">ex</text:span> <text:span text:style-name="T7">fide</text:span> <text:span text:style-name="T7">recepimusFreeman:
                                    recipimus</text:span> <text:span text:style-name="T7">te</text:span><text:span text:style-name="T7">;</text:span> <text:span text:style-name="T7">et</text:span> <text:span text:style-name="T7">fac</text:span> <text:span text:style-name="T7"/><text:span text:style-name="T7">nobiscum</text:span><text:span text:style-name="T7">amicitiamquomodouolueris.Et</text:span><text:span text:style-name="T7">amicitiam</text:span> <text:span text:style-name="T7">quomodo</text:span> <text:span text:style-name="T7">uolueris</text:span><text:span text:style-name="T7">.</text:span> <text:span text:style-name="T7">Et</text:span><text:span text:style-name="T7">inilladiereppulisugiremammas</text:span><text:span text:style-name="T7">in</text:span> <text:span text:style-name="T7">illa</text:span> <text:span text:style-name="T7">die</text:span> <text:span text:style-name="T7">reppuli</text:span> <text:span text:style-name="T7"/><text:span text:style-name="T7">sugire</text:span> <text:span text:style-name="T7">mammas</text:span><text:span text:style-name="T7">eorumpropterdei.seduerumtamen</text:span><text:span text:style-name="T7">eorum</text:span> <text:span text:style-name="T7">propter</text:span> <text:span text:style-name="T7">dei</text:span><text:span text:style-name="T7">.</text:span> <text:span text:style-name="T7">sed</text:span> <text:span text:style-name="T7">uerumtamen</text:span><text:span text:style-name="T7">sperauiabillisutmichidicerent.</text:span><text:span text:style-name="T7"/><text:span text:style-name="T7">speraui</text:span> <text:span text:style-name="T7">ab</text:span> <text:span text:style-name="T7">illis</text:span> <text:span text:style-name="T7">ut</text:span> <text:span text:style-name="T7">michi</text:span> <text:span text:style-name="T7">dicerent</text:span><text:span text:style-name="T7">.</text:span><text:span text:style-name="T7">ueniinfidexpichristi;quiagenteserant</text:span><text:span text:style-name="T7">ueni</text:span> <text:span text:style-name="T7">in</text:span> <text:span text:style-name="T7">fide</text:span> <text:span text:style-name="T7">xpichristi</text:span><text:span text:style-name="T7">;</text:span> <text:span text:style-name="T7">quia</text:span> <text:span text:style-name="T7">gentes</text:span> <text:span text:style-name="T7">erant</text:span><text:span text:style-name="T7">ethocobtinuicumillis.etptinusprotinus</text:span><text:span text:style-name="T7">et</text:span> <text:span text:style-name="T7"/><text:span text:style-name="T7">hoc</text:span> <text:span text:style-name="T7">obtinui</text:span> <text:span text:style-name="T7">cum</text:span> <text:span text:style-name="T7">illis</text:span><text:span text:style-name="T7">.</text:span> <text:span text:style-name="T7">et</text:span> <text:span text:style-name="T7">ptinusprotinus</text:span><text:span text:style-name="T7">nauigauimus.Etposttriduum</text:span><text:span text:style-name="T7">nauigauimus</text:span><text:span text:style-name="T7">.</text:span> <text:span text:style-name="T7"/></text:p>
      <text:p>19. <text:span text:style-name="T7"/><text:span text:style-name="T7">Et</text:span> <text:span text:style-name="T7">post</text:span> <text:span text:style-name="T7">triduum</text:span><text:span text:style-name="T7">terramcepimus;etuigintietsep</text:span><text:span text:style-name="T7">terram</text:span> <text:span text:style-name="T7">cepimus</text:span><text:span text:style-name="T7">;</text:span> <text:span text:style-name="T7">et</text:span> <text:span text:style-name="T7">uiginti</text:span> <text:span text:style-name="T7">et</text:span> <text:span text:style-name="T7">sep</text:span><text:span text:style-name="T7">temdiespperdesertumiterfecimus.</text:span><text:span text:style-name="T7">tem</text:span> <text:span text:style-name="T7">dies</text:span> <text:span text:style-name="T7">pper</text:span> <text:span text:style-name="T7">desertum</text:span> <text:span text:style-name="T7"/><text:span text:style-name="T7">iter</text:span> <text:span text:style-name="T7">fecimus</text:span><text:span text:style-name="T7">.</text:span><text:span text:style-name="T7">Cibusautemetpotusdefecitnobis.</text:span><text:span text:style-name="T7">Cibus</text:span> <text:span text:style-name="T7">autem</text:span> <text:span text:style-name="T7">et</text:span> <text:span text:style-name="T7">potus</text:span> <text:span text:style-name="T7">defecit</text:span> <text:span text:style-name="T7">nobis</text:span><text:span text:style-name="T7">.</text:span><text:span text:style-name="T7">etfamesinualuitsuppernos.Etalia</text:span><text:span text:style-name="T7">et</text:span> <text:span text:style-name="T7">fames</text:span> <text:span text:style-name="T7">inualuit</text:span> <text:span text:style-name="T7">supper</text:span> <text:span text:style-name="T7">nos</text:span><text:span text:style-name="T7">.</text:span> <text:span text:style-name="T7"/><text:span text:style-name="T7">Et</text:span> <text:span text:style-name="T7">alia</text:span><text:span text:style-name="T7">diecepitgubernatormichidicere.</text:span><text:span text:style-name="T7">die</text:span> <text:span text:style-name="T7">cepit</text:span> <text:span text:style-name="T7">gubernator</text:span> <text:span text:style-name="T7">michi</text:span> <text:span text:style-name="T7">dicere</text:span><text:span text:style-name="T7">.</text:span><text:span text:style-name="T7">Quidestxpianechristiane?Tudicisdeus</text:span><text:span text:style-name="T7">Quid</text:span> <text:span text:style-name="T7">est</text:span> <text:span text:style-name="T7">xpianechristiane</text:span><text:span text:style-name="T7">?</text:span> <text:span text:style-name="T7">Tu</text:span> <text:span text:style-name="T7"/><text:span text:style-name="T7">dicis</text:span> <text:span text:style-name="T7">deus</text:span><text:span text:style-name="T7">tuusmagnusetomnipotensest.</text:span><text:span text:style-name="T7">tuus</text:span> <text:span text:style-name="T7">magnus</text:span> <text:span text:style-name="T7">et</text:span> <text:span text:style-name="T7">omnipotens</text:span> <text:span text:style-name="T7">est</text:span><text:span text:style-name="T7">.</text:span><text:span text:style-name="T7">quareergononpotesppronobisorare?</text:span><text:span text:style-name="T7">quare</text:span> <text:span text:style-name="T7">ergo</text:span> <text:span text:style-name="T7">non</text:span> <text:span text:style-name="T7">potes</text:span> <text:span text:style-name="T7"/><text:span text:style-name="T7">ppro</text:span> <text:span text:style-name="T7">nobis</text:span> <text:span text:style-name="T7">orare</text:span><text:span text:style-name="T7">?</text:span><text:span text:style-name="T7">Orappronobis.quiafamepericlitamur.</text:span><text:span text:style-name="T7">Ora</text:span> <text:span text:style-name="T7">ppro</text:span> <text:span text:style-name="T7">nobis</text:span><text:span text:style-name="T7">.</text:span> <text:span text:style-name="T7">quia</text:span> <text:span text:style-name="T7">fame</text:span> <text:span text:style-name="T7">periclitamur</text:span><text:span text:style-name="T7">.</text:span><text:span text:style-name="T7">Difficileestenimutaliquemhominem</text:span><text:span text:style-name="T7">Difficile</text:span> <text:span text:style-name="T7"/><text:span text:style-name="T7">est</text:span> <text:span text:style-name="T7">enim</text:span> <text:span text:style-name="T7">ut</text:span> <text:span text:style-name="T7">aliquem</text:span> <text:span text:style-name="T7">hominem</text:span><text:span text:style-name="T7">unquamBieler: umquam, Freeman:
                                    umquamuideamus.Egoueroeui</text:span><text:span text:style-name="T7">unquamBieler: umquam, Freeman:
                                    umquam</text:span> <text:span text:style-name="T7">uideamus</text:span><text:span text:style-name="T7">.</text:span> <text:span text:style-name="T7">Ego</text:span> <text:span text:style-name="T7">uero</text:span> <text:span text:style-name="T7">eui</text:span><text:span text:style-name="T7">denterFreeman: enim
                                euidenterdixiillis.Conuertimini</text:span><text:span text:style-name="T7"/><text:span text:style-name="T7">denterFreeman: enim
                                euidenter</text:span> <text:span text:style-name="T7">dixi</text:span> <text:span text:style-name="T7">illis</text:span><text:span text:style-name="T7">.</text:span> <text:span text:style-name="T7">Conuertimini</text:span><text:span text:style-name="T7">extotocordeaddnmdominumdmdeummeumquia</text:span><text:span text:style-name="T7">ex</text:span> <text:span text:style-name="T7">toto</text:span> <text:span text:style-name="T7">corde</text:span> <text:span text:style-name="T7">ad</text:span> <text:span text:style-name="T7">dnmdominum</text:span> <text:span text:style-name="T7">dmdeum</text:span> <text:span text:style-name="T7">meum</text:span> <text:span text:style-name="T7"/><text:span text:style-name="T7"/><text:span text:style-name="T7">quia</text:span><text:span text:style-name="T7">nichilestimpossibile.illi;uthodie</text:span><text:span text:style-name="T7">nichil</text:span> <text:span text:style-name="T7">est</text:span> <text:span text:style-name="T7">impossibile</text:span><text:span text:style-name="T7">.</text:span> <text:span text:style-name="T7">illi</text:span><text:span text:style-name="T7">;</text:span> <text:span text:style-name="T7">ut</text:span> <text:span text:style-name="T7">hodie</text:span><text:span text:style-name="T7">mittatuobiscibuminuiamuramuestram</text:span><text:span text:style-name="T7">mittat</text:span> <text:span text:style-name="T7">uobis</text:span> <text:span text:style-name="T7">cibum</text:span> <text:span text:style-name="T7">in</text:span> <text:span text:style-name="T7"/><text:span text:style-name="T7">uiam</text:span> <text:span text:style-name="T7">uramuestram</text:span><text:span text:style-name="T7">usq;uedumsactiemini;quiaubiq;ueha</text:span><text:span text:style-name="T7">usq;ue</text:span> <text:span text:style-name="T7">dum</text:span> <text:span text:style-name="T7">sactiemini</text:span><text:span text:style-name="T7">;</text:span> <text:span text:style-name="T7">quia</text:span> <text:span text:style-name="T7">ubiq;ue</text:span> <text:span text:style-name="T7">ha</text:span><text:span text:style-name="T7">bundatilli.Adiuuanteergodeo</text:span><text:span text:style-name="T7">bundat</text:span> <text:span text:style-name="T7">illi</text:span><text:span text:style-name="T7">.</text:span> <text:span text:style-name="T7"/><text:span text:style-name="T7">Adiuuante</text:span> <text:span text:style-name="T7">ergo</text:span> <text:span text:style-name="T7">deo</text:span><text:span text:style-name="T7">itafactumest.Eccegrexporcorum</text:span><text:span text:style-name="T7">ita</text:span> <text:span text:style-name="T7">factum</text:span> <text:span text:style-name="T7">est</text:span><text:span text:style-name="T7">.</text:span> <text:span text:style-name="T7">Ecce</text:span> <text:span text:style-name="T7">grex</text:span> <text:span text:style-name="T7">porcorum</text:span><text:span text:style-name="T7">inuiaueniebat.anteoculosnrosnostros.</text:span><text:span text:style-name="T7">in</text:span> <text:span text:style-name="T7">uia</text:span> <text:span text:style-name="T7"/><text:span text:style-name="T7">ueniebat</text:span><text:span text:style-name="T7">.</text:span> <text:span text:style-name="T7">ante</text:span> <text:span text:style-name="T7">oculos</text:span> <text:span text:style-name="T7">nrosnostros</text:span><text:span text:style-name="T7">.</text:span><text:span text:style-name="T7">etmultosexillisinterfecerunt.</text:span><text:span text:style-name="T7">et</text:span> <text:span text:style-name="T7">multos</text:span> <text:span text:style-name="T7">ex</text:span> <text:span text:style-name="T7">illis</text:span> <text:span text:style-name="T7">interfecerunt</text:span><text:span text:style-name="T7">.</text:span><text:span text:style-name="T7">Etibinoctesduasmanseruntbenere</text:span><text:span text:style-name="T7">Et</text:span> <text:span text:style-name="T7">ibi</text:span> <text:span text:style-name="T7"/><text:span text:style-name="T7">noctes</text:span> <text:span text:style-name="T7">duas</text:span> <text:span text:style-name="T7">manserunt</text:span> <text:span text:style-name="T7">bene</text:span> <text:span text:style-name="T7">re</text:span><text:span text:style-name="T7">fecti.etcaneseorumreuelatiFreeman: reueletisunt</text:span><text:span text:style-name="T7">fecti</text:span><text:span text:style-name="T7">.</text:span> <text:span text:style-name="T7">et</text:span> <text:span text:style-name="T7">canes</text:span> <text:span text:style-name="T7">eorum</text:span> <text:span text:style-name="T7">reuelatiFreeman: reueleti</text:span> <text:span text:style-name="T7"/><text:span text:style-name="T7">sunt</text:span><text:span text:style-name="T7">quiamultiexillisdefecerunt;et</text:span><text:span text:style-name="T7">quia</text:span> <text:span text:style-name="T7">multi</text:span> <text:span text:style-name="T7">ex</text:span> <text:span text:style-name="T7">illis</text:span> <text:span text:style-name="T7">defecerunt</text:span><text:span text:style-name="T7">;</text:span> <text:span text:style-name="T7">et</text:span><text:span text:style-name="T7">secusuiamsemiuiuiderelictisunt.</text:span><text:span text:style-name="T7">secus</text:span> <text:span text:style-name="T7">uiam</text:span> <text:span text:style-name="T7">semiuiui</text:span> <text:span text:style-name="T7">derelicti</text:span> <text:span text:style-name="T7">sunt</text:span><text:span text:style-name="T7">.</text:span><text:span text:style-name="T7">Etposthocsummasgrasgratiasegerunt</text:span><text:span text:style-name="T7"/><text:span text:style-name="T7">Et</text:span> <text:span text:style-name="T7">post</text:span> <text:span text:style-name="T7">hoc</text:span> <text:span text:style-name="T7">summas</text:span> <text:span text:style-name="T7">grasgratias</text:span> <text:span text:style-name="T7">egerunt</text:span><text:span text:style-name="T7">deo;etegohonorificatusBieler:
                                    honorificatusum; one s is missingsumsub</text:span><text:span text:style-name="T7">deo</text:span><text:span text:style-name="T7">;</text:span> <text:span text:style-name="T7">et</text:span> <text:span text:style-name="T7">ego</text:span> <text:span text:style-name="T7">honorificatusBieler:
                                    honorificatusum; one s is missing</text:span> <text:span text:style-name="T7"/><text:span text:style-name="T7">sum</text:span> <text:span text:style-name="T7">sub</text:span><text:span text:style-name="T7">oculiseorum.Exillaautemdie;</text:span><text:span text:style-name="T7">oculis</text:span> <text:span text:style-name="T7">eorum</text:span><text:span text:style-name="T7">.</text:span> <text:span text:style-name="T7">Ex</text:span> <text:span text:style-name="T7">illa</text:span> <text:span text:style-name="T7">autem</text:span> <text:span text:style-name="T7">die</text:span><text:span text:style-name="T7">;</text:span><text:span text:style-name="T7">cibumhabundanterhabuerunt.</text:span><text:span text:style-name="T7">cibum</text:span> <text:span text:style-name="T7">habundanter</text:span> <text:span text:style-name="T7">habuerunt</text:span><text:span text:style-name="T7">.</text:span><text:span text:style-name="T7">Sedetiammelsiluestreinuenerunt.</text:span><text:span text:style-name="T7"/><text:span text:style-name="T7">Sed</text:span> <text:span text:style-name="T7">etiam</text:span> <text:span text:style-name="T7">mel</text:span> <text:span text:style-name="T7">siluestre</text:span> <text:span text:style-name="T7">inuenerunt</text:span><text:span text:style-name="T7">.</text:span><text:span text:style-name="T7">etmichipartemobtulerunt.Et</text:span><text:span text:style-name="T7">et</text:span> <text:span text:style-name="T7">michi</text:span> <text:span text:style-name="T7">partem</text:span> <text:span text:style-name="T7">obtulerunt</text:span><text:span text:style-name="T7">.</text:span> <text:span text:style-name="T7">Et</text:span><text:span text:style-name="T7">unusexillisdixit.Hocimmola</text:span><text:span text:style-name="T7">unus</text:span> <text:span text:style-name="T7"/><text:span text:style-name="T7">ex</text:span> <text:span text:style-name="T7">illis</text:span> <text:span text:style-name="T7">dixit</text:span><text:span text:style-name="T7">.</text:span> <text:span text:style-name="T7">Hoc</text:span> <text:span text:style-name="T7">immola</text:span><text:span text:style-name="T7">tumest;deograsgratias.exindenichil</text:span><text:span text:style-name="T7">tum</text:span> <text:span text:style-name="T7">est</text:span><text:span text:style-name="T7">;</text:span> <text:span text:style-name="T7">deo</text:span> <text:span text:style-name="T7">grasgratias</text:span><text:span text:style-name="T7">.</text:span> <text:span text:style-name="T7">exinde</text:span> <text:span text:style-name="T7">nichil</text:span><text:span text:style-name="T7">gustaui.Eademueronocteeram</text:span><text:span text:style-name="T7"/><text:span text:style-name="T7">gustaui</text:span><text:span text:style-name="T7">.</text:span> <text:span text:style-name="T7"/></text:p>
      <text:p>20. <text:span text:style-name="T7"/><text:span text:style-name="T7">Eadem</text:span> <text:span text:style-name="T7">uero</text:span> <text:span text:style-name="T7">nocte</text:span> <text:span text:style-name="T7">eram</text:span><text:span text:style-name="T7">dormiensFreeman: dorimens;etfortitertemptauit</text:span><text:span text:style-name="T7">dormiensFreeman: dorimens</text:span><text:span text:style-name="T7">;</text:span> <text:span text:style-name="T7">et</text:span> <text:span text:style-name="T7">fortiter</text:span> <text:span text:style-name="T7">temptauit</text:span><text:span text:style-name="T7">mesathanas.quodmemoreroquam</text:span><text:span text:style-name="T7">me</text:span> <text:span text:style-name="T7"/><text:span text:style-name="T7">sathanas</text:span><text:span text:style-name="T7">.</text:span> <text:span text:style-name="T7">quod</text:span> <text:span text:style-name="T7">memor</text:span> <text:span text:style-name="T7">ero</text:span> <text:span text:style-name="T7">quam</text:span><text:span text:style-name="T7">diufueroinhoccorpore.etceci</text:span><text:span text:style-name="T7">diu</text:span> <text:span text:style-name="T7">fuero</text:span> <text:span text:style-name="T7">in</text:span> <text:span text:style-name="T7">hoc</text:span> <text:span text:style-name="T7">corpore</text:span><text:span text:style-name="T7">.</text:span> <text:span text:style-name="T7">et</text:span> <text:span text:style-name="T7">ceci</text:span><text:span text:style-name="T7">ditsupermeuelutsaxaingentia.</text:span><text:span text:style-name="T7"/><text:span text:style-name="T7">dit</text:span> <text:span text:style-name="T7">super</text:span> <text:span text:style-name="T7">me</text:span> <text:span text:style-name="T7">uelut</text:span> <text:span text:style-name="T7">saxa</text:span> <text:span text:style-name="T7">ingentia</text:span><text:span text:style-name="T7">.</text:span></text:p>
      <text:p>21. </text:p>
      <text:p>22. </text:p>
      <text:p>23. </text:p>
      <text:p>24. </text:p>
      <text:p>25. </text:p>
      <text:p>26. </text:p>
      <text:p>27. </text:p>
      <text:p>28. </text:p>
      <text:p>29. </text:p>
      <text:p>30. </text:p>
      <text:p>31. </text:p>
      <text:p>32. </text:p>
      <text:p>33. </text:p>
      <text:p>34. </text:p>
      <text:p>35. </text:p>
      <text:p>36. </text:p>
      <text:p>37. </text:p>
      <text:p>38. </text:p>
      <text:p>39. </text:p>
      <text:p>40. <text:span text:style-name="T7">uriuestrietfilieuraeuestrae.etiuuenesuriuestriuisionesuidebunt.etsenioresuriuestrisomniasomniabunt.etquidemsuperseruosmeos.etsuperancillasmeasindieb;usilliseffundamdespuspiritumeoetpphetabuntprophetabunt.etoseedicit.uocabononplebemmeamplebemmeam.etnonmiscdammisericordiamconsecutammisericordiamconsecutam.eteritinlocoubidictumestnonplebsmeauos.ibiuocabunturfiliidideiuiui.Undeautemhiberionequinumquamnotitiamdeihabuerantnisiidolainmundausq;uenuncsempercoluerunt.quomodonupereffectaestplebsdnidomini.etfiliidideinuncupanturfiliiscottoum.etfiliereguloummonachietuirginesxpichristieeesseuidentur.etetiamunascottabenedictanobilispulcherrimaadultaerat.quamegobaptizaui.etpostpaucosdiesunacausauenitadnos.insinuauitnamq;uenobis.responsumaccepisseanuntiodei.etmonuiteamutpmaneretpermaneretuirgoxpichristi.etsicdeopximaretproximaret.Deograsgratiassextaabhacdieoptimeetauidissimearripuitillud.quodetiamomnesuirginesdideisimiliterfaciunt.nonuoluntatepatrumearum.immopersecutionespatunturetimpperiaimproperiafalsaaparentib;ussuis.etnichilominusplusaugeturnumerus.etdegenerenronostroquiibinatisuntnescimusnumerumeoum.praetpraeteruiduasetcontinentes.sedetillasmaximelaborantqueseruitiodetinentur.usq;ueadtroresterroresetminasasidueperferunt;seddnsdominusgramgratiamdeditmultisexancillissuis.Nametsiuetantum;tamenfortiterimitantur.Undeautemetsiuolueroamitereillas;etutpgenspergensinbrithanniisetlibentissimeparatuseram.quasiadpatriametparentes.non.idsolum;sedetiamusq;ueadgalliasuisitarefrsfratres;etutuideremfaciemscosanctorumdnidominimei.scitdsdeusqodquodegoualdeoptabam;sedalligatusspirituquimihiptestatprotestatur.sihocfecero.utreumfuturumessedesignat;ettimeoperderelaboremqueminchoaui;etnonegosedxpcchristusdnsdominusquimichiimperauitutuenirem;essemq;uecumillisresiduumetatismee.sidnsdominusuolueritetcustodieritmeabomiomniuiamalautnonpeccemcoramillo.Speroautemhocdebueram;sedmemetipsumnoncredo.quamdiufueroinhoccorpecorperemortis;quiafortisestquicotidienititursubuerteremeafide.etprepositacastitatereligionisnonfictae.usq;ueinfinemuitemeexpochristodnodominomeo.Sedcaroinimicasempertrahitadmortem.idestadillecebrasininfelicitatepficiendasperficiendas.Etscioexpartequareegouitamperfectam.non.didici;sicutetcetericredentes.Sedconfiteordnodominomeoetnonerubescoinconspectueius.quianonmentior;exquocognouieumaiuuentutemea.creuitinmeamordeiettimoripsius;etusq;uenuncfauentednodominofidemseruaui.Rideatautemetinsultetquiuoluerit;egononsileboneq;ueabscondosignaetmirabiliaquemichiadnodominoministratasunt.antemultosannosquamfierent;quasiquinouitomiaomniaetiamantetemporasclariasaeculariaUndeegoquidemdebueramsinecessationedeograciasagere.quisaepeindulsitinsipientiaemee.etneglegentiemee;etdelocononinunoquoq:ueutnonmichiuehementerirasceretur.quiadiutordatussum.etnoncitoadquieuiscdmsecundumquodmichiostensumfuerat.Etspcspiritusnichilominussuggerebatetmisertusestmeidnsdominusinmiliamilium;quiauiditinmequodparatuseram.sedquodmichipperhisnesciebamdestatumeoquidfacerem.quiamultihanclegationemprohibebant.etiaminterseipsosposttergummeumnarrabantetdicebant.Iste.quaresemittitinpericuluminterhostesquidmdeumnonnouerunt.nonutcausamalitie.sednonsapiebatillis.sicutetegoipsetestorintelligipropterrusticitatemmeam;etnoncitoagnouigramgratiamquetunceratinme;nuncmichisapitquodantedebueram.Nuncergosimpliciterinsinuauifratrib;usetconseruismeisquimichicrediderunt;propterquodpredixietpredicoadroborandametconfirmandamfidemuramuestram.utinamutetuosimmiteminimaiora.etpotiorafaciatis.Haeceritglagloriamea;quiafiliussapiensglagloriapatrisest.Uosscitisetdsdeusqualiterconuersatussuminteruosaiuuentutemea;infideueritatisetsinceritatecordis;eetiamadgentesillasinterquashabito;egofidemillispraestiti.etpraestabo.D sDeusscitneminemillorumcircumnueni.neccogitopropterdmdeumetecclamecclesiamipsius;neexcitemillisetnobisomnib;omnibuspersecutionem.etnepermeblasphemeturnomendnidomini;quiascriptum.est.Uaehominipperquemnomendnidominiblasphematur.Nametsiimperitussumnominibustamenconatussumquippiamseruareme;</text:span><text:span text:style-name="T7">uriuestrietfilieuraeuestrae.etiuuenesuriuestriuisionesuidebunt.etsenioresuriuestrisomniasomniabunt.etquidemsuperseruosmeos.etsuperancillasmeasindieb;usilliseffundamdespuspiritumeoetpphetabuntprophetabunt.etoseedicit.uocabononplebemmeamplebemmeam.etnonmiscdammisericordiamconsecutammisericordiamconsecutam.eteritinlocoubidictumestnonplebsmeauos.ibiuocabunturfiliidideiuiui.Undeautemhiberionequinumquamnotitiamdeihabuerantnisiidolainmundausq;uenuncsempercoluerunt.quomodonupereffectaestplebsdnidomini.etfiliidideinuncupanturfiliiscottoum.etfiliereguloummonachietuirginesxpichristieeesseuidentur.etetiamunascottabenedictanobilispulcherrimaadultaerat.quamegobaptizaui.etpostpaucosdiesunacausauenitadnos.insinuauitnamq;uenobis.responsumaccepisseanuntiodei.etmonuiteamutpmaneretpermaneretuirgoxpichristi.etsicdeopximaretproximaret.Deograsgratiassextaabhacdieoptimeetauidissimearripuitillud.quodetiamomnesuirginesdideisimiliterfaciunt.nonuoluntatepatrumearum.immopersecutionespatunturetimpperiaimproperiafalsaaparentib;ussuis.etnichilominusplusaugeturnumerus.etdegenerenronostroquiibinatisuntnescimusnumerumeoum.praetpraeteruiduasetcontinentes.sedetillasmaximelaborantqueseruitiodetinentur.usq;ueadtroresterroresetminasasidueperferunt;seddnsdominusgramgratiamdeditmultisexancillissuis.Nametsiuetantum;tamenfortiterimitantur.Undeautemetsiuolueroamitereillas;etutpgenspergensinbrithanniisetlibentissimeparatuseram.quasiadpatriametparentes.non.idsolum;sedetiamusq;ueadgalliasuisitarefrsfratres;etutuideremfaciemscosanctorumdnidominimei.scitdsdeusqodquodegoualdeoptabam;sedalligatusspirituquimihiptestatprotestatur.sihocfecero.utreumfuturumessedesignat;ettimeoperderelaboremqueminchoaui;etnonegosedxpcchristusdnsdominusquimichiimperauitutuenirem;essemq;uecumillisresiduumetatismee.sidnsdominusuolueritetcustodieritmeabomiomniuiamalautnonpeccemcoramillo.Speroautemhocdebueram;sedmemetipsumnoncredo.quamdiufueroinhoccorpecorperemortis;quiafortisestquicotidienititursubuerteremeafide.etprepositacastitatereligionisnonfictae.usq;ueinfinemuitemeexpochristodnodominomeo.Sedcaroinimicasempertrahitadmortem.idestadillecebrasininfelicitatepficiendasperficiendas.Etscioexpartequareegouitamperfectam.non.didici;sicutetcetericredentes.Sedconfiteordnodominomeoetnonerubescoinconspectueius.quianonmentior;exquocognouieumaiuuentutemea.creuitinmeamordeiettimoripsius;etusq;uenuncfauentednodominofidemseruaui.Rideatautemetinsultetquiuoluerit;egononsileboneq;ueabscondosignaetmirabiliaquemichiadnodominoministratasunt.antemultosannosquamfierent;quasiquinouitomiaomniaetiamantetemporasclariasaeculariaUndeegoquidemdebueramsinecessationedeograciasagere.quisaepeindulsitinsipientiaemee.etneglegentiemee;etdelocononinunoquoq:ueutnonmichiuehementerirasceretur.quiadiutordatussum.etnoncitoadquieuiscdmsecundumquodmichiostensumfuerat.Etspcspiritusnichilominussuggerebatetmisertusestmeidnsdominusinmiliamilium;quiauiditinmequodparatuseram.sedquodmichipperhisnesciebamdestatumeoquidfacerem.quiamultihanclegationemprohibebant.etiaminterseipsosposttergummeumnarrabantetdicebant.Iste.quaresemittitinpericuluminterhostesquidmdeumnonnouerunt.nonutcausamalitie.sednonsapiebatillis.sicutetegoipsetestorintelligipropterrusticitatemmeam;etnoncitoagnouigramgratiamquetunceratinme;nuncmichisapitquodantedebueram.Nuncergosimpliciterinsinuauifratrib;usetconseruismeisquimichicrediderunt;propterquodpredixietpredicoadroborandametconfirmandamfidemuramuestram.utinamutetuosimmiteminimaiora.etpotiorafaciatis.Haeceritglagloriamea;quiafiliussapiensglagloriapatrisest.Uosscitisetdsdeusqualiterconuersatussuminteruosaiuuentutemea;infideueritatisetsinceritatecordis;eetiamadgentesillasinterquashabito;egofidemillispraestiti.etpraestabo.D sDeusscitneminemillorumcircumnueni.neccogitopropterdmdeumetecclamecclesiamipsius;neexcitemillisetnobisomnib;omnibuspersecutionem.etnepermeblasphemeturnomendnidomini;quiascriptum.est.Uaehominipperquemnomendnidominiblasphematur.Nametsiimperitussumnominibustamenconatussumquippiamseruareme;</text:span><text:span text:style-name="T7">uriuestrietfilieuraeuestrae.etiuuenesuriuestriuisionesuidebunt.etsenioresuriuestrisomniasomniabunt.etquidemsuperseruosmeos.etsuperancillasmeasindieb;usilliseffundamdespuspiritumeoetpphetabuntprophetabunt.etoseedicit.uocabononplebemmeamplebemmeam.etnonmiscdammisericordiamconsecutammisericordiamconsecutam.eteritinlocoubidictumestnonplebsmeauos.ibiuocabunturfiliidideiuiui.Undeautemhiberionequinumquamnotitiamdeihabuerantnisiidolainmundausq;uenuncsempercoluerunt.quomodonupereffectaestplebsdnidomini.etfiliidideinuncupanturfiliiscottoum.etfiliereguloummonachietuirginesxpichristieeesseuidentur.etetiamunascottabenedictanobilispulcherrimaadultaerat.quamegobaptizaui.etpostpaucosdiesunacausauenitadnos.insinuauitnamq;uenobis.responsumaccepisseanuntiodei.etmonuiteamutpmaneretpermaneretuirgoxpichristi.etsicdeopximaretproximaret.Deograsgratiassextaabhacdieoptimeetauidissimearripuitillud.quodetiamomnesuirginesdideisimiliterfaciunt.nonuoluntatepatrumearum.immopersecutionespatunturetimpperiaimproperiafalsaaparentib;ussuis.etnichilominusplusaugeturnumerus.etdegenerenronostroquiibinatisuntnescimusnumerumeoum.praetpraeteruiduasetcontinentes.sedetillasmaximelaborantqueseruitiodetinentur.usq;ueadtroresterroresetminasasidueperferunt;seddnsdominusgramgratiamdeditmultisexancillissuis.Nametsiuetantum;tamenfortiterimitantur.Undeautemetsiuolueroamitereillas;etutpgenspergensinbrithanniisetlibentissimeparatuseram.quasiadpatriametparentes.non.idsolum;sedetiamusq;ueadgalliasuisitarefrsfratres;etutuideremfaciemscosanctorumdnidominimei.scitdsdeusqodquodegoualdeoptabam;sedalligatusspirituquimihiptestatprotestatur.sihocfecero.utreumfuturumessedesignat;ettimeoperderelaboremqueminchoaui;etnonegosedxpcchristusdnsdominusquimichiimperauitutuenirem;essemq;uecumillisresiduumetatismee.sidnsdominusuolueritetcustodieritmeabomiomniuiamalautnonpeccemcoramillo.Speroautemhocdebueram;sedmemetipsumnoncredo.quamdiufueroinhoccorpecorperemortis;quiafortisestquicotidienititursubuerteremeafide.etprepositacastitatereligionisnonfictae.usq;ueinfinemuitemeexpochristodnodominomeo.Sedcaroinimicasempertrahitadmortem.idestadillecebrasininfelicitatepficiendasperficiendas.Et</text:span><text:span text:style-name="T7">uriuestrietfilieuraeuestrae.etiuuenesuriuestriuisionesuidebunt.etse</text:span><text:span text:style-name="T7"/><text:span text:style-name="T7">uriuestri</text:span> <text:span text:style-name="T7">et</text:span> <text:span text:style-name="T7">filie</text:span> <text:span text:style-name="T7">uraeuestrae</text:span><text:span text:style-name="T7">.</text:span> <text:span text:style-name="T7">et</text:span> <text:span text:style-name="T7">iuuenes</text:span> <text:span text:style-name="T7">uriuestri</text:span><text:span text:style-name="T7"/><text:span text:style-name="T7"/><text:span text:style-name="T7">uisiones</text:span> <text:span text:style-name="T7">uidebunt</text:span><text:span text:style-name="T7">.</text:span> <text:span text:style-name="T7">et</text:span> <text:span text:style-name="T7">se</text:span><text:span text:style-name="T7">nioresuriuestrisomniasomniabunt.etquidemsuperseruos</text:span><text:span text:style-name="T7">niores</text:span> <text:span text:style-name="T7">uriuestri</text:span> <text:span text:style-name="T7">somnia</text:span> <text:span text:style-name="T7">somniabunt</text:span><text:span text:style-name="T7">.</text:span> <text:span text:style-name="T7">et</text:span> <text:span text:style-name="T7">quidem</text:span> <text:span text:style-name="T7">super</text:span> <text:span text:style-name="T7"/><text:span text:style-name="T7">seruos</text:span><text:span text:style-name="T7">meos.etsuperancillasmeasindieb;usilliseffundamdespuspiritu</text:span><text:span text:style-name="T7">meos</text:span><text:span text:style-name="T7">.</text:span> <text:span text:style-name="T7">et</text:span> <text:span text:style-name="T7">super</text:span> <text:span text:style-name="T7">ancillas</text:span> <text:span text:style-name="T7">meas</text:span> <text:span text:style-name="T7">in</text:span> <text:span text:style-name="T7">dieb;us</text:span> <text:span text:style-name="T7">illis</text:span> <text:span text:style-name="T7">effundam</text:span> <text:span text:style-name="T7">de</text:span> <text:span text:style-name="T7">spuspiritu</text:span><text:span text:style-name="T7">meoetpphetabuntprophetabunt.etoseedicit.uocabononplebem</text:span><text:span text:style-name="T7">meo</text:span> <text:span text:style-name="T7"/><text:span text:style-name="T7">et</text:span> <text:span text:style-name="T7">pphetabuntprophetabunt</text:span><text:span text:style-name="T7">.</text:span> <text:span text:style-name="T7">et</text:span> <text:span text:style-name="T7">osee</text:span> <text:span text:style-name="T7">dicit</text:span><text:span text:style-name="T7">.</text:span> <text:span text:style-name="T7">uocabo</text:span> <text:span text:style-name="T7">non</text:span> <text:span text:style-name="T7">plebem</text:span><text:span text:style-name="T7">meamplebemmeam.etnonmiscdammisericordiamconsecutammiseri</text:span><text:span text:style-name="T7">meam</text:span> <text:span text:style-name="T7">plebem</text:span> <text:span text:style-name="T7">meam</text:span><text:span text:style-name="T7">.</text:span> <text:span text:style-name="T7"/><text:span text:style-name="T7">et</text:span> <text:span text:style-name="T7">non</text:span> <text:span text:style-name="T7">miscdammisericordiam</text:span> <text:span text:style-name="T7">consecutam</text:span> <text:span text:style-name="T7">miseri</text:span><text:span text:style-name="T7">cordiamconsecutam.eteritinlocoubidictumestnonple</text:span><text:span text:style-name="T7">cordiam</text:span> <text:span text:style-name="T7">consecutam</text:span><text:span text:style-name="T7">.</text:span> <text:span text:style-name="T7">et</text:span> <text:span text:style-name="T7">erit</text:span> <text:span text:style-name="T7">in</text:span> <text:span text:style-name="T7"/><text:span text:style-name="T7">loco</text:span> <text:span text:style-name="T7">ubi</text:span> <text:span text:style-name="T7">dictum</text:span> <text:span text:style-name="T7">est</text:span> <text:span text:style-name="T7">non</text:span> <text:span text:style-name="T7">ple</text:span><text:span text:style-name="T7">bsmeauos.ibiuocabunturfiliidideiuiui.Undeautem</text:span><text:span text:style-name="T7">bs</text:span> <text:span text:style-name="T7">mea</text:span> <text:span text:style-name="T7">uos</text:span><text:span text:style-name="T7">.</text:span> <text:span text:style-name="T7">ibi</text:span> <text:span text:style-name="T7">uocabuntur</text:span> <text:span text:style-name="T7">filii</text:span> <text:span text:style-name="T7">didei</text:span> <text:span text:style-name="T7">uiui</text:span><text:span text:style-name="T7">.</text:span> <text:span text:style-name="T7"/></text:p>
      <text:p>41. <text:span text:style-name="T7"/><text:span text:style-name="T7">Unde</text:span> <text:span text:style-name="T7">autem</text:span><text:span text:style-name="T7">hiberionequinumquamnotitiamdeihabuerantnisi</text:span><text:span text:style-name="T7">hiberione</text:span> <text:span text:style-name="T7">qui</text:span> <text:span text:style-name="T7">numquam</text:span> <text:span text:style-name="T7">notitiam</text:span> <text:span text:style-name="T7">dei</text:span> <text:span text:style-name="T7">habuerant</text:span> <text:span text:style-name="T7"/><text:span text:style-name="T7">nisi</text:span><text:span text:style-name="T7">idolainmundausq;uenuncsempercoluerunt.quomo</text:span><text:span text:style-name="T7">idola</text:span> <text:span text:style-name="T7">inmunda</text:span> <text:span text:style-name="T7">usq;ue</text:span> <text:span text:style-name="T7">nunc</text:span> <text:span text:style-name="T7">semper</text:span> <text:span text:style-name="T7">coluerunt</text:span><text:span text:style-name="T7">.</text:span> <text:span text:style-name="T7">quomo</text:span><text:span text:style-name="T7">donupereffectaestplebsdnidomini.etfiliidideinuncupanturfilii</text:span><text:span text:style-name="T7">do</text:span> <text:span text:style-name="T7"/><text:span text:style-name="T7">nuper</text:span> <text:span text:style-name="T7">effecta</text:span> <text:span text:style-name="T7">est</text:span> <text:span text:style-name="T7">plebs</text:span> <text:span text:style-name="T7">dnidomini</text:span><text:span text:style-name="T7">.</text:span> <text:span text:style-name="T7">et</text:span> <text:span text:style-name="T7">filii</text:span> <text:span text:style-name="T7">didei</text:span> <text:span text:style-name="T7">nuncupantur</text:span> <text:span text:style-name="T7">filii</text:span><text:span text:style-name="T7">scottoum.etfiliereguloummonachietuirginesxpichristieeesseui</text:span><text:span text:style-name="T7">scottoum</text:span><text:span text:style-name="T7">.</text:span> <text:span text:style-name="T7"/><text:span text:style-name="T7">et</text:span> <text:span text:style-name="T7">filie</text:span> <text:span text:style-name="T7">reguloum</text:span> <text:span text:style-name="T7">monachi</text:span> <text:span text:style-name="T7">et</text:span> <text:span text:style-name="T7">uirgines</text:span> <text:span text:style-name="T7">xpichristi</text:span> <text:span text:style-name="T7">eeesse</text:span> <text:span text:style-name="T7">ui</text:span><text:span text:style-name="T7">dentur.etetiamunascottabenedictanobilispulcher</text:span><text:span text:style-name="T7">dentur</text:span><text:span text:style-name="T7">.</text:span> <text:span text:style-name="T7"/></text:p>
      <text:p>42. <text:span text:style-name="T7"/><text:span text:style-name="T7">et</text:span> <text:span text:style-name="T7">etiam</text:span> <text:span text:style-name="T7">una</text:span> <text:span text:style-name="T7">scotta</text:span> <text:span text:style-name="T7">benedicta</text:span> <text:span text:style-name="T7">nobilis</text:span> <text:span text:style-name="T7">pulcher</text:span><text:span text:style-name="T7">rimaadultaerat.quamegobaptizaui.etpostpaucos</text:span><text:span text:style-name="T7">rima</text:span> <text:span text:style-name="T7"/><text:span text:style-name="T7">adulta</text:span> <text:span text:style-name="T7">erat</text:span><text:span text:style-name="T7">.</text:span> <text:span text:style-name="T7">quam</text:span> <text:span text:style-name="T7">ego</text:span> <text:span text:style-name="T7">baptizaui</text:span><text:span text:style-name="T7">.</text:span> <text:span text:style-name="T7">et</text:span> <text:span text:style-name="T7">post</text:span> <text:span text:style-name="T7">paucos</text:span><text:span text:style-name="T7">diesunacausauenitadnos.insinuauitnamq;uenobis.</text:span><text:span text:style-name="T7">dies</text:span> <text:span text:style-name="T7">una</text:span> <text:span text:style-name="T7">causa</text:span> <text:span text:style-name="T7">uenit</text:span> <text:span text:style-name="T7"/><text:span text:style-name="T7">ad</text:span> <text:span text:style-name="T7">nos</text:span><text:span text:style-name="T7">.</text:span> <text:span text:style-name="T7">insinuauit</text:span> <text:span text:style-name="T7">namq;ue</text:span> <text:span text:style-name="T7">nobis</text:span><text:span text:style-name="T7">.</text:span><text:span text:style-name="T7">responsumaccepisseanuntiodei.etmonuiteamut</text:span><text:span text:style-name="T7">responsum</text:span> <text:span text:style-name="T7">accepisse</text:span> <text:span text:style-name="T7">a</text:span> <text:span text:style-name="T7">nuntio</text:span> <text:span text:style-name="T7">dei</text:span><text:span text:style-name="T7">.</text:span> <text:span text:style-name="T7">et</text:span> <text:span text:style-name="T7"/><text:span text:style-name="T7">monuit</text:span> <text:span text:style-name="T7">eam</text:span> <text:span text:style-name="T7">ut</text:span><text:span text:style-name="T7">pmaneretpermaneretuirgoxpichristi.etsicdeopximaretproximaret.Deograsgratiassex</text:span><text:span text:style-name="T7">pmaneretpermaneret</text:span> <text:span text:style-name="T7">uirgo</text:span> <text:span text:style-name="T7">xpichristi</text:span><text:span text:style-name="T7">.</text:span> <text:span text:style-name="T7">et</text:span> <text:span text:style-name="T7">sic</text:span> <text:span text:style-name="T7">deo</text:span> <text:span text:style-name="T7">pximaretproximaret</text:span><text:span text:style-name="T7">.</text:span> <text:span text:style-name="T7">Deo</text:span> <text:span text:style-name="T7"/><text:span text:style-name="T7">grasgratias</text:span> <text:span text:style-name="T7">sex</text:span><text:span text:style-name="T7">taabhacdieoptimeetauidissimearripuit</text:span><text:span text:style-name="T7">ta</text:span> <text:span text:style-name="T7">ab</text:span> <text:span text:style-name="T7">hac</text:span> <text:span text:style-name="T7">die</text:span> <text:span text:style-name="T7">optime</text:span> <text:span text:style-name="T7">et</text:span> <text:span text:style-name="T7">auidissime</text:span> <text:span text:style-name="T7">arripuit</text:span><text:span text:style-name="T7">illud.quodetiamomnesuirginesdideisimiliterfaci</text:span><text:span text:style-name="T7">illud</text:span><text:span text:style-name="T7">.</text:span> <text:span text:style-name="T7">quod</text:span> <text:span text:style-name="T7"/><text:span text:style-name="T7">etiam</text:span> <text:span text:style-name="T7">omnes</text:span> <text:span text:style-name="T7">uirgines</text:span> <text:span text:style-name="T7">didei</text:span> <text:span text:style-name="T7">similiter</text:span> <text:span text:style-name="T7">faci</text:span><text:span text:style-name="T7">unt.nonuoluntatepatrumearum.immoperse</text:span><text:span text:style-name="T7">unt</text:span><text:span text:style-name="T7">.</text:span> <text:span text:style-name="T7">non</text:span> <text:span text:style-name="T7">uoluntate</text:span> <text:span text:style-name="T7">patrum</text:span> <text:span text:style-name="T7"/><text:span text:style-name="T7">earum</text:span><text:span text:style-name="T7">.</text:span> <text:span text:style-name="T7">immo</text:span> <text:span text:style-name="T7">perse</text:span><text:span text:style-name="T7">cutionespatunturetimpperiaimproperiafalsaaparentib;ussuis.</text:span><text:span text:style-name="T7">cutiones</text:span> <text:span text:style-name="T7">patuntur</text:span> <text:span text:style-name="T7">et</text:span> <text:span text:style-name="T7">impperiaimproperia</text:span> <text:span text:style-name="T7">falsa</text:span> <text:span text:style-name="T7">a</text:span> <text:span text:style-name="T7">parentib;us</text:span> <text:span text:style-name="T7"/><text:span text:style-name="T7">suis</text:span><text:span text:style-name="T7">.</text:span><text:span text:style-name="T7">etnichilominusplusaugeturnumerus.etdegenere</text:span><text:span text:style-name="T7">et</text:span> <text:span text:style-name="T7">nichil</text:span> <text:span text:style-name="T7">ominus</text:span> <text:span text:style-name="T7">plus</text:span> <text:span text:style-name="T7">augetur</text:span> <text:span text:style-name="T7">numerus</text:span><text:span text:style-name="T7">.</text:span> <text:span text:style-name="T7">et</text:span> <text:span text:style-name="T7">de</text:span> <text:span text:style-name="T7">genere</text:span><text:span text:style-name="T7">nronostroquiibinatisuntnescimusnumerumeoum.praetpraeteruidu</text:span><text:span text:style-name="T7">nronostro</text:span> <text:span text:style-name="T7"/><text:span text:style-name="T7">qui</text:span> <text:span text:style-name="T7">ibi</text:span> <text:span text:style-name="T7">nati</text:span> <text:span text:style-name="T7">sunt</text:span> <text:span text:style-name="T7">nescimus</text:span> <text:span text:style-name="T7">numerum</text:span> <text:span text:style-name="T7">eoum</text:span><text:span text:style-name="T7">.</text:span> <text:span text:style-name="T7">praetpraeter</text:span> <text:span text:style-name="T7">uidu</text:span><text:span text:style-name="T7">asetcontinentes.sedetillasmaximelaborantqueser</text:span><text:span text:style-name="T7">as</text:span> <text:span text:style-name="T7">et</text:span> <text:span text:style-name="T7">continentes</text:span><text:span text:style-name="T7">.</text:span> <text:span text:style-name="T7"/><text:span text:style-name="T7"/><text:span text:style-name="T7">sed</text:span> <text:span text:style-name="T7">et</text:span> <text:span text:style-name="T7">illas</text:span> <text:span text:style-name="T7">maxime</text:span> <text:span text:style-name="T7">laborant</text:span> <text:span text:style-name="T7">que</text:span> <text:span text:style-name="T7">ser</text:span><text:span text:style-name="T7">uitiodetinentur.usq;ueadtroresterroresetminasasidueperfe</text:span><text:span text:style-name="T7">uitio</text:span> <text:span text:style-name="T7">detinentur</text:span><text:span text:style-name="T7">.</text:span> <text:span text:style-name="T7">usq;ue</text:span> <text:span text:style-name="T7"/><text:span text:style-name="T7">ad</text:span> <text:span text:style-name="T7">troresterrores</text:span> <text:span text:style-name="T7">et</text:span> <text:span text:style-name="T7">minas</text:span> <text:span text:style-name="T7">asidue</text:span> <text:span text:style-name="T7">perfe</text:span><text:span text:style-name="T7">runt;seddnsdominusgramgratiamdeditmultisexancillis</text:span><text:span text:style-name="T7">runt</text:span><text:span text:style-name="T7"/><text:span text:style-name="T7">;</text:span> <text:span text:style-name="T7">sed</text:span> <text:span text:style-name="T7">dnsdominus</text:span> <text:span text:style-name="T7">gramgratiam</text:span> <text:span text:style-name="T7">dedit</text:span> <text:span text:style-name="T7"/><text:span text:style-name="T7">multis</text:span> <text:span text:style-name="T7">ex</text:span> <text:span text:style-name="T7">ancillis</text:span><text:span text:style-name="T7">suis.Nametsiuetantum;tamenfortiter</text:span><text:span text:style-name="T7">suis</text:span><text:span text:style-name="T7">.</text:span> <text:span text:style-name="T7">Nam</text:span> <text:span text:style-name="T7">et</text:span> <text:span text:style-name="T7">siue</text:span> <text:span text:style-name="T7">tantum</text:span><text:span text:style-name="T7">;</text:span> <text:span text:style-name="T7">tamen</text:span> <text:span text:style-name="T7">fortiter</text:span><text:span text:style-name="T7">imitantur.Undeautemetsiuoluero</text:span><text:span text:style-name="T7">imitantur</text:span><text:span text:style-name="T7">.</text:span> <text:span text:style-name="T7"/></text:p>
      <text:p>43. <text:span text:style-name="T7"/><text:span text:style-name="T7">Unde</text:span> <text:span text:style-name="T7">autem</text:span> <text:span text:style-name="T7">etsi</text:span> <text:span text:style-name="T7">uoluero</text:span><text:span text:style-name="T7">amitereillas;etutpgenspergensinbrithanniis</text:span><text:span text:style-name="T7">amitere</text:span> <text:span text:style-name="T7">illas</text:span><text:span text:style-name="T7">;</text:span> <text:span text:style-name="T7">et</text:span> <text:span text:style-name="T7">ut</text:span> <text:span text:style-name="T7">pgenspergens</text:span> <text:span text:style-name="T7">in</text:span> <text:span text:style-name="T7">brithanniis</text:span><text:span text:style-name="T7">etlibentissimeparatuseram.quasiad</text:span><text:span text:style-name="T7"/><text:span text:style-name="T7">et</text:span> <text:span text:style-name="T7">libentissime</text:span> <text:span text:style-name="T7">paratus</text:span> <text:span text:style-name="T7">eram</text:span><text:span text:style-name="T7">.</text:span> <text:span text:style-name="T7">quasi</text:span> <text:span text:style-name="T7">ad</text:span><text:span text:style-name="T7">patriametparentes.non.idsolum;sedetiam</text:span><text:span text:style-name="T7"/><text:span text:style-name="T7">patriam</text:span> <text:span text:style-name="T7">et</text:span> <text:span text:style-name="T7"/><text:span text:style-name="T7">parentes</text:span><text:span text:style-name="T7">.</text:span> <text:span text:style-name="T7">non</text:span><text:span text:style-name="T7">.</text:span> <text:span text:style-name="T7">id</text:span> <text:span text:style-name="T7">solum</text:span><text:span text:style-name="T7">;</text:span> <text:span text:style-name="T7">sed</text:span> <text:span text:style-name="T7">etiam</text:span><text:span text:style-name="T7">usq;ueadgalliasuisitarefrsfratres;etutuiderem</text:span><text:span text:style-name="T7"/><text:span text:style-name="T7">usq;ue</text:span> <text:span text:style-name="T7">ad</text:span> <text:span text:style-name="T7">gallias</text:span> <text:span text:style-name="T7">uisitare</text:span> <text:span text:style-name="T7">frsfratres</text:span><text:span text:style-name="T7">;</text:span> <text:span text:style-name="T7">et</text:span> <text:span text:style-name="T7"/><text:span text:style-name="T7">ut</text:span> <text:span text:style-name="T7">uiderem</text:span><text:span text:style-name="T7">faciemscosanctorumdnidominimei.scitdsdeusqodquodegoualde</text:span><text:span text:style-name="T7">faciem</text:span> <text:span text:style-name="T7">scosanctorum</text:span> <text:span text:style-name="T7">dnidomini</text:span> <text:span text:style-name="T7">mei</text:span><text:span text:style-name="T7">.</text:span> <text:span text:style-name="T7">scit</text:span> <text:span text:style-name="T7">dsdeus</text:span> <text:span text:style-name="T7">qodquod</text:span> <text:span text:style-name="T7">ego</text:span> <text:span text:style-name="T7">ualde</text:span><text:span text:style-name="T7">optabam;sedalligatusspirituquimihi</text:span><text:span text:style-name="T7"/><text:span text:style-name="T7">optabam</text:span><text:span text:style-name="T7">;</text:span> <text:span text:style-name="T7">sed</text:span> <text:span text:style-name="T7">alligatus</text:span> <text:span text:style-name="T7">spiritu</text:span> <text:span text:style-name="T7">qui</text:span> <text:span text:style-name="T7">mihi</text:span><text:span text:style-name="T7">ptestatprotestatur.sihocfecero.utreumfuturum</text:span><text:span text:style-name="T7">ptestatprotestatur</text:span><text:span text:style-name="T7">.</text:span> <text:span text:style-name="T7">si</text:span> <text:span text:style-name="T7">hoc</text:span> <text:span text:style-name="T7">fecero</text:span><text:span text:style-name="T7">.</text:span> <text:span text:style-name="T7">ut</text:span> <text:span text:style-name="T7"/><text:span text:style-name="T7">reum</text:span> <text:span text:style-name="T7">futurum</text:span><text:span text:style-name="T7">essedesignat;ettimeoperderelaborem</text:span><text:span text:style-name="T7">esse</text:span> <text:span text:style-name="T7">designat</text:span><text:span text:style-name="T7">;</text:span> <text:span text:style-name="T7">et</text:span> <text:span text:style-name="T7">timeo</text:span> <text:span text:style-name="T7">perdere</text:span> <text:span text:style-name="T7">laborem</text:span><text:span text:style-name="T7">queminchoaui;etnonegosedxpcchristusdnsdominus</text:span><text:span text:style-name="T7">quem</text:span> <text:span text:style-name="T7"/><text:span text:style-name="T7">inchoaui</text:span><text:span text:style-name="T7">;</text:span> <text:span text:style-name="T7">et</text:span> <text:span text:style-name="T7">non</text:span> <text:span text:style-name="T7">ego</text:span> <text:span text:style-name="T7">sed</text:span> <text:span text:style-name="T7">xpcchristus</text:span> <text:span text:style-name="T7">dnsdominus</text:span><text:span text:style-name="T7">quimichiimperauitutuenirem;essemq;ue</text:span><text:span text:style-name="T7">qui</text:span> <text:span text:style-name="T7">michi</text:span> <text:span text:style-name="T7">imperauit</text:span> <text:span text:style-name="T7">ut</text:span> <text:span text:style-name="T7"/><text:span text:style-name="T7"/><text:span text:style-name="T7">uenirem</text:span><text:span text:style-name="T7">;</text:span> <text:span text:style-name="T7">essemq;ue</text:span><text:span text:style-name="T7">cumillisresiduumetatismee.sidnsdominus</text:span><text:span text:style-name="T7">cum</text:span> <text:span text:style-name="T7">illis</text:span> <text:span text:style-name="T7">residuum</text:span> <text:span text:style-name="T7">etatis</text:span> <text:span text:style-name="T7">mee</text:span><text:span text:style-name="T7">.</text:span> <text:span text:style-name="T7">si</text:span> <text:span text:style-name="T7">dnsdominus</text:span><text:span text:style-name="T7">uolueritetcustodieritmeabomiomniuia</text:span><text:span text:style-name="T7"/><text:span text:style-name="T7">uoluerit</text:span> <text:span text:style-name="T7">et</text:span> <text:span text:style-name="T7">custodierit</text:span> <text:span text:style-name="T7">me</text:span> <text:span text:style-name="T7">ab</text:span> <text:span text:style-name="T7">omiomni</text:span> <text:span text:style-name="T7">uia</text:span><text:span text:style-name="T7">malautnonpeccemcoramillo.Spero</text:span><text:span text:style-name="T7">mala</text:span> <text:span text:style-name="T7">ut</text:span> <text:span text:style-name="T7">non</text:span> <text:span text:style-name="T7">peccem</text:span> <text:span text:style-name="T7">coram</text:span> <text:span text:style-name="T7">illo</text:span><text:span text:style-name="T7">.</text:span> <text:span text:style-name="T7"/></text:p>
      <text:p>44. <text:span text:style-name="T7"/><text:span text:style-name="T7">Spero</text:span><text:span text:style-name="T7">autemhocdebueram;sedmemetipsum</text:span><text:span text:style-name="T7">autem</text:span> <text:span text:style-name="T7">hoc</text:span> <text:span text:style-name="T7">debueram</text:span><text:span text:style-name="T7">;</text:span> <text:span text:style-name="T7">sed</text:span> <text:span text:style-name="T7">memet</text:span> <text:span text:style-name="T7">ipsum</text:span><text:span text:style-name="T7">noncredo.quamdiufueroinhoccorpecorpere</text:span><text:span text:style-name="T7">non</text:span> <text:span text:style-name="T7">credo</text:span><text:span text:style-name="T7">.</text:span> <text:span text:style-name="T7"/><text:span text:style-name="T7">quamdiu</text:span> <text:span text:style-name="T7">fuero</text:span> <text:span text:style-name="T7">in</text:span> <text:span text:style-name="T7">hoc</text:span> <text:span text:style-name="T7">corpecorpere</text:span><text:span text:style-name="T7">mortis;quiafortisestquicotidieni</text:span><text:span text:style-name="T7">mortis</text:span><text:span text:style-name="T7">;</text:span> <text:span text:style-name="T7">quia</text:span> <text:span text:style-name="T7">fortis</text:span> <text:span text:style-name="T7">est</text:span> <text:span text:style-name="T7">qui</text:span> <text:span text:style-name="T7">cotidie</text:span> <text:span text:style-name="T7">ni</text:span><text:span text:style-name="T7">titursubuerteremeafide.etpreposi</text:span><text:span text:style-name="T7">titur</text:span> <text:span text:style-name="T7"/><text:span text:style-name="T7">subuertere</text:span> <text:span text:style-name="T7">me</text:span> <text:span text:style-name="T7">a</text:span> <text:span text:style-name="T7">fide</text:span><text:span text:style-name="T7">.</text:span> <text:span text:style-name="T7">et</text:span> <text:span text:style-name="T7">preposi</text:span><text:span text:style-name="T7">tacastitatereligionisnonfictae.usq;ue</text:span><text:span text:style-name="T7">ta</text:span> <text:span text:style-name="T7">castitate</text:span> <text:span text:style-name="T7">religionis</text:span> <text:span text:style-name="T7">non</text:span> <text:span text:style-name="T7">fictae</text:span><text:span text:style-name="T7">.</text:span> <text:span text:style-name="T7">usq;ue</text:span><text:span text:style-name="T7">infinemuitemeexpochristodnodominomeo.Sedcaro</text:span><text:span text:style-name="T7"/><text:span text:style-name="T7">in</text:span> <text:span text:style-name="T7">finem</text:span> <text:span text:style-name="T7">uite</text:span> <text:span text:style-name="T7">mee</text:span> <text:span text:style-name="T7">xpochristo</text:span> <text:span text:style-name="T7">dnodomino</text:span> <text:span text:style-name="T7">meo</text:span><text:span text:style-name="T7">.</text:span> <text:span text:style-name="T7">Sed</text:span> <text:span text:style-name="T7">caro</text:span><text:span text:style-name="T7">inimicasempertrahitadmortem.idestad</text:span><text:span text:style-name="T7">inimica</text:span> <text:span text:style-name="T7">semper</text:span> <text:span text:style-name="T7"/><text:span text:style-name="T7">trahit</text:span> <text:span text:style-name="T7">ad</text:span> <text:span text:style-name="T7">mortem</text:span><text:span text:style-name="T7">.</text:span> <text:span text:style-name="T7">id</text:span> <text:span text:style-name="T7">est</text:span> <text:span text:style-name="T7">ad</text:span><text:span text:style-name="T7">illecebrasininfelicitatepficiendasperficiendas.Et</text:span><text:span text:style-name="T7">illecebras</text:span> <text:span text:style-name="T7">in</text:span> <text:span text:style-name="T7">infelicitate</text:span> <text:span text:style-name="T7">pficiendasperficiendas</text:span><text:span text:style-name="T7">.</text:span> <text:span text:style-name="T7"/><text:span text:style-name="T7">Et</text:span><text:span text:style-name="T7">scioexpartequareegouitamperfectam.non.didici;sicutetcetericredentes.Sedconfiteordnodominomeoetnonerubescoinconspectueius.quianonmentior;exquocognouieumaiuuentutemea.creuitinmeamordeiettimoripsius;etusq;uenuncfauentednodominofidemseruaui.Rideatautemetinsultetquiuoluerit;egononsileboneq;ueabscondosignaetmirabiliaquemichiadnodominoministratasunt.antemultosannosquamfierent;quasiquinouitomiaomniaetiamantetemporasclariasaeculariaUndeegoquidemdebueramsinecessationedeograciasagere.quisaepeindulsitinsipientiaemee.etneglegentiemee;etdelocononinunoquoq:ueutnonmichiuehementerirasceretur.quiadiutordatussum.etnoncitoadquieuiscdmsecundumquodmichiostensumfuerat.Etspcspiritusnichilominussuggerebatetmisertusestmeidnsdominusinmiliamilium;quiauiditinmequodparatuseram.sedquodmichipperhisnesciebamdestatumeoquidfacerem.quiamultihanclegationemprohibebant.etiaminterseipsosposttergummeumnarrabantetdicebant.Iste.quaresemittitinpericuluminterhostesquidmdeumnonnouerunt.nonutcausamalitie.sednonsapiebatillis.sicutetegoipsetestorintelligipropterrusticitatemmeam;etnoncitoagnouigramgratiamquetunceratinme;nuncmichisapitquodantedebueram.Nuncergosimpliciterinsinuauifratrib;usetconseruismeisquimichicrediderunt;propterquodpredixietpredicoadroborandametconfirmandamfidemuramuestram.utinamutetuosimmiteminimaiora.etpotiorafaciatis.Haeceritglagloriamea;quiafiliussapiensglagloriapatrisest.Uosscitisetdsdeusqualiterconuersatussuminteruosaiuuentutemea;infideueritatisetsinceritatecordis;eetiamadgentesillasinterquashabito;egofidemillispraestiti.etpraestabo.D sDeusscitneminemillorumcircumnueni.neccogitopropterdmdeumetecclamecclesiamipsius;neexcitemillisetnobisomnib;omnibuspersecutionem.etnepermeblasphemeturnomendnidomini;quiascriptum.est.Uaehominipperquemnomendnidominiblasphematur.Nametsiimperitussumnominibustamenconatussumquippiamseruareme;</text:span><text:span text:style-name="T7">scioexpartequareegouitamperfectam.non.didici;</text:span><text:span text:style-name="T7">scio</text:span> <text:span text:style-name="T7">ex</text:span> <text:span text:style-name="T7">parte</text:span> <text:span text:style-name="T7">quare</text:span> <text:span text:style-name="T7">ego</text:span> <text:span text:style-name="T7">uitam</text:span> <text:span text:style-name="T7">perfectam</text:span><text:span text:style-name="T7">.</text:span> <text:span text:style-name="T7">non</text:span><text:span text:style-name="T7">.</text:span> <text:span text:style-name="T7">didici</text:span><text:span text:style-name="T7">;</text:span><text:span text:style-name="T7">sicutetcetericredentes.Sedconfiteordnodomino</text:span><text:span text:style-name="T7">sicut</text:span> <text:span text:style-name="T7">et</text:span> <text:span text:style-name="T7">ceteri</text:span> <text:span text:style-name="T7"/><text:span text:style-name="T7">credentes</text:span><text:span text:style-name="T7">.</text:span> <text:span text:style-name="T7">Sed</text:span> <text:span text:style-name="T7">confiteor</text:span> <text:span text:style-name="T7">dnodomino</text:span><text:span text:style-name="T7">meoetnonerubescoinconspectueius.quia</text:span><text:span text:style-name="T7">meo</text:span> <text:span text:style-name="T7">et</text:span> <text:span text:style-name="T7">non</text:span> <text:span text:style-name="T7">erubesco</text:span> <text:span text:style-name="T7">in</text:span> <text:span text:style-name="T7">conspectu</text:span> <text:span text:style-name="T7"/><text:span text:style-name="T7">eius</text:span><text:span text:style-name="T7">.</text:span> <text:span text:style-name="T7">quia</text:span><text:span text:style-name="T7">nonmentior;exquocognouieumaiuuen</text:span><text:span text:style-name="T7">non</text:span> <text:span text:style-name="T7">mentior</text:span><text:span text:style-name="T7">;</text:span> <text:span text:style-name="T7">ex</text:span> <text:span text:style-name="T7">quo</text:span> <text:span text:style-name="T7">cognoui</text:span> <text:span text:style-name="T7">eum</text:span> <text:span text:style-name="T7">a</text:span> <text:span text:style-name="T7">iuuen</text:span><text:span text:style-name="T7">tutemea.creuitinmeamordeiettimor</text:span><text:span text:style-name="T7">tute</text:span> <text:span text:style-name="T7">mea</text:span><text:span text:style-name="T7">.</text:span> <text:span text:style-name="T7">creuit</text:span> <text:span text:style-name="T7"/><text:span text:style-name="T7">in</text:span> <text:span text:style-name="T7">me</text:span> <text:span text:style-name="T7">amor</text:span> <text:span text:style-name="T7">dei</text:span> <text:span text:style-name="T7">et</text:span> <text:span text:style-name="T7">timor</text:span><text:span text:style-name="T7">ipsius;etusq;uenuncfauentednodominofidemser</text:span><text:span text:style-name="T7">ipsius</text:span><text:span text:style-name="T7">;</text:span> <text:span text:style-name="T7">et</text:span> <text:span text:style-name="T7">usq;ue</text:span> <text:span text:style-name="T7">nunc</text:span> <text:span text:style-name="T7">fauente</text:span> <text:span text:style-name="T7">dnodomino</text:span> <text:span text:style-name="T7">fidem</text:span> <text:span text:style-name="T7"/><text:span text:style-name="T7">ser</text:span><text:span text:style-name="T7">uaui.Rideatautemetinsultetquiuolue</text:span><text:span text:style-name="T7">uaui</text:span><text:span text:style-name="T7">.</text:span> <text:span text:style-name="T7"/></text:p>
      <text:p>45. <text:span text:style-name="T7"/><text:span text:style-name="T7">Rideat</text:span> <text:span text:style-name="T7">autem</text:span> <text:span text:style-name="T7">et</text:span> <text:span text:style-name="T7">insultet</text:span> <text:span text:style-name="T7">qui</text:span> <text:span text:style-name="T7">uolue</text:span><text:span text:style-name="T7">rit;egononsileboneq;ueabscondosignaet</text:span><text:span text:style-name="T7">rit</text:span><text:span text:style-name="T7">;</text:span> <text:span text:style-name="T7">ego</text:span> <text:span text:style-name="T7">non</text:span> <text:span text:style-name="T7">silebo</text:span> <text:span text:style-name="T7">neq;ue</text:span> <text:span text:style-name="T7"/><text:span text:style-name="T7">abscondo</text:span> <text:span text:style-name="T7">signa</text:span> <text:span text:style-name="T7">et</text:span><text:span text:style-name="T7">mirabiliaquemichiadnodominoministratasunt.</text:span><text:span text:style-name="T7">mirabilia</text:span> <text:span text:style-name="T7">que</text:span> <text:span text:style-name="T7">michi</text:span> <text:span text:style-name="T7">a</text:span> <text:span text:style-name="T7">dnodomino</text:span> <text:span text:style-name="T7">ministrata</text:span> <text:span text:style-name="T7">sunt</text:span><text:span text:style-name="T7">.</text:span><text:span text:style-name="T7">antemultosannosquamfierent;quasi</text:span><text:span text:style-name="T7"/><text:span text:style-name="T7">ante</text:span> <text:span text:style-name="T7">multos</text:span> <text:span text:style-name="T7">annos</text:span> <text:span text:style-name="T7">quam</text:span> <text:span text:style-name="T7">fierent</text:span><text:span text:style-name="T7">;</text:span> <text:span text:style-name="T7">quasi</text:span><text:span text:style-name="T7">quinouitomiaomniaetiamantetemporasclariasaecularia</text:span><text:span text:style-name="T7">qui</text:span> <text:span text:style-name="T7">nouit</text:span> <text:span text:style-name="T7">omiaomnia</text:span> <text:span text:style-name="T7">etiam</text:span> <text:span text:style-name="T7">ante</text:span> <text:span text:style-name="T7"/><text:span text:style-name="T7">tempora</text:span> <text:span text:style-name="T7">sclariasaecularia</text:span><text:span text:style-name="T7">Undeegoquidemdebueramsinecessatione</text:span><text:span text:style-name="T7"/></text:p>
      <text:p>46. <text:span text:style-name="T7"/><text:span text:style-name="T7">Unde</text:span> <text:span text:style-name="T7">ego</text:span> <text:span text:style-name="T7">quidem</text:span> <text:span text:style-name="T7">debueram</text:span> <text:span text:style-name="T7">sine</text:span> <text:span text:style-name="T7">cessatione</text:span><text:span text:style-name="T7">deograciasagere.quisaepeindulsitinsipi</text:span><text:span text:style-name="T7">deo</text:span> <text:span text:style-name="T7">gracias</text:span> <text:span text:style-name="T7">agere</text:span><text:span text:style-name="T7">.</text:span> <text:span text:style-name="T7">qui</text:span> <text:span text:style-name="T7"/><text:span text:style-name="T7">saepe</text:span> <text:span text:style-name="T7">indulsit</text:span> <text:span text:style-name="T7">insipi</text:span><text:span text:style-name="T7">entiaemee.etneglegentiemee;etdeloco</text:span><text:span text:style-name="T7">entiae</text:span> <text:span text:style-name="T7">mee</text:span><text:span text:style-name="T7">.</text:span> <text:span text:style-name="T7">et</text:span> <text:span text:style-name="T7">neglegentie</text:span> <text:span text:style-name="T7">mee</text:span><text:span text:style-name="T7">;</text:span> <text:span text:style-name="T7">et</text:span> <text:span text:style-name="T7">de</text:span> <text:span text:style-name="T7">loco</text:span><text:span text:style-name="T7">noninunoquoq:ueutnonmichiuehementer</text:span><text:span text:style-name="T7">non</text:span> <text:span text:style-name="T7"/><text:span text:style-name="T7">in</text:span> <text:span text:style-name="T7">uno</text:span> <text:span text:style-name="T7">quoq:ue</text:span> <text:span text:style-name="T7">ut</text:span> <text:span text:style-name="T7">non</text:span> <text:span text:style-name="T7">michi</text:span> <text:span text:style-name="T7">uehementer</text:span><text:span text:style-name="T7">irasceretur.quiadiutordatussum.et</text:span><text:span text:style-name="T7">irasceretur</text:span><text:span text:style-name="T7">.</text:span> <text:span text:style-name="T7">qui</text:span> <text:span text:style-name="T7">adiutor</text:span> <text:span text:style-name="T7">datus</text:span> <text:span text:style-name="T7"/><text:span text:style-name="T7">sum</text:span><text:span text:style-name="T7">.</text:span> <text:span text:style-name="T7">et</text:span><text:span text:style-name="T7">noncitoadquieuiscdmsecundumquodmichiosten</text:span><text:span text:style-name="T7">non</text:span> <text:span text:style-name="T7">cito</text:span> <text:span text:style-name="T7">adquieui</text:span> <text:span text:style-name="T7">scdmsecundum</text:span> <text:span text:style-name="T7">quod</text:span> <text:span text:style-name="T7">michi</text:span> <text:span text:style-name="T7">osten</text:span><text:span text:style-name="T7">sumfuerat.Etspcspiritusnichilominussuggere</text:span><text:span text:style-name="T7">sum</text:span> <text:span text:style-name="T7">fuerat</text:span><text:span text:style-name="T7">.</text:span> <text:span text:style-name="T7">Et</text:span> <text:span text:style-name="T7"/><text:span text:style-name="T7">spcspiritus</text:span> <text:span text:style-name="T7">nichilo</text:span> <text:span text:style-name="T7">minus</text:span> <text:span text:style-name="T7">suggere</text:span><text:span text:style-name="T7">batetmisertusestmeidnsdominusinmiliamilium;</text:span><text:span text:style-name="T7">bat</text:span> <text:span text:style-name="T7">et</text:span> <text:span text:style-name="T7">misertus</text:span> <text:span text:style-name="T7">est</text:span> <text:span text:style-name="T7">mei</text:span> <text:span text:style-name="T7">dnsdominus</text:span> <text:span text:style-name="T7">in</text:span> <text:span text:style-name="T7">milia</text:span> <text:span text:style-name="T7"/><text:span text:style-name="T7">milium</text:span><text:span text:style-name="T7">;</text:span><text:span text:style-name="T7">quiauiditinmequodparatuseram.sed</text:span><text:span text:style-name="T7">quia</text:span> <text:span text:style-name="T7">uidit</text:span> <text:span text:style-name="T7">in</text:span> <text:span text:style-name="T7">me</text:span> <text:span text:style-name="T7">quod</text:span> <text:span text:style-name="T7">paratus</text:span> <text:span text:style-name="T7">eram</text:span><text:span text:style-name="T7">.</text:span> <text:span text:style-name="T7">sed</text:span><text:span text:style-name="T7">quodmichipperhisnesciebamdestatumeo</text:span><text:span text:style-name="T7">quod</text:span> <text:span text:style-name="T7">michi</text:span> <text:span text:style-name="T7">pper</text:span> <text:span text:style-name="T7"/><text:span text:style-name="T7">his</text:span> <text:span text:style-name="T7">nesciebam</text:span> <text:span text:style-name="T7">de</text:span> <text:span text:style-name="T7">statu</text:span> <text:span text:style-name="T7">meo</text:span><text:span text:style-name="T7">quidfacerem.quiamultihanclegationem</text:span><text:span text:style-name="T7">quid</text:span> <text:span text:style-name="T7">facerem</text:span><text:span text:style-name="T7">.</text:span> <text:span text:style-name="T7">quia</text:span> <text:span text:style-name="T7">multi</text:span> <text:span text:style-name="T7">hanc</text:span> <text:span text:style-name="T7">legationem</text:span><text:span text:style-name="T7">prohibebant.etiaminterseipsospostter</text:span><text:span text:style-name="T7"/><text:span text:style-name="T7">prohibebant</text:span><text:span text:style-name="T7">.</text:span> <text:span text:style-name="T7">etiam</text:span> <text:span text:style-name="T7">inter</text:span> <text:span text:style-name="T7">se</text:span> <text:span text:style-name="T7">ipsos</text:span> <text:span text:style-name="T7">postter</text:span><text:span text:style-name="T7">gummeumnarrabantetdicebant.Iste.</text:span><text:span text:style-name="T7">gum</text:span> <text:span text:style-name="T7">meum</text:span> <text:span text:style-name="T7">narrabant</text:span> <text:span text:style-name="T7">et</text:span> <text:span text:style-name="T7"/><text:span text:style-name="T7">dicebant</text:span><text:span text:style-name="T7">.</text:span> <text:span text:style-name="T7">Iste</text:span><text:span text:style-name="T7">.</text:span><text:span text:style-name="T7">quaresemittitinpericuluminterhostes</text:span><text:span text:style-name="T7">quare</text:span> <text:span text:style-name="T7">se</text:span> <text:span text:style-name="T7">mittit</text:span> <text:span text:style-name="T7">in</text:span> <text:span text:style-name="T7">periculum</text:span> <text:span text:style-name="T7">inter</text:span> <text:span text:style-name="T7">hostes</text:span><text:span text:style-name="T7">quidmdeumnonnouerunt.nonutcausa</text:span><text:span text:style-name="T7">qui</text:span> <text:span text:style-name="T7">dmdeum</text:span> <text:span text:style-name="T7"/><text:span text:style-name="T7">non</text:span> <text:span text:style-name="T7">nouerunt</text:span><text:span text:style-name="T7">.</text:span> <text:span text:style-name="T7">non</text:span> <text:span text:style-name="T7">ut</text:span> <text:span text:style-name="T7">causa</text:span><text:span text:style-name="T7">malitie.sednonsapiebatillis.sicutetego</text:span><text:span text:style-name="T7">malitie</text:span><text:span text:style-name="T7">.</text:span> <text:span text:style-name="T7">sed</text:span> <text:span text:style-name="T7">non</text:span> <text:span text:style-name="T7">sapiebat</text:span> <text:span text:style-name="T7">illis</text:span><text:span text:style-name="T7">.</text:span> <text:span text:style-name="T7">sicut</text:span> <text:span text:style-name="T7"/><text:span text:style-name="T7">et</text:span> <text:span text:style-name="T7">ego</text:span><text:span text:style-name="T7">ipsetestorintelligipropterrusticitatem</text:span><text:span text:style-name="T7">ipse</text:span> <text:span text:style-name="T7">testor</text:span> <text:span text:style-name="T7">intelligi</text:span> <text:span text:style-name="T7">propter</text:span> <text:span text:style-name="T7">rusticitatem</text:span><text:span text:style-name="T7">meam;etnoncitoagnouigramgratiamquetunc</text:span><text:span text:style-name="T7">meam</text:span><text:span text:style-name="T7">;</text:span> <text:span text:style-name="T7">et</text:span> <text:span text:style-name="T7">non</text:span> <text:span text:style-name="T7"/><text:span text:style-name="T7">cito</text:span> <text:span text:style-name="T7">agnoui</text:span> <text:span text:style-name="T7">gramgratiam</text:span> <text:span text:style-name="T7">que</text:span> <text:span text:style-name="T7">tunc</text:span><text:span text:style-name="T7">eratinme;nuncmichisapitquodante</text:span><text:span text:style-name="T7">erat</text:span> <text:span text:style-name="T7">in</text:span> <text:span text:style-name="T7">me</text:span><text:span text:style-name="T7">;</text:span> <text:span text:style-name="T7">nunc</text:span> <text:span text:style-name="T7">michi</text:span> <text:span text:style-name="T7">sapit</text:span> <text:span text:style-name="T7">quod</text:span> <text:span text:style-name="T7"/><text:span text:style-name="T7">ante</text:span><text:span text:style-name="T7">debueram.Nuncergosimpliciterinsinu</text:span><text:span text:style-name="T7">debueram</text:span><text:span text:style-name="T7">.</text:span> <text:span text:style-name="T7"/></text:p>
      <text:p>47. <text:span text:style-name="T7"/><text:span text:style-name="T7">Nunc</text:span> <text:span text:style-name="T7">ergo</text:span> <text:span text:style-name="T7">simpliciter</text:span> <text:span text:style-name="T7">insinu</text:span><text:span text:style-name="T7">auifratrib;usetconseruismeisquimichicre</text:span><text:span text:style-name="T7">aui</text:span> <text:span text:style-name="T7">fratrib;us</text:span> <text:span text:style-name="T7">et</text:span> <text:span text:style-name="T7">conseruis</text:span> <text:span text:style-name="T7">meis</text:span> <text:span text:style-name="T7"/><text:span text:style-name="T7">qui</text:span> <text:span text:style-name="T7">michi</text:span> <text:span text:style-name="T7">cre</text:span><text:span text:style-name="T7">diderunt;propterquodpredixietpredico</text:span><text:span text:style-name="T7">diderunt</text:span><text:span text:style-name="T7">;</text:span> <text:span text:style-name="T7">propter</text:span> <text:span text:style-name="T7">quod</text:span> <text:span text:style-name="T7">predixi</text:span> <text:span text:style-name="T7">et</text:span> <text:span text:style-name="T7">predico</text:span><text:span text:style-name="T7">adroborandametconfirmandamfidem</text:span><text:span text:style-name="T7">ad</text:span> <text:span text:style-name="T7">roborandam</text:span> <text:span text:style-name="T7"/><text:span text:style-name="T7">et</text:span> <text:span text:style-name="T7">confirmandam</text:span> <text:span text:style-name="T7">fidem</text:span><text:span text:style-name="T7">uramuestram.utinamutetuosimmiteminimaiora.</text:span><text:span text:style-name="T7">uramuestram</text:span><text:span text:style-name="T7">.</text:span> <text:span text:style-name="T7">utinam</text:span> <text:span text:style-name="T7">ut</text:span> <text:span text:style-name="T7">et</text:span> <text:span text:style-name="T7">uos</text:span> <text:span text:style-name="T7">immitemini</text:span> <text:span text:style-name="T7">maiora</text:span><text:span text:style-name="T7">.</text:span><text:span text:style-name="T7">etpotiorafaciatis.Haeceritglagloriamea;quia</text:span><text:span text:style-name="T7">et</text:span> <text:span text:style-name="T7"/><text:span text:style-name="T7"/><text:span text:style-name="T7">potiora</text:span> <text:span text:style-name="T7">faciatis</text:span><text:span text:style-name="T7">.</text:span> <text:span text:style-name="T7">Haec</text:span> <text:span text:style-name="T7">erit</text:span> <text:span text:style-name="T7">glagloria</text:span> <text:span text:style-name="T7">mea</text:span><text:span text:style-name="T7">;</text:span> <text:span text:style-name="T7">quia</text:span><text:span text:style-name="T7">filiussapiensglagloriapatrisest.Uosscitiset</text:span><text:span text:style-name="T7">filius</text:span> <text:span text:style-name="T7">sapiens</text:span> <text:span text:style-name="T7">glagloria</text:span> <text:span text:style-name="T7"/><text:span text:style-name="T7">patris</text:span> <text:span text:style-name="T7">est</text:span><text:span text:style-name="T7">.</text:span> <text:span text:style-name="T7"/></text:p>
      <text:p>48. <text:span text:style-name="T7"/><text:span text:style-name="T7">Uos</text:span> <text:span text:style-name="T7">scitis</text:span> <text:span text:style-name="T7">et</text:span><text:span text:style-name="T7">dsdeusqualiterconuersatussuminteruosa</text:span><text:span text:style-name="T7">dsdeus</text:span> <text:span text:style-name="T7">qualiter</text:span> <text:span text:style-name="T7">conuersatus</text:span> <text:span text:style-name="T7">sum</text:span> <text:span text:style-name="T7">inter</text:span> <text:span text:style-name="T7">uos</text:span> <text:span text:style-name="T7">a</text:span><text:span text:style-name="T7">iuuentutemea;infideueritatisetsince</text:span><text:span text:style-name="T7">iuuentute</text:span> <text:span text:style-name="T7"/><text:span text:style-name="T7">mea</text:span><text:span text:style-name="T7">;</text:span> <text:span text:style-name="T7">in</text:span> <text:span text:style-name="T7">fide</text:span> <text:span text:style-name="T7">ueritatis</text:span> <text:span text:style-name="T7">et</text:span> <text:span text:style-name="T7">since</text:span><text:span text:style-name="T7">ritatecordis;eetiamadgentesillasinter</text:span><text:span text:style-name="T7">ritate</text:span> <text:span text:style-name="T7">cordis</text:span><text:span text:style-name="T7">;</text:span> <text:span text:style-name="T7">eetiam</text:span> <text:span text:style-name="T7">ad</text:span> <text:span text:style-name="T7">gentes</text:span> <text:span text:style-name="T7"/><text:span text:style-name="T7">illas</text:span> <text:span text:style-name="T7">inter</text:span><text:span text:style-name="T7">quashabito;egofidemillispraestiti.etprae</text:span><text:span text:style-name="T7">quas</text:span> <text:span text:style-name="T7">habito</text:span><text:span text:style-name="T7">;</text:span> <text:span text:style-name="T7">ego</text:span> <text:span text:style-name="T7">fidem</text:span> <text:span text:style-name="T7">illis</text:span> <text:span text:style-name="T7">praestiti</text:span><text:span text:style-name="T7">.</text:span> <text:span text:style-name="T7">et</text:span> <text:span text:style-name="T7">prae</text:span><text:span text:style-name="T7">stabo.D sDeusscitneminemillorumcircumnueni.</text:span><text:span text:style-name="T7">stabo</text:span><text:span text:style-name="T7">.</text:span> <text:span text:style-name="T7">D sDeus</text:span> <text:span text:style-name="T7"/><text:span text:style-name="T7">scit</text:span> <text:span text:style-name="T7">neminem</text:span> <text:span text:style-name="T7">illorum</text:span> <text:span text:style-name="T7">circumnueni</text:span><text:span text:style-name="T7">.</text:span><text:span text:style-name="T7">neccogitopropterdmdeumetecclamecclesiamipsius;ne</text:span><text:span text:style-name="T7">nec</text:span> <text:span text:style-name="T7">cogito</text:span> <text:span text:style-name="T7">propter</text:span> <text:span text:style-name="T7">dmdeum</text:span> <text:span text:style-name="T7">et</text:span> <text:span text:style-name="T7"/><text:span text:style-name="T7">ecclamecclesiam</text:span> <text:span text:style-name="T7">ipsius</text:span><text:span text:style-name="T7">;</text:span> <text:span text:style-name="T7">ne</text:span><text:span text:style-name="T7">excitemillisetnobisomnib;omnibuspersecutionem.</text:span><text:span text:style-name="T7">excitem</text:span> <text:span text:style-name="T7">illis</text:span> <text:span text:style-name="T7">et</text:span> <text:span text:style-name="T7">nobis</text:span> <text:span text:style-name="T7">omnib;omnibus</text:span> <text:span text:style-name="T7">persecutionem</text:span><text:span text:style-name="T7">.</text:span><text:span text:style-name="T7">etnepermeblasphemeturnomendnidomini;quiascrip</text:span><text:span text:style-name="T7">et</text:span> <text:span text:style-name="T7"/><text:span text:style-name="T7">ne</text:span> <text:span text:style-name="T7">per</text:span> <text:span text:style-name="T7">me</text:span> <text:span text:style-name="T7">blasphemetur</text:span> <text:span text:style-name="T7">nomen</text:span> <text:span text:style-name="T7">dnidomini</text:span><text:span text:style-name="T7">;</text:span> <text:span text:style-name="T7">quia</text:span> <text:span text:style-name="T7">scrip</text:span><text:span text:style-name="T7">tum.est.Uaehominipperquemnomendnidominiblasphe</text:span><text:span text:style-name="T7">tum</text:span><text:span text:style-name="T7">.</text:span> <text:span text:style-name="T7">est</text:span><text:span text:style-name="T7">.</text:span> <text:span text:style-name="T7">Uae</text:span> <text:span text:style-name="T7"/><text:span text:style-name="T7">homini</text:span> <text:span text:style-name="T7">pper</text:span> <text:span text:style-name="T7">quem</text:span> <text:span text:style-name="T7">nomen</text:span> <text:span text:style-name="T7">dnidomini</text:span> <text:span text:style-name="T7">blasphe</text:span><text:span text:style-name="T7">matur.Nametsiimperitussumnominibus</text:span><text:span text:style-name="T7">matur</text:span><text:span text:style-name="T7">.</text:span> <text:span text:style-name="T7"/></text:p>
      <text:p>49. <text:span text:style-name="T7"/><text:span text:style-name="T7">Nam</text:span> <text:span text:style-name="T7">etsi</text:span> <text:span text:style-name="T7">imperitus</text:span> <text:span text:style-name="T7">sum</text:span> <text:span text:style-name="T7">nominibus</text:span><text:span text:style-name="T7">tamenconatussumquippiamseruareme;</text:span><text:span text:style-name="T7">tamen</text:span> <text:span text:style-name="T7">conatus</text:span> <text:span text:style-name="T7">sum</text:span> <text:span text:style-name="T7">quippiam</text:span> <text:span text:style-name="T7"/><text:span text:style-name="T7">seruare</text:span> <text:span text:style-name="T7">me</text:span><text:span text:style-name="T7">;</text:span><text:span text:style-name="T7">etiamfratrib;usxpianischristianisetuirginibusxpichristietmulierib;usreliogiosisquemichiultroneamunusculadonabant.etsuperaltereiactabantexhornamentissuisetiterumreddebamillis.etaduersusmescandalizabantur.curhocfaciebam.sedegoppterpropterspemperhennitatisutmeinomnibuscauteproptereaconseruaremitautmeinaliquotituloinfidelescaperent.uelministeriumseruitutismee.necetiaminminimisincredulislocumdarem;infamaresiuedetractare.Forteautemquandobaptizauitotmiliahominumsperauerimabaliquoillorumueldimidioscriptuledicitemichietreddamuobis;autquandoordinauitubiq;uednsdominusclericospermodicitatemmeametministeriumgratisdistribuiillis;sipoposciabaliquoillorum.uelpretciumuelcalciamentimei;dicitemichietreddamuobismagis.Egoimpendiuobisutmecaperet.etinteruosetubiq;uepergebamcausaurauestrainmultispericulisetiamusq;ueadexteraspartes.ubinemoultraerat.etubinunquamaliquisperuenerat.quibaptizaret.autclericosordinaret.autpopuluminfideconfirmaret.donantednodominodiligenteretlibentissimepprosaluteurauostraomiaomniagessi.Interimpraemiaregib;usdabam.praeterquodmercedemdabamfiliisipsorumquimecumambulant;etnichilominuscomprehenderuntmetunccumcomitibusmeis;etilladieauidissecupiebantinterficereme.sedtempusnondumuenerat.etomiaomniaquaecumq;uenobiscuminueneruntrapuerunt.etmeipsumferrouixerunt;etquartodecimodieabsoluitmednsdominusapotestateeorum;etquicquidnrmnostrumfuitreditum.esse.nobis.propterdmdeumetnecessariosamicosquosantepreuidimusUosautemexpertiestisquantumegoerogauiillis.quiiudicabantpperomsomnesregiones;quosegofrequentiusuisitabam.Censeoenimnonminimumquampretciumquindecimhominumdistribuiillis.itautmefruamini.etegouobissemperfruarindmdeum;nonmepenitetnecsatisestmichiadhucimpendoetsuperimpendam.Potensenimdnsdominusutdetmichipostmodum.utmeipsumimpendarpproanimab;usurisuestris.Eccetestemdmdeuminuocoinanimammeamquianonmentior.neq;ueutsitcausaadulationisuelauaritiescripserimuobis;neq;ueuthonoremsparemsperaremurmuestrum.Sufficitenimmichihonorquinundumuidetur.sedcordecreditur.Fidelisautemquipromisitnunquammentitur;seduideoiaminpraesentiseculomesupramodumexaltatumadnodomino.etnoneramdignusneq;uetalisutmichihocpraestaret.dumsciocertissimequodmichimeliusconuenitpaupertas.etcalamitas.quamdiliciaeetdiuicie.Sedetxpcchristusdnsdominusppronobisfuitpauper.Egoueromiseretinfelix.etsiopesuolueroiamnonhabeo.neq;uemeipsumiudico.quiacotidiesperoautinternetionem.autcircunueniriBieler:
                                    circumueniri;.autredigiinseruitutem;siueoccasiocuiuslibet;sednichilhorumuereor.propterpromissacelorum;quiaiactauimeipsuminmanusdeiomipotentisomnipotentisquiaubiq;uedominatursicutpphaprophetaait.Iactacogitatumtuumindmdeum;etipseteenutriet.Eccenunccommendoanimammeamfidelissimodeomeo;pproquolegationemfungorinignobilitatemea;sedquiapsonampersonamnonaccipit.etelegitmeadhocofficiumutunusessemdesuisminimisminister.Undeautemretribuamilli.pproomib;omnibusqueretribuitmichi?Sedquiddicamuelquidpmittampromittamdnodominomeo;quianichilualeonisiipsemichidederit.sedscrutatorcordaetrenes.quiasatisetnimiscupioetparatuseramutdonaretmichibiberecalicemeiussicutindulsitetceterisamantib;usse.Quapropternoncontinguntmichiadnodominomeo.utnunquamamitamplebemsuam.quamadquisiuitinultimisterre.Oroergodmdeumutdetmihiperseuerantiam.etdigneturutreddamillitestemfidelem.usq;ueadtransitummeumpropterdmdeummeum.etsialiquidboniinuitatussumunquampropterdmdeummeumquemdiligo.Petoigitur</text:span><text:span text:style-name="T7">etiamfratrib;usxpianischristianisetuirginibusxpichristietmulierib;usreliogiosisquemichiultroneamunusculadonabant.etsuperaltereiactabantexhornamentissuisetiterumreddebamillis.etaduersusmescandalizabantur.curhocfaciebam.sedegoppterpropterspemperhennitatisutmeinomnibuscauteproptereaconseruaremitautmeinaliquotituloinfidelescaperent.uelministeriumseruitutismee.necetiaminminimisincredulislocumdarem;infamaresiuedetractare.Forteautemquandobaptizauitotmiliahominumsperauerimabaliquoillorumueldimidioscriptuledicitemichietreddamuobis;autquandoordinauitubiq;uednsdominusclericospermodicitatemmeametministeriumgratisdistribuiillis;sipoposciabaliquoillorum.uelpretciumuelcalciamentimei;dicitemichietreddamuobismagis.Egoimpendiuobisutmecaperet.etinteruosetubiq;uepergebamcausaurauestrainmultispericulisetiamusq;ueadexteraspartes.ubinemoultraerat.etubinunquamaliquisperuenerat.quibaptizaret.autclericosordinaret.autpopuluminfideconfirmaret.donantednodominodiligenteretlibentissimepprosaluteurauostraomiaomniagessi.Interimpraemiaregib;usdabam.praeterquodmercedemdabamfiliisipsorumquimecumambulant;etnichilominuscomprehenderuntmetunccumcomitibusmeis;etilladieauidissecupiebantinterficereme.sedtempusnondumuenerat.etomiaomniaquaecumq;uenobiscuminueneruntrapuerunt.etmeipsumferrouixerunt;etquartodecimodieabsoluitmednsdominusapotestateeorum;etquicquidnrmnostrumfuitreditum.esse.nobis.propterdmdeumetnecessariosamicosquosantepreuidimusUosautemexpertiestisquantumegoerogauiillis.quiiudicabantpperomsomnesregiones;quosegofrequentiusuisitabam.Censeoenimnonminimumquampretciumquindecimhominumdistribuiillis.itautmefruamini.etegouobissemperfruarindmdeum;nonmepenitetnecsatisestmichiadhucimpendoetsuperimpendam.Potensenimdnsdominusutdetmichipostmodum.utmeipsumimpendarpproanimab;usurisuestris.Eccetestemdmdeuminuocoinanimammeamquianonmentior.neq;ueutsitcausaadulationisuelauaritiescripserimuobis;neq;ueuthonoremsparemsperaremurmuestrum.Sufficitenimmichihonorquinundumuidetur.sedcordecreditur.Fidelisautemquipromisitnunquammentitur;seduideoiaminpraesentiseculomesupramodumexaltatumadnodomino.etnoneramdignusneq;uetalisutmichihocpraestaret.dumsciocertissimequodmichimeliusconuenitpaupertas.etcalamitas.quamdiliciaeetdiuicie.Sedetxpcchristusdnsdominusppronobisfuitpauper.Egoueromiseretinfelix.etsiopesuolueroiamnonhabeo.neq;uemeipsumiudico.quiacotidiesperoautinternetionem.autcircunueniriBieler:
                                    circumueniri;.autredigiinseruitutem;siueoccasiocuiuslibet;sednichilhorumuereor.propterpromissacelorum;quiaiactauimeipsuminmanusdeiomipotentisomnipotentisquiaubiq;uedominatursicutpphaprophetaait.Iactacogitatumtuumindmdeum;etipseteenutriet.Eccenunccommendoanimammeamfidelissimodeomeo;pproquolegationemfungorinignobilitatemea;sedquiapsonampersonamnonaccipit.etelegitmeadhocofficiumutunusessemdesuisminimisminister.Undeautemretribuamilli.pproomib;omnibusqueretribuitmichi?Sedquiddicamuelquidpmittampromittamdnodominomeo;quianichilualeonisiipsemichidederit.sedscrutatorcordaetrenes.quiasatisetnimiscupioetparatuseramutdonaretmichibiberecalicemeiussicutindulsitetceterisamantib;usse.Quapropternoncontinguntmichiadnodominomeo.utnunquamamitamplebemsuam.quamadquisiuitinultimisterre.Oroergodmdeumutdetmihiperseuerantiam.etdigneturutreddamillitestemfidelem.usq;ueadtransitummeumpropterdmdeummeum.etsialiquidboniinuitatussumunquampropterdmdeummeumquemdiligo.Petoigitur</text:span><text:span text:style-name="T7">etiamfratrib;usxpianischristianisetuirginibusxpichristietmulierib;usreliogiosisquemichiultroneamunusculadonabant.etsuperaltereiactabantexhornamentissuisetiterumreddebamillis.etaduersusmescandalizabantur.curhocfaciebam.sedegoppterpropterspemperhennitatisutmeinomnibuscauteproptereaconseruaremitautmeinaliquotituloinfidelescaperent.uelministeriumseruitutismee.necetiaminminimisincredulislocumdarem;infamaresiuedetractare.Forteautemquandobaptizauitotmiliahominumsperauerimabaliquoillorumueldimidioscriptuledicitemichietreddamuobis;autquandoordinauitubiq;uednsdominusclericospermodicitatemmeametministeriumgratisdistribuiillis;sipoposciabaliquoillorum.uelpretciumuelcalciamentimei;dicitemichietreddamuobismagis.Egoimpendiuobisutmecaperet.etinteruosetubiq;uepergebamcausaurauestrainmultispericulisetiamusq;ueadexteraspartes.ubinemoultraerat.etubinunquamaliquisperuenerat.quibaptizaret.autclericosordinaret.autpopuluminfideconfirmaret.donantednodominodiligenteretlibentissimepprosaluteurauostraomiaomniagessi.Interimpraemiaregib;usdabam.praeterquodmercedemdabamfiliisipsorumquimecumambulant;etnichilominuscomprehenderuntmetunccumcomitibusmeis;etilladieauidissecupiebantinterficereme.sedtempusnondumuenerat.etomiaomniaquaecumq;uenobiscuminueneruntrapuerunt.etmeipsumferrouixerunt;etquartodecimodieabsoluitmednsdominusapotestateeorum;etquicquidnrmnostrumfuitreditum.esse.nobis.propterdmdeumetnecessariosamicosquosantepreuidimusUosautemexpertiestisquantumegoerogauiillis.quiiudicabantpperomsomnesregiones;quosegofrequentiusuisitabam.Censeoenimnonminimumquampretciumquindecimhominumdistribuiillis.itautmefruamini.etegouobissemperfruarindmdeum;nonmepenitetnec</text:span><text:span text:style-name="T7">etiamfratrib;usxpianischristianisetuirginibusxpichristiet</text:span><text:span text:style-name="T7">etiam</text:span> <text:span text:style-name="T7">fratrib;us</text:span> <text:span text:style-name="T7">xpianischristianis</text:span> <text:span text:style-name="T7">et</text:span> <text:span text:style-name="T7">uirginibus</text:span> <text:span text:style-name="T7">xpichristi</text:span> <text:span text:style-name="T7"/><text:span text:style-name="T7">et</text:span><text:span text:style-name="T7">mulierib;usreliogiosisquemichiultronea</text:span><text:span text:style-name="T7">mulierib;us</text:span> <text:span text:style-name="T7">reliogiosis</text:span> <text:span text:style-name="T7">que</text:span> <text:span text:style-name="T7">michi</text:span> <text:span text:style-name="T7">ultronea</text:span><text:span text:style-name="T7">munusculadonabant.etsuperaltereiacta</text:span><text:span text:style-name="T7">munuscula</text:span> <text:span text:style-name="T7">donabant</text:span><text:span text:style-name="T7">.</text:span> <text:span text:style-name="T7">et</text:span> <text:span text:style-name="T7"/><text:span text:style-name="T7">super</text:span> <text:span text:style-name="T7">altere</text:span> <text:span text:style-name="T7">iacta</text:span><text:span text:style-name="T7">bantexhornamentissuisetiterumredde</text:span><text:span text:style-name="T7">bant</text:span> <text:span text:style-name="T7">ex</text:span> <text:span text:style-name="T7">hornamentis</text:span> <text:span text:style-name="T7">suis</text:span> <text:span text:style-name="T7">et</text:span> <text:span text:style-name="T7">iterum</text:span> <text:span text:style-name="T7">redde</text:span><text:span text:style-name="T7">bamillis.etaduersusmescandaliza</text:span><text:span text:style-name="T7">bam</text:span> <text:span text:style-name="T7">illis</text:span><text:span text:style-name="T7">.</text:span> <text:span text:style-name="T7"/><text:span text:style-name="T7">et</text:span> <text:span text:style-name="T7">aduersus</text:span> <text:span text:style-name="T7">me</text:span> <text:span text:style-name="T7">scandaliza</text:span><text:span text:style-name="T7">bantur.curhocfaciebam.sedegoppterpropter</text:span><text:span text:style-name="T7">bantur</text:span><text:span text:style-name="T7">.</text:span> <text:span text:style-name="T7">cur</text:span> <text:span text:style-name="T7">hoc</text:span> <text:span text:style-name="T7">faciebam</text:span><text:span text:style-name="T7">.</text:span> <text:span text:style-name="T7">sed</text:span> <text:span text:style-name="T7">ego</text:span> <text:span text:style-name="T7">ppterpropter</text:span><text:span text:style-name="T7">spemperhennitatisutmeinomnibus</text:span><text:span text:style-name="T7"/><text:span text:style-name="T7">spem</text:span> <text:span text:style-name="T7">perhennitatis</text:span> <text:span text:style-name="T7">ut</text:span> <text:span text:style-name="T7">me</text:span> <text:span text:style-name="T7">in</text:span> <text:span text:style-name="T7">omnibus</text:span><text:span text:style-name="T7">cauteproptereaconseruaremitaut</text:span><text:span text:style-name="T7">caute</text:span> <text:span text:style-name="T7">propterea</text:span> <text:span text:style-name="T7">conseruarem</text:span> <text:span text:style-name="T7"/><text:span text:style-name="T7">ita</text:span> <text:span text:style-name="T7">ut</text:span><text:span text:style-name="T7">meinaliquotituloinfidelescaperent.</text:span><text:span text:style-name="T7">me</text:span> <text:span text:style-name="T7">in</text:span> <text:span text:style-name="T7">aliquo</text:span> <text:span text:style-name="T7">titulo</text:span> <text:span text:style-name="T7">infideles</text:span> <text:span text:style-name="T7">caperent</text:span><text:span text:style-name="T7">.</text:span><text:span text:style-name="T7">uelministeriumseruitutismee.necetiam</text:span><text:span text:style-name="T7">uel</text:span> <text:span text:style-name="T7">ministerium</text:span> <text:span text:style-name="T7">seruitutis</text:span> <text:span text:style-name="T7">mee</text:span><text:span text:style-name="T7">.</text:span> <text:span text:style-name="T7"/><text:span text:style-name="T7">nec</text:span> <text:span text:style-name="T7">etiam</text:span><text:span text:style-name="T7">inminimisincredulislocumdarem;</text:span><text:span text:style-name="T7">in</text:span> <text:span text:style-name="T7">minimis</text:span> <text:span text:style-name="T7">incredulis</text:span> <text:span text:style-name="T7">locum</text:span> <text:span text:style-name="T7">darem</text:span><text:span text:style-name="T7">;</text:span><text:span text:style-name="T7">infamaresiuedetractare.Forteau</text:span><text:span text:style-name="T7">infamare</text:span> <text:span text:style-name="T7">siue</text:span> <text:span text:style-name="T7"/><text:span text:style-name="T7">detractare</text:span><text:span text:style-name="T7">.</text:span> <text:span text:style-name="T7"/></text:p>
      <text:p>50. <text:span text:style-name="T7"/><text:span text:style-name="T7">Forte</text:span> <text:span text:style-name="T7">au</text:span><text:span text:style-name="T7">temquandobaptizauitotmiliahomi</text:span><text:span text:style-name="T7">tem</text:span> <text:span text:style-name="T7">quando</text:span> <text:span text:style-name="T7">baptizaui</text:span> <text:span text:style-name="T7">tot</text:span> <text:span text:style-name="T7">milia</text:span> <text:span text:style-name="T7">homi</text:span><text:span text:style-name="T7">numsperauerimabaliquoillorumueldimi</text:span><text:span text:style-name="T7">num</text:span> <text:span text:style-name="T7">sperauerim</text:span> <text:span text:style-name="T7"/><text:span text:style-name="T7">ab</text:span> <text:span text:style-name="T7">aliquo</text:span> <text:span text:style-name="T7">illorum</text:span> <text:span text:style-name="T7">uel</text:span> <text:span text:style-name="T7">dimi</text:span><text:span text:style-name="T7">dioscriptuledicitemichietreddamuo</text:span><text:span text:style-name="T7">dio</text:span> <text:span text:style-name="T7">scriptule</text:span> <text:span text:style-name="T7">dicite</text:span> <text:span text:style-name="T7">michi</text:span> <text:span text:style-name="T7">et</text:span> <text:span text:style-name="T7">reddam</text:span> <text:span text:style-name="T7"/><text:span text:style-name="T7">uo</text:span><text:span text:style-name="T7">bis;autquandoordinauitubiq;uednsdominus</text:span><text:span text:style-name="T7">bis</text:span><text:span text:style-name="T7">;</text:span> <text:span text:style-name="T7">aut</text:span> <text:span text:style-name="T7">quando</text:span> <text:span text:style-name="T7">ordinauit</text:span> <text:span text:style-name="T7">ubiq;ue</text:span> <text:span text:style-name="T7">dnsdominus</text:span><text:span text:style-name="T7">clericospermodicitatemmeametministe</text:span><text:span text:style-name="T7">clericos</text:span> <text:span text:style-name="T7">per</text:span> <text:span text:style-name="T7">modicitatem</text:span> <text:span text:style-name="T7"/><text:span text:style-name="T7">meam</text:span> <text:span text:style-name="T7">et</text:span> <text:span text:style-name="T7">ministe</text:span><text:span text:style-name="T7">riumgratisdistribuiillis;sipoposci</text:span><text:span text:style-name="T7">rium</text:span> <text:span text:style-name="T7">gratis</text:span> <text:span text:style-name="T7">distribui</text:span> <text:span text:style-name="T7">illis</text:span><text:span text:style-name="T7">;</text:span> <text:span text:style-name="T7">si</text:span> <text:span text:style-name="T7">poposci</text:span><text:span text:style-name="T7">abaliquoillorum.uelpretciumuelcalci</text:span><text:span text:style-name="T7">ab</text:span> <text:span text:style-name="T7">aliquo</text:span> <text:span text:style-name="T7"/><text:span text:style-name="T7">illorum</text:span><text:span text:style-name="T7">.</text:span> <text:span text:style-name="T7">uel</text:span> <text:span text:style-name="T7">pretcium</text:span> <text:span text:style-name="T7">uel</text:span> <text:span text:style-name="T7">calci</text:span><text:span text:style-name="T7">amentimei;dicitemichietreddamuo</text:span><text:span text:style-name="T7">amenti</text:span> <text:span text:style-name="T7">mei</text:span><text:span text:style-name="T7">;</text:span> <text:span text:style-name="T7">dicite</text:span> <text:span text:style-name="T7">michi</text:span> <text:span text:style-name="T7">et</text:span> <text:span text:style-name="T7">reddam</text:span> <text:span text:style-name="T7"/><text:span text:style-name="T7">uo</text:span><text:span text:style-name="T7">bismagis.Egoimpendiuobisutme</text:span><text:span text:style-name="T7">bis</text:span> <text:span text:style-name="T7"/></text:p>
      <text:p>51. <text:span text:style-name="T7"/><text:span text:style-name="T7">magis</text:span><text:span text:style-name="T7">.</text:span> <text:span text:style-name="T7">Ego</text:span> <text:span text:style-name="T7">impendi</text:span> <text:span text:style-name="T7">uobis</text:span> <text:span text:style-name="T7">ut</text:span> <text:span text:style-name="T7">me</text:span><text:span text:style-name="T7">caperet.etinteruosetubiq;uepergebam</text:span><text:span text:style-name="T7">caperet</text:span><text:span text:style-name="T7">.</text:span> <text:span text:style-name="T7">et</text:span> <text:span text:style-name="T7">inter</text:span> <text:span text:style-name="T7">uos</text:span> <text:span text:style-name="T7">et</text:span> <text:span text:style-name="T7">ubiq;ue</text:span> <text:span text:style-name="T7"/><text:span text:style-name="T7">pergebam</text:span><text:span text:style-name="T7">causaurauestrainmultispericulisetiam</text:span><text:span text:style-name="T7">causa</text:span> <text:span text:style-name="T7">urauestra</text:span> <text:span text:style-name="T7">in</text:span> <text:span text:style-name="T7">multis</text:span> <text:span text:style-name="T7">periculis</text:span> <text:span text:style-name="T7">etiam</text:span><text:span text:style-name="T7">usq;ueadexteraspartes.ubinemoultra</text:span><text:span text:style-name="T7">usq;ue</text:span> <text:span text:style-name="T7">ad</text:span> <text:span text:style-name="T7">exteras</text:span> <text:span text:style-name="T7"/><text:span text:style-name="T7">partes</text:span><text:span text:style-name="T7">.</text:span> <text:span text:style-name="T7">ubi</text:span> <text:span text:style-name="T7">nemo</text:span> <text:span text:style-name="T7">ultra</text:span><text:span text:style-name="T7">erat.etubinunquamaliquisperuene</text:span><text:span text:style-name="T7">erat</text:span><text:span text:style-name="T7">.</text:span> <text:span text:style-name="T7">et</text:span> <text:span text:style-name="T7">ubi</text:span> <text:span text:style-name="T7">nunquam</text:span> <text:span text:style-name="T7">aliquis</text:span> <text:span text:style-name="T7">peruene</text:span><text:span text:style-name="T7">rat.quibaptizaret.autclericosordi</text:span><text:span text:style-name="T7">rat</text:span><text:span text:style-name="T7">.</text:span> <text:span text:style-name="T7">qui</text:span> <text:span text:style-name="T7"/><text:span text:style-name="T7">baptizaret</text:span><text:span text:style-name="T7">.</text:span> <text:span text:style-name="T7">aut</text:span> <text:span text:style-name="T7">clericos</text:span> <text:span text:style-name="T7">ordi</text:span><text:span text:style-name="T7">naret.autpopuluminfideconfirma</text:span><text:span text:style-name="T7">naret</text:span><text:span text:style-name="T7">.</text:span> <text:span text:style-name="T7">aut</text:span> <text:span text:style-name="T7">populum</text:span> <text:span text:style-name="T7">in</text:span> <text:span text:style-name="T7">fide</text:span> <text:span text:style-name="T7">confirma</text:span><text:span text:style-name="T7">ret.donantednodominodiligenteretliben</text:span><text:span text:style-name="T7">ret</text:span><text:span text:style-name="T7">.</text:span> <text:span text:style-name="T7">donante</text:span> <text:span text:style-name="T7"/><text:span text:style-name="T7">dnodomino</text:span> <text:span text:style-name="T7">diligenter</text:span> <text:span text:style-name="T7">et</text:span> <text:span text:style-name="T7">liben</text:span><text:span text:style-name="T7">tissimepprosaluteurauostraomiaomniagessi.Inte</text:span><text:span text:style-name="T7">tissime</text:span> <text:span text:style-name="T7">ppro</text:span> <text:span text:style-name="T7">salute</text:span> <text:span text:style-name="T7">urauostra</text:span> <text:span text:style-name="T7">omiaomnia</text:span> <text:span text:style-name="T7">gessi</text:span><text:span text:style-name="T7">.</text:span> <text:span text:style-name="T7"/></text:p>
      <text:p>52. <text:span text:style-name="T7"/><text:span text:style-name="T7">Inte</text:span><text:span text:style-name="T7">rimpraemiaregib;usdabam.praeterquod</text:span><text:span text:style-name="T7">rim</text:span> <text:span text:style-name="T7">praemia</text:span> <text:span text:style-name="T7">regib;us</text:span> <text:span text:style-name="T7">dabam</text:span><text:span text:style-name="T7">.</text:span> <text:span text:style-name="T7">praeter</text:span> <text:span text:style-name="T7">quod</text:span><text:span text:style-name="T7">mercedemdabamfiliisipsorumquimecum</text:span><text:span text:style-name="T7"/><text:span text:style-name="T7">mercedem</text:span> <text:span text:style-name="T7">dabam</text:span> <text:span text:style-name="T7">filiis</text:span> <text:span text:style-name="T7">ipsorum</text:span> <text:span text:style-name="T7">qui</text:span> <text:span text:style-name="T7">mecum</text:span><text:span text:style-name="T7">ambulant;etnichilominuscomprehen</text:span><text:span text:style-name="T7">ambulant</text:span><text:span text:style-name="T7">;</text:span> <text:span text:style-name="T7">et</text:span> <text:span text:style-name="T7">nichilominus</text:span> <text:span text:style-name="T7"/><text:span text:style-name="T7"/><text:span text:style-name="T7">comprehen</text:span><text:span text:style-name="T7">deruntmetunccumcomitibusmeis;</text:span><text:span text:style-name="T7">derunt</text:span> <text:span text:style-name="T7">me</text:span> <text:span text:style-name="T7">tunc</text:span> <text:span text:style-name="T7">cum</text:span> <text:span text:style-name="T7">comitibus</text:span> <text:span text:style-name="T7">meis</text:span><text:span text:style-name="T7">;</text:span><text:span text:style-name="T7">etilladieauidissecupiebantinterfice</text:span><text:span text:style-name="T7">et</text:span> <text:span text:style-name="T7">illa</text:span> <text:span text:style-name="T7">die</text:span> <text:span text:style-name="T7">auidisse</text:span> <text:span text:style-name="T7">cupiebant</text:span> <text:span text:style-name="T7"/><text:span text:style-name="T7">interfice</text:span><text:span text:style-name="T7">reme.sedtempusnondumuenerat.</text:span><text:span text:style-name="T7">re</text:span> <text:span text:style-name="T7">me</text:span><text:span text:style-name="T7">.</text:span> <text:span text:style-name="T7">sed</text:span> <text:span text:style-name="T7">tempus</text:span> <text:span text:style-name="T7">nondum</text:span> <text:span text:style-name="T7">uenerat</text:span><text:span text:style-name="T7">.</text:span><text:span text:style-name="T7">etomiaomniaquaecumq;uenobiscuminuenerunt</text:span><text:span text:style-name="T7">et</text:span> <text:span text:style-name="T7">omiaomnia</text:span> <text:span text:style-name="T7">quaecumq;ue</text:span> <text:span text:style-name="T7"/><text:span text:style-name="T7">nobiscum</text:span> <text:span text:style-name="T7">inuenerunt</text:span><text:span text:style-name="T7">rapuerunt.etmeipsumferrouixerunt;</text:span><text:span text:style-name="T7">rapuerunt</text:span><text:span text:style-name="T7">.</text:span> <text:span text:style-name="T7">et</text:span> <text:span text:style-name="T7">me</text:span> <text:span text:style-name="T7">ipsum</text:span> <text:span text:style-name="T7">ferro</text:span> <text:span text:style-name="T7">uixerunt</text:span><text:span text:style-name="T7">;</text:span><text:span text:style-name="T7">etquartodecimodieabsoluitmednsdominus</text:span><text:span text:style-name="T7">et</text:span> <text:span text:style-name="T7"/><text:span text:style-name="T7">quartodecimo</text:span> <text:span text:style-name="T7">die</text:span> <text:span text:style-name="T7">absoluit</text:span> <text:span text:style-name="T7">me</text:span> <text:span text:style-name="T7">dnsdominus</text:span><text:span text:style-name="T7">apotestateeorum;etquicquidnrmnostrum</text:span><text:span text:style-name="T7">a</text:span> <text:span text:style-name="T7">potestate</text:span> <text:span text:style-name="T7">eorum</text:span><text:span text:style-name="T7">;</text:span> <text:span text:style-name="T7">et</text:span> <text:span text:style-name="T7"/><text:span text:style-name="T7">quicquid</text:span> <text:span text:style-name="T7">nrmnostrum</text:span><text:span text:style-name="T7">fuitreditum.esse.nobis.propterdmdeumetne</text:span><text:span text:style-name="T7">fuit</text:span> <text:span text:style-name="T7">reditum</text:span><text:span text:style-name="T7">.</text:span> <text:span text:style-name="T7">esse</text:span><text:span text:style-name="T7">.</text:span> <text:span text:style-name="T7">nobis</text:span><text:span text:style-name="T7">.</text:span> <text:span text:style-name="T7">propter</text:span> <text:span text:style-name="T7">dmdeum</text:span> <text:span text:style-name="T7">et</text:span> <text:span text:style-name="T7">ne</text:span><text:span text:style-name="T7">cessariosamicosquosantepreuidimus</text:span><text:span text:style-name="T7">cessarios</text:span> <text:span text:style-name="T7"/><text:span text:style-name="T7">amicos</text:span> <text:span text:style-name="T7">quos</text:span> <text:span text:style-name="T7">ante</text:span> <text:span text:style-name="T7">preuidimus</text:span><text:span text:style-name="T7">Uosautemexpertiestisquantumego</text:span><text:span text:style-name="T7"/></text:p>
      <text:p>53. <text:span text:style-name="T7"/><text:span text:style-name="T7">Uos</text:span> <text:span text:style-name="T7">autem</text:span> <text:span text:style-name="T7">experti</text:span> <text:span text:style-name="T7">estis</text:span> <text:span text:style-name="T7">quantum</text:span> <text:span text:style-name="T7">ego</text:span><text:span text:style-name="T7">erogauiillis.quiiudicabantpperomsomnes</text:span><text:span text:style-name="T7">erogaui</text:span> <text:span text:style-name="T7">illis</text:span><text:span text:style-name="T7">.</text:span> <text:span text:style-name="T7">qui</text:span> <text:span text:style-name="T7">iudicabant</text:span> <text:span text:style-name="T7"/><text:span text:style-name="T7">pper</text:span> <text:span text:style-name="T7">omsomnes</text:span><text:span text:style-name="T7">regiones;quosegofrequentiusuisita</text:span><text:span text:style-name="T7">regiones</text:span><text:span text:style-name="T7">;</text:span> <text:span text:style-name="T7">quos</text:span> <text:span text:style-name="T7">ego</text:span> <text:span text:style-name="T7">frequentius</text:span> <text:span text:style-name="T7">uisita</text:span><text:span text:style-name="T7">bam.Censeoenimnonminimumquam</text:span><text:span text:style-name="T7">bam</text:span><text:span text:style-name="T7">.</text:span> <text:span text:style-name="T7">Censeo</text:span> <text:span text:style-name="T7">enim</text:span> <text:span text:style-name="T7"/><text:span text:style-name="T7">non</text:span> <text:span text:style-name="T7">minimum</text:span> <text:span text:style-name="T7">quam</text:span><text:span text:style-name="T7">pretciumquindecimhominumdistribui</text:span><text:span text:style-name="T7">pretcium</text:span> <text:span text:style-name="T7">quindecim</text:span> <text:span text:style-name="T7">hominum</text:span> <text:span text:style-name="T7">distribui</text:span><text:span text:style-name="T7">illis.itautmefruamini.etegouobis</text:span><text:span text:style-name="T7">illis</text:span><text:span text:style-name="T7">.</text:span> <text:span text:style-name="T7">ita</text:span> <text:span text:style-name="T7"/><text:span text:style-name="T7">ut</text:span> <text:span text:style-name="T7">me</text:span> <text:span text:style-name="T7">fruamini</text:span><text:span text:style-name="T7">.</text:span> <text:span text:style-name="T7">et</text:span> <text:span text:style-name="T7">ego</text:span> <text:span text:style-name="T7">uobis</text:span><text:span text:style-name="T7">semperfruarindmdeum;nonmepenitetnec</text:span><text:span text:style-name="T7">semper</text:span> <text:span text:style-name="T7">fruar</text:span> <text:span text:style-name="T7">in</text:span> <text:span text:style-name="T7">dmdeum</text:span><text:span text:style-name="T7">;</text:span> <text:span text:style-name="T7">non</text:span> <text:span text:style-name="T7">me</text:span> <text:span text:style-name="T7">penitet</text:span> <text:span text:style-name="T7"/><text:span text:style-name="T7">nec</text:span><text:span text:style-name="T7">satisestmichiadhucimpendoetsuperimpendam.Potensenimdnsdominusutdetmichipostmodum.utmeipsumimpendarpproanimab;usurisuestris.Eccetestemdmdeuminuocoinanimammeamquianonmentior.neq;ueutsitcausaadulationisuelauaritiescripserimuobis;neq;ueuthonoremsparemsperaremurmuestrum.Sufficitenimmichihonorquinundumuidetur.sedcordecreditur.Fidelisautemquipromisitnunquammentitur;seduideoiaminpraesentiseculomesupramodumexaltatumadnodomino.etnoneramdignusneq;uetalisutmichihocpraestaret.dumsciocertissimequodmichimeliusconuenitpaupertas.etcalamitas.quamdiliciaeetdiuicie.Sedetxpcchristusdnsdominusppronobisfuitpauper.Egoueromiseretinfelix.etsiopesuolueroiamnonhabeo.neq;uemeipsumiudico.quiacotidiesperoautinternetionem.autcircunueniriBieler:
                                    circumueniri;.autredigiinseruitutem;siueoccasiocuiuslibet;sednichilhorumuereor.propterpromissacelorum;quiaiactauimeipsuminmanusdeiomipotentisomnipotentisquiaubiq;uedominatursicutpphaprophetaait.Iactacogitatumtuumindmdeum;etipseteenutriet.Eccenunccommendoanimammeamfidelissimodeomeo;pproquolegationemfungorinignobilitatemea;sedquiapsonampersonamnonaccipit.etelegitmeadhocofficiumutunusessemdesuisminimisminister.Undeautemretribuamilli.pproomib;omnibusqueretribuitmichi?Sedquiddicamuelquidpmittampromittamdnodominomeo;quianichilualeonisiipsemichidederit.sedscrutatorcordaetrenes.quiasatisetnimiscupioetparatuseramutdonaretmichibiberecalicemeiussicutindulsitetceterisamantib;usse.Quapropternoncontinguntmichiadnodominomeo.utnunquamamitamplebemsuam.quamadquisiuitinultimisterre.Oroergodmdeumutdetmihiperseuerantiam.etdigneturutreddamillitestemfidelem.usq;ueadtransitummeumpropterdmdeummeum.etsialiquidboniinuitatussumunquampropterdmdeummeumquemdiligo.Petoigitur</text:span><text:span text:style-name="T7">satisestmichiadhucimpendoetsuperimpen</text:span><text:span text:style-name="T7">satis</text:span> <text:span text:style-name="T7">est</text:span> <text:span text:style-name="T7">michi</text:span> <text:span text:style-name="T7">adhuc</text:span> <text:span text:style-name="T7">impendo</text:span> <text:span text:style-name="T7">et</text:span> <text:span text:style-name="T7">superimpen</text:span><text:span text:style-name="T7">dam.Potensenimdnsdominusutdetmichipost</text:span><text:span text:style-name="T7">dam</text:span><text:span text:style-name="T7">.</text:span> <text:span text:style-name="T7">Potens</text:span> <text:span text:style-name="T7">enim</text:span> <text:span text:style-name="T7"/><text:span text:style-name="T7">dnsdominus</text:span> <text:span text:style-name="T7">ut</text:span> <text:span text:style-name="T7">det</text:span> <text:span text:style-name="T7">michi</text:span> <text:span text:style-name="T7">post</text:span><text:span text:style-name="T7">modum.utmeipsumimpendarpproanimab;us</text:span><text:span text:style-name="T7">modum</text:span><text:span text:style-name="T7">.</text:span> <text:span text:style-name="T7">ut</text:span> <text:span text:style-name="T7">meipsum</text:span> <text:span text:style-name="T7">impendar</text:span> <text:span text:style-name="T7">ppro</text:span> <text:span text:style-name="T7">animab;us</text:span><text:span text:style-name="T7">urisuestris.Eccetestemdmdeuminuocoinanimam</text:span><text:span text:style-name="T7"/><text:span text:style-name="T7">urisuestris</text:span><text:span text:style-name="T7">.</text:span> <text:span text:style-name="T7"/></text:p>
      <text:p>54. <text:span text:style-name="T7"/><text:span text:style-name="T7">Ecce</text:span> <text:span text:style-name="T7">testem</text:span> <text:span text:style-name="T7">dmdeum</text:span> <text:span text:style-name="T7">inuoco</text:span> <text:span text:style-name="T7">in</text:span> <text:span text:style-name="T7">animam</text:span><text:span text:style-name="T7">meamquianonmentior.neq;ueutsitcausa</text:span><text:span text:style-name="T7">meam</text:span> <text:span text:style-name="T7">quia</text:span> <text:span text:style-name="T7">non</text:span> <text:span text:style-name="T7">mentior</text:span><text:span text:style-name="T7">.</text:span> <text:span text:style-name="T7"/><text:span text:style-name="T7">neq;ue</text:span> <text:span text:style-name="T7">ut</text:span> <text:span text:style-name="T7">sit</text:span> <text:span text:style-name="T7">causa</text:span><text:span text:style-name="T7">adulationisuelauaritiescripserimuo</text:span><text:span text:style-name="T7">adulationis</text:span> <text:span text:style-name="T7">uel</text:span> <text:span text:style-name="T7">auaritie</text:span> <text:span text:style-name="T7">scripserim</text:span> <text:span text:style-name="T7">uo</text:span><text:span text:style-name="T7">bis;neq;ueuthonoremsparemsperaremurmuestrum.Suffi</text:span><text:span text:style-name="T7">bis</text:span><text:span text:style-name="T7">;</text:span> <text:span text:style-name="T7"/><text:span text:style-name="T7">neq;ue</text:span> <text:span text:style-name="T7">ut</text:span> <text:span text:style-name="T7">honorem</text:span> <text:span text:style-name="T7">sparemsperarem</text:span> <text:span text:style-name="T7">urmuestrum</text:span><text:span text:style-name="T7">.</text:span> <text:span text:style-name="T7">Suffi</text:span><text:span text:style-name="T7">citenimmichihonorquinundumuide</text:span><text:span text:style-name="T7">cit</text:span> <text:span text:style-name="T7">enim</text:span> <text:span text:style-name="T7">michi</text:span> <text:span text:style-name="T7">honor</text:span> <text:span text:style-name="T7">qui</text:span> <text:span text:style-name="T7"/><text:span text:style-name="T7">nundum</text:span> <text:span text:style-name="T7">uide</text:span><text:span text:style-name="T7">tur.sedcordecreditur.Fidelisautemqui</text:span><text:span text:style-name="T7">tur</text:span><text:span text:style-name="T7">.</text:span> <text:span text:style-name="T7">sed</text:span> <text:span text:style-name="T7">corde</text:span> <text:span text:style-name="T7">creditur</text:span><text:span text:style-name="T7">.</text:span> <text:span text:style-name="T7">Fidelis</text:span> <text:span text:style-name="T7">autem</text:span> <text:span text:style-name="T7">qui</text:span><text:span text:style-name="T7">promisitnunquammentitur;seduideo</text:span><text:span text:style-name="T7">promisit</text:span> <text:span text:style-name="T7"/><text:span text:style-name="T7">nunquam</text:span> <text:span text:style-name="T7">mentitur</text:span><text:span text:style-name="T7">;</text:span> <text:span text:style-name="T7"/></text:p>
      <text:p>55. <text:span text:style-name="T7"/><text:span text:style-name="T7">sed</text:span> <text:span text:style-name="T7">uideo</text:span><text:span text:style-name="T7">iaminpraesentiseculomesupramodum</text:span><text:span text:style-name="T7">iam</text:span> <text:span text:style-name="T7">in</text:span> <text:span text:style-name="T7">praesenti</text:span> <text:span text:style-name="T7">seculo</text:span> <text:span text:style-name="T7">me</text:span> <text:span text:style-name="T7">supra</text:span> <text:span text:style-name="T7">modum</text:span><text:span text:style-name="T7">exaltatumadnodomino.etnoneramdignus</text:span><text:span text:style-name="T7">exaltatum</text:span> <text:span text:style-name="T7"/><text:span text:style-name="T7">a</text:span> <text:span text:style-name="T7">dnodomino</text:span><text:span text:style-name="T7">.</text:span> <text:span text:style-name="T7">et</text:span> <text:span text:style-name="T7">non</text:span> <text:span text:style-name="T7">eram</text:span> <text:span text:style-name="T7">dignus</text:span><text:span text:style-name="T7">neq;uetalisutmichihocpraestaret.dum</text:span><text:span text:style-name="T7">neq;ue</text:span> <text:span text:style-name="T7">talis</text:span> <text:span text:style-name="T7">ut</text:span> <text:span text:style-name="T7">michi</text:span> <text:span text:style-name="T7">hoc</text:span> <text:span text:style-name="T7">praestaret</text:span><text:span text:style-name="T7">.</text:span> <text:span text:style-name="T7"/><text:span text:style-name="T7">dum</text:span><text:span text:style-name="T7">sciocertissimequodmichimeliusconue</text:span><text:span text:style-name="T7">scio</text:span> <text:span text:style-name="T7">certissime</text:span> <text:span text:style-name="T7">quod</text:span> <text:span text:style-name="T7">michi</text:span> <text:span text:style-name="T7">melius</text:span> <text:span text:style-name="T7">conue</text:span><text:span text:style-name="T7">nitpaupertas.etcalamitas.quamdili</text:span><text:span text:style-name="T7">nit</text:span> <text:span text:style-name="T7">paupertas</text:span><text:span text:style-name="T7">.</text:span> <text:span text:style-name="T7">et</text:span> <text:span text:style-name="T7">calamitas</text:span><text:span text:style-name="T7">.</text:span> <text:span text:style-name="T7"/><text:span text:style-name="T7">quam</text:span> <text:span text:style-name="T7">dili</text:span><text:span text:style-name="T7">ciaeetdiuicie.Sedetxpcchristusdnsdominusppronobis</text:span><text:span text:style-name="T7">ciae</text:span> <text:span text:style-name="T7">et</text:span> <text:span text:style-name="T7">diuicie</text:span><text:span text:style-name="T7">.</text:span> <text:span text:style-name="T7">Sed</text:span> <text:span text:style-name="T7">et</text:span> <text:span text:style-name="T7">xpcchristus</text:span> <text:span text:style-name="T7">dnsdominus</text:span> <text:span text:style-name="T7"/><text:span text:style-name="T7">ppro</text:span> <text:span text:style-name="T7">nobis</text:span><text:span text:style-name="T7">fuitpauper.Egoueromiser</text:span><text:span text:style-name="T7">fuit</text:span> <text:span text:style-name="T7">pauper</text:span><text:span text:style-name="T7">.</text:span> <text:span text:style-name="T7">Ego</text:span> <text:span text:style-name="T7">uero</text:span> <text:span text:style-name="T7">miser</text:span><text:span text:style-name="T7">etinfelix.etsiopesuoluero</text:span><text:span text:style-name="T7">et</text:span> <text:span text:style-name="T7">infelix</text:span><text:span text:style-name="T7">.</text:span> <text:span text:style-name="T7">etsi</text:span> <text:span text:style-name="T7">opes</text:span> <text:span text:style-name="T7">uoluero</text:span><text:span text:style-name="T7">iamnonhabeo.neq;uemeipsum</text:span><text:span text:style-name="T7">iam</text:span> <text:span text:style-name="T7"/><text:span text:style-name="T7">non</text:span> <text:span text:style-name="T7">habeo</text:span><text:span text:style-name="T7">.</text:span> <text:span text:style-name="T7">neq;ue</text:span> <text:span text:style-name="T7">me</text:span> <text:span text:style-name="T7">ipsum</text:span><text:span text:style-name="T7">iudico.quiacotidiesperoautinterne</text:span><text:span text:style-name="T7">iudico</text:span><text:span text:style-name="T7">.</text:span> <text:span text:style-name="T7">quia</text:span> <text:span text:style-name="T7">cotidie</text:span> <text:span text:style-name="T7">spero</text:span> <text:span text:style-name="T7">aut</text:span> <text:span text:style-name="T7"/><text:span text:style-name="T7">interne</text:span><text:span text:style-name="T7">tionem.autcircunueniriBieler:
                                    circumueniri;.autredigi</text:span><text:span text:style-name="T7">tionem</text:span><text:span text:style-name="T7">.</text:span> <text:span text:style-name="T7">aut</text:span> <text:span text:style-name="T7">circunueniriBieler:
                                    circumueniri;</text:span><text:span text:style-name="T7">.</text:span> <text:span text:style-name="T7">aut</text:span> <text:span text:style-name="T7">redigi</text:span><text:span text:style-name="T7">inseruitutem;siueoccasiocuiuslibet;</text:span><text:span text:style-name="T7">in</text:span> <text:span text:style-name="T7">seruitutem</text:span><text:span text:style-name="T7">;</text:span> <text:span text:style-name="T7">siue</text:span> <text:span text:style-name="T7">occasio</text:span> <text:span text:style-name="T7"/><text:span text:style-name="T7">cuiuslibet</text:span><text:span text:style-name="T7">;</text:span><text:span text:style-name="T7">sednichilhorumuereor.propterpro</text:span><text:span text:style-name="T7">sed</text:span> <text:span text:style-name="T7">nichil</text:span> <text:span text:style-name="T7">horum</text:span> <text:span text:style-name="T7">uereor</text:span><text:span text:style-name="T7">.</text:span> <text:span text:style-name="T7">propter</text:span> <text:span text:style-name="T7">pro</text:span><text:span text:style-name="T7">missacelorum;quiaiactauimeipsum</text:span><text:span text:style-name="T7">missa</text:span> <text:span text:style-name="T7">celorum</text:span><text:span text:style-name="T7">;</text:span> <text:span text:style-name="T7"/><text:span text:style-name="T7">quia</text:span> <text:span text:style-name="T7">iactaui</text:span> <text:span text:style-name="T7">meipsum</text:span><text:span text:style-name="T7">inmanusdeiomipotentisomnipotentisquiaubiq;uedo</text:span><text:span text:style-name="T7">in</text:span> <text:span text:style-name="T7">manus</text:span> <text:span text:style-name="T7">dei</text:span> <text:span text:style-name="T7">omipotentisomnipotentis</text:span> <text:span text:style-name="T7">quia</text:span> <text:span text:style-name="T7">ubiq;ue</text:span> <text:span text:style-name="T7"/><text:span text:style-name="T7">do</text:span><text:span text:style-name="T7">minatursicutpphaprophetaait.Iactacogita</text:span><text:span text:style-name="T7">minatur</text:span> <text:span text:style-name="T7">sicut</text:span> <text:span text:style-name="T7">pphapropheta</text:span> <text:span text:style-name="T7">ait</text:span><text:span text:style-name="T7">.</text:span> <text:span text:style-name="T7">Iacta</text:span> <text:span text:style-name="T7">cogita</text:span><text:span text:style-name="T7">tumtuumindmdeum;etipseteenutriet.</text:span><text:span text:style-name="T7">tum</text:span> <text:span text:style-name="T7">tuum</text:span> <text:span text:style-name="T7">in</text:span> <text:span text:style-name="T7">dmdeum</text:span><text:span text:style-name="T7">;</text:span> <text:span text:style-name="T7">et</text:span> <text:span text:style-name="T7"/><text:span text:style-name="T7">ipse</text:span> <text:span text:style-name="T7">te</text:span> <text:span text:style-name="T7">enutriet</text:span><text:span text:style-name="T7">.</text:span><text:span text:style-name="T7">Eccenunccommendoanimammeamfide</text:span><text:span text:style-name="T7"/></text:p>
      <text:p>56. <text:span text:style-name="T7"/><text:span text:style-name="T7">Ecce</text:span> <text:span text:style-name="T7">nunc</text:span> <text:span text:style-name="T7">commendo</text:span> <text:span text:style-name="T7">animam</text:span> <text:span text:style-name="T7">meam</text:span> <text:span text:style-name="T7">fide</text:span><text:span text:style-name="T7">lissimodeomeo;pproquolegationemfungor</text:span><text:span text:style-name="T7">lissimo</text:span> <text:span text:style-name="T7">deo</text:span> <text:span text:style-name="T7">meo</text:span><text:span text:style-name="T7">;</text:span> <text:span text:style-name="T7">ppro</text:span> <text:span text:style-name="T7"/><text:span text:style-name="T7"/><text:span text:style-name="T7">quo</text:span> <text:span text:style-name="T7">legationem</text:span> <text:span text:style-name="T7">fungor</text:span><text:span text:style-name="T7">inignobilitatemea;sedquiapsonampersonamnon</text:span><text:span text:style-name="T7">in</text:span> <text:span text:style-name="T7">ignobilitate</text:span> <text:span text:style-name="T7">mea</text:span><text:span text:style-name="T7">;</text:span> <text:span text:style-name="T7">sed</text:span> <text:span text:style-name="T7">quia</text:span> <text:span text:style-name="T7">psonampersonam</text:span> <text:span text:style-name="T7">non</text:span><text:span text:style-name="T7">accipit.etelegitmeadhocofficiumut</text:span><text:span text:style-name="T7">accipit</text:span><text:span text:style-name="T7">.</text:span> <text:span text:style-name="T7"/><text:span text:style-name="T7">et</text:span> <text:span text:style-name="T7">elegit</text:span> <text:span text:style-name="T7">me</text:span> <text:span text:style-name="T7">ad</text:span> <text:span text:style-name="T7">hoc</text:span> <text:span text:style-name="T7">officium</text:span> <text:span text:style-name="T7">ut</text:span><text:span text:style-name="T7">unusessemdesuisminimisminister.</text:span><text:span text:style-name="T7">unus</text:span> <text:span text:style-name="T7">essem</text:span> <text:span text:style-name="T7">de</text:span> <text:span text:style-name="T7">suis</text:span> <text:span text:style-name="T7">minimis</text:span> <text:span text:style-name="T7">minister</text:span><text:span text:style-name="T7">.</text:span><text:span text:style-name="T7">Undeautemretribuamilli.pproomib;omnibusquere</text:span><text:span text:style-name="T7"/></text:p>
      <text:p>57. <text:span text:style-name="T7"/><text:span text:style-name="T7">Unde</text:span> <text:span text:style-name="T7">autem</text:span> <text:span text:style-name="T7">retribuam</text:span> <text:span text:style-name="T7">illi</text:span><text:span text:style-name="T7">.</text:span> <text:span text:style-name="T7">ppro</text:span> <text:span text:style-name="T7">omib;omnibus</text:span> <text:span text:style-name="T7">que</text:span> <text:span text:style-name="T7">re</text:span><text:span text:style-name="T7">tribuitmichi?Sedquiddicamuel</text:span><text:span text:style-name="T7">tribuit</text:span> <text:span text:style-name="T7">michi</text:span><text:span text:style-name="T7">?</text:span> <text:span text:style-name="T7"/><text:span text:style-name="T7">Sed</text:span> <text:span text:style-name="T7">quid</text:span> <text:span text:style-name="T7">dicam</text:span> <text:span text:style-name="T7">uel</text:span><text:span text:style-name="T7">quidpmittampromittamdnodominomeo;quianichilua</text:span><text:span text:style-name="T7">quid</text:span> <text:span text:style-name="T7">pmittampromittam</text:span> <text:span text:style-name="T7">dnodomino</text:span> <text:span text:style-name="T7">meo</text:span><text:span text:style-name="T7">;</text:span> <text:span text:style-name="T7">quia</text:span> <text:span text:style-name="T7">nichil</text:span> <text:span text:style-name="T7">ua</text:span><text:span text:style-name="T7">leonisiipsemichidederit.sedscrutator</text:span><text:span text:style-name="T7">leo</text:span> <text:span text:style-name="T7"/><text:span text:style-name="T7">nisi</text:span> <text:span text:style-name="T7">ipse</text:span> <text:span text:style-name="T7">michi</text:span> <text:span text:style-name="T7">dederit</text:span><text:span text:style-name="T7">.</text:span> <text:span text:style-name="T7">sed</text:span> <text:span text:style-name="T7">scrutator</text:span><text:span text:style-name="T7">cordaetrenes.quiasatisetnimiscupio</text:span><text:span text:style-name="T7">corda</text:span> <text:span text:style-name="T7">et</text:span> <text:span text:style-name="T7">renes</text:span><text:span text:style-name="T7">.</text:span> <text:span text:style-name="T7">quia</text:span> <text:span text:style-name="T7">satis</text:span> <text:span text:style-name="T7">et</text:span> <text:span text:style-name="T7">nimis</text:span> <text:span text:style-name="T7"/><text:span text:style-name="T7">cupio</text:span><text:span text:style-name="T7">etparatuseramutdonaretmichibi</text:span><text:span text:style-name="T7">et</text:span> <text:span text:style-name="T7">paratus</text:span> <text:span text:style-name="T7">eram</text:span> <text:span text:style-name="T7">ut</text:span> <text:span text:style-name="T7">donaret</text:span> <text:span text:style-name="T7">michi</text:span> <text:span text:style-name="T7">bi</text:span><text:span text:style-name="T7">berecalicemeiussicutindulsitetcete</text:span><text:span text:style-name="T7">bere</text:span> <text:span text:style-name="T7">calicem</text:span> <text:span text:style-name="T7">eius</text:span> <text:span text:style-name="T7">sicut</text:span> <text:span text:style-name="T7">indulsit</text:span> <text:span text:style-name="T7"/><text:span text:style-name="T7">et</text:span> <text:span text:style-name="T7">cete</text:span><text:span text:style-name="T7">risamantib;usse.Quapropternon</text:span><text:span text:style-name="T7">ris</text:span> <text:span text:style-name="T7">amantib;us</text:span> <text:span text:style-name="T7">se</text:span><text:span text:style-name="T7">.</text:span> <text:span text:style-name="T7"/></text:p>
      <text:p>58. <text:span text:style-name="T7"/><text:span text:style-name="T7">Quapropter</text:span> <text:span text:style-name="T7">non</text:span><text:span text:style-name="T7">continguntmichiadnodominomeo.utnun</text:span><text:span text:style-name="T7">contingunt</text:span> <text:span text:style-name="T7">michi</text:span> <text:span text:style-name="T7">a</text:span> <text:span text:style-name="T7">dnodomino</text:span> <text:span text:style-name="T7">meo</text:span><text:span text:style-name="T7">.</text:span> <text:span text:style-name="T7">ut</text:span> <text:span text:style-name="T7">nun</text:span><text:span text:style-name="T7">quamamitamplebemsuam.quam</text:span><text:span text:style-name="T7">quam</text:span> <text:span text:style-name="T7"/><text:span text:style-name="T7">amitam</text:span> <text:span text:style-name="T7">plebem</text:span> <text:span text:style-name="T7">suam</text:span><text:span text:style-name="T7">.</text:span> <text:span text:style-name="T7">quam</text:span><text:span text:style-name="T7">adquisiuitinultimisterre.Oroergo</text:span><text:span text:style-name="T7">adquisiuit</text:span> <text:span text:style-name="T7">in</text:span> <text:span text:style-name="T7">ultimis</text:span> <text:span text:style-name="T7">terre</text:span><text:span text:style-name="T7">.</text:span> <text:span text:style-name="T7">Oro</text:span> <text:span text:style-name="T7">ergo</text:span><text:span text:style-name="T7">dmdeumutdetmihiperseuerantiam.et</text:span><text:span text:style-name="T7">dmdeum</text:span> <text:span text:style-name="T7"/><text:span text:style-name="T7">ut</text:span> <text:span text:style-name="T7">det</text:span> <text:span text:style-name="T7">mihi</text:span> <text:span text:style-name="T7">perseuerantiam</text:span><text:span text:style-name="T7">.</text:span> <text:span text:style-name="T7">et</text:span><text:span text:style-name="T7">digneturutreddamillitestemfidelem.</text:span><text:span text:style-name="T7">dignetur</text:span> <text:span text:style-name="T7">ut</text:span> <text:span text:style-name="T7">reddam</text:span> <text:span text:style-name="T7">illi</text:span> <text:span text:style-name="T7">testem</text:span> <text:span text:style-name="T7"/><text:span text:style-name="T7">fidelem</text:span><text:span text:style-name="T7">.</text:span><text:span text:style-name="T7">usq;ueadtransitummeumpropterdmdeummeum.</text:span><text:span text:style-name="T7">usq;ue</text:span> <text:span text:style-name="T7">ad</text:span> <text:span text:style-name="T7">transitum</text:span> <text:span text:style-name="T7">meum</text:span> <text:span text:style-name="T7">propter</text:span> <text:span text:style-name="T7">dmdeum</text:span> <text:span text:style-name="T7">meum</text:span><text:span text:style-name="T7">.</text:span><text:span text:style-name="T7">etsialiquidboniinuitatussumunquam</text:span><text:span text:style-name="T7"/></text:p>
      <text:p>59. <text:span text:style-name="T7"/><text:span text:style-name="T7">et</text:span> <text:span text:style-name="T7">si</text:span> <text:span text:style-name="T7">aliquid</text:span> <text:span text:style-name="T7">boni</text:span> <text:span text:style-name="T7">inuitatus</text:span> <text:span text:style-name="T7">sum</text:span> <text:span text:style-name="T7">unquam</text:span><text:span text:style-name="T7">propterdmdeummeumquemdiligo.Petoigitur</text:span><text:span text:style-name="T7">propter</text:span> <text:span text:style-name="T7">dmdeum</text:span> <text:span text:style-name="T7">meum</text:span> <text:span text:style-name="T7"/><text:span text:style-name="T7">quem</text:span> <text:span text:style-name="T7">diligo</text:span><text:span text:style-name="T7">.</text:span> <text:span text:style-name="T7">Peto</text:span> <text:span text:style-name="T7">igitur</text:span></text:p>
      <text:p>60. </text:p>
      <text:p>61. </text:p>
      <text:p>62. </text:p>
      <text:p>1. </text:p>
      <text:p>2. </text:p>
      <text:p>3. </text:p>
      <text:p>4. </text:p>
      <text:p>5. </text:p>
      <text:p>6. </text:p>
      <text:p>7. </text:p>
      <text:p>8. </text:p>
      <text:p>9. </text:p>
      <text:p>10. </text:p>
      <text:p>11. </text:p>
      <text:p>12. </text:p>
      <text:p>13. </text:p>
      <text:p>14. </text:p>
      <text:p>15. <text:span text:style-name="T7">tiplongaperlongaterrarumspatia.ubipeccatummanifestegrauetur.impudenterimpudensibihabitat;etabundat;ibiuenundatiingenuihomines.xpianichristianiinseruitutemredactisunt;praesertimindignissimorum.pessimorumq;ueatq;ueapostatarum.pictorum;idcircocumtristitciaetmaeroreuociferabo.Ospectiosissimiatq;ueamantissimifratresetfiliiquosinxpochristogenui.enumerarenequeo;quidfaciamuobis?Nonsumdignusneq;uehominibussubuenire.Praeualuitiniquitasiniquorumsupernos.Quasiextraneifactisumus.Fortenoncredunt.Unumbaptismumpercepimus;etunumdeumpatremhabemus.Indignumestillis;qodquoddeyberianatisumus.Sicenimaiunt.Nonneunumdmdeumhabetis;quiddereliquistisunusquisq;ueproximumsuum?Idcircodoleopprouobis.doleokmicarissimimihi;sediterumgaudeointrameipsum;quianongratislaboraui.etperegrinatiomeainuacuumnonfuit.Etcontigitscelusillointemporehorridumetineffabile.Deogratcias;credentesetbaptizati.desclosaeculorecessistisadparadysum.Cernouos;migrarecepistisBieler: coepistis;ubinoxnoneritneq;ueluctus.neq;uemorsamplius;sedexultabitissicutuituliexuinculisresoluti.etconculcabitisiniquos.eteruntcinissubpedib;usurisuestris.Uosergoregnabitiscumaplisapostolis.etprophisprophetis.atq;uemartyribus.eteternaregnacapietis;sicutipsetestaturinquiens.Uenientaborienteetoccidenteetrecumbentcumabraham.etysaac.etiacob.inregnocelorum;foriscanes.etuenefici.ethomicide.etmendaces.etperiuri.Parseorum.instagnumigniseterni.Noneniminuanumaitaplsapostolus.Ubiiustusuixsaluuserit;peccatoretimpiusettransgressorlegisubiserecognoscet?Undeenimcoroticuscumsuissceleratissimisrebellatorib;usxpichristi.ubiseuidebuntquimulierculasbaptizatas.etpraediaorphanorum.spurcissimissatellitib;ussuis.distribuuntur.obmisereregnumtemporale.quodutiq;ueinmomentotransit;sicutnubesuelsumusquiutiq;ueuentodispergitur.itapeccatoresetfraudulenti.afaciednidominiperibunt;iustiautemepulentepulenturinmagnaconstantiacumxpochristo;etiudicabuntnationes;etregib;usiniquisdominabunturinsclasaeculasclorumsaeculorumamen.Testificorcoramdeoetscissanctisanglisangelissuis.quoditaeritsicutintimauitimperitiemee.Nonmeauerbasuntista.seddeietaplorumapostolorumatq;uepropharumprophetarum.queegoinlatinumtranstuli.Quinunquammentitisunt;etquicrediderit.saluierunt;quiuerononcrediderit;condempnabitur.Deusenimloquutusest.Quaesoplurimumutquicumq;uefamulusdideipropmtusfuerit.utsitgerulusliterarumharum.utnequaquamsubtrahaturanemine.sedmagispotiuslegaturcoramcunctisplebibus.etpraesenteipsocoritico;quodsideusinspiratillosutquandoq;uedeoresipiscant.itautuelseropeniteant.quodtamimpiegesserunt.Homicidaergafratresdnidominifuerunt.sedpeniteant;etliberentcaptiuasbaptizatasquasanteceperunt;itautmereanturdeouiuere.etsaniefficiantur;hicetineternum;paxpatri.etfilio.etspuispirituiscosancto.AMEN</text:span><text:span text:style-name="T7">tiplongaperlongaterrarumspatia.ubipeccatummanifestegrauetur.impudenterimpudensibihabitat;etabundat;ibiuenundatiingenuihomines.xpianichristianiinseruitutemredactisunt;praesertimindignissimorum.pessimorumq;ueatq;ueapostatarum.pictorum;idcircocumtristitciaetmaeroreuociferabo.Ospectiosissimiatq;ueamantissimifratresetfiliiquosinxpochristogenui.enumerarenequeo;quidfaciamuobis?Nonsumdignusneq;uehominibussubuenire.Praeualuitiniquitasiniquorumsupernos.Quasiextraneifactisumus.Fortenoncredunt.Unumbaptismumpercepimus;etunumdeumpatremhabemus.Indignumestillis;qodquoddeyberianatisumus.Sicenimaiunt.Nonneunumdmdeumhabetis;quiddereliquistisunusquisq;ueproximumsuum?Idcircodoleopprouobis.doleokmicarissimimihi;sediterumgaudeointrameipsum;quianongratislaboraui.etperegrinatiomeainuacuumnonfuit.Etcontigitscelusillointemporehorridumetineffabile.Deogratcias;credentesetbaptizati.desclosaeculorecessistisadparadysum.Cernouos;migrarecepistisBieler: coepistis;ubinoxnoneritneq;ueluctus.neq;uemorsamplius;sedexultabitissicutuituliexuinculisresoluti.etconculcabitisiniquos.eteruntcinissubpedib;usurisuestris.Uosergoregnabitiscumaplisapostolis.etprophisprophetis.atq;uemartyribus.eteternaregnacapietis;sicutipsetestaturinquiens.Uenientaborienteetoccidenteetrecumbentcumabraham.etysaac.etiacob.inregnocelorum;foriscanes.etuenefici.ethomicide.etmendaces.etperiuri.Parseorum.instagnumigniseterni.Noneniminuanumaitaplsapostolus.Ubiiustusuixsaluuserit;peccatoretimpiusettransgressorlegisubiserecognoscet?Undeenimcoroticuscumsuissceleratissimisrebellatorib;usxpichristi.ubiseuidebuntquimulierculasbaptizatas.etpraediaorphanorum.spurcissimissatellitib;ussuis.distribuuntur.obmisereregnumtemporale.quodutiq;ueinmomentotransit;sicutnubesuelsumusquiutiq;ueuentodispergitur.itapeccatoresetfraudulenti.afaciednidominiperibunt;iustiautemepulentepulenturinmagnaconstantiacumxpochristo;etiudicabuntnationes;etregib;usiniquisdominabunturinsclasaeculasclorumsaeculorumamen.Testificorcoramdeoetscissanctisanglisangelissuis.quoditaeritsicutintimauitimperitiemee.Nonmeauerbasuntista.seddeietaplorumapostolorumatq;uepropharumprophetarum.queegoinlatinumtranstuli.Quinunquammentitisunt;etquicrediderit.saluierunt;quiuerononcrediderit;condempnabitur.Deusenimloquutusest.Quaesoplurimumutquicumq;uefamulusdideipropmtusfuerit.utsitgerulusliterarumharum.utnequaquamsubtrahaturanemine.sedmagispotiuslegaturcoramcunctisplebibus.etpraesenteipsocoritico;quodsideusinspiratillosutquandoq;uedeoresipiscant.itautuelseropeniteant.quodtamimpiegesserunt.Homicidaergafratresdnidominifuerunt.sedpeniteant;etliberentcaptiuasbaptizatasquasanteceperunt;itautmereanturdeouiuere.etsaniefficiantur;hicetineternum;paxpatri.etfilio.etspuispirituiscosancto.AMEN</text:span><text:span text:style-name="T7">tiplongaperlongaterrarumspatia.ubipeccatummanifestegrauetur.impudenterimpudensibihabitat;etabundat;ibiuenundatiingenuihomines.xpianichristianiinseruitutemredactisunt;praesertimindignissimorum.pessimorumq;ueatq;ueapostatarum.pictorum;idcircocumtristitciaetmaeroreuociferabo.Ospectiosissimiatq;ueamantissimifratresetfiliiquosinxpochristogenui.enumerarenequeo;quidfaciamuobis?Nonsumdignusneq;uehominibussubuenire.Praeualuitiniquitasiniquorumsupernos.Quasiextraneifactisumus.Fortenoncredunt.Unumbaptismumpercepimus;etunumdeumpatremhabemus.Indignumestillis;qodquoddeyberianatisumus.Sicenimaiunt.Nonneunumdmdeumhabetis;quiddereliquistisunusquisq;ueproximumsuum?Idcircodoleopprouobis.doleokmicarissimimihi;sediterumgaudeointrameipsum;quianongratislaboraui.etperegrinatiomeainuacuumnonfuit.Etcontigitscelusillointemporehorridumetineffabile.Deogratcias;credentesetbaptizati.desclosaeculorecessistisadparadysum.Cernouos;migrarecepistisBieler: coepistis;ubinoxnoneritneq;ueluctus.neq;uemorsamplius;sedexultabitissicutuituliexuinculisresoluti.etconculcabitisiniquos.eteruntcinissubpedib;usurisuestris.Uosergoregnabitiscumaplisapostolis.etprophisprophetis.atq;uemartyribus.eteternaregnacapietis;sicutipsetestaturinquiens.Uenientaborienteetoccidenteetrecumbentcumabraham.etysaac.etiacob.inregnocelorum;foriscanes.etuenefici.ethomicide.etmendaces.etperiuri.Parseorum.instagnumigniseterni.Noneniminuanumaitaplsapostolus.Ubiiustusuixsaluuserit;peccatoretimpiusettransgressorlegisubiserecognoscet?Undeenimcoroticuscumsuissceleratissimisrebellatorib;usxpichristi.ubiseuidebuntquimulierculasbaptizatas.etpraediaorphanorum.spurcissimissatellitib;ussuis.distribuuntur.obmisereregnumtemporale.quodutiq;ueinmomentotransit;sicutnubesuelsumusquiutiq;ueuentodispergitur.itapeccatoresetfraudulenti.afaciednidominiperibunt;iustiautem</text:span><text:span text:style-name="T7">tiplongaperlongaterrarumspatia.ubipeccatum</text:span><text:span text:style-name="T7">ti</text:span> <text:span text:style-name="T7"/><text:span text:style-name="T7">plongaperlonga</text:span> <text:span text:style-name="T7">terrarum</text:span> <text:span text:style-name="T7">spatia</text:span><text:span text:style-name="T7">.</text:span> <text:span text:style-name="T7">ubi</text:span> <text:span text:style-name="T7">peccatum</text:span><text:span text:style-name="T7">manifestegrauetur.impudenterimpudens</text:span><text:span text:style-name="T7">manifeste</text:span> <text:span text:style-name="T7"/><text:span text:style-name="T7">grauetur</text:span><text:span text:style-name="T7">.</text:span> <text:span text:style-name="T7">impudenter</text:span> <text:span text:style-name="T7">impudens</text:span><text:span text:style-name="T7">ibihabitat;etabundat;ibiuenundati</text:span><text:span text:style-name="T7">ibi</text:span> <text:span text:style-name="T7">habitat</text:span><text:span text:style-name="T7">;</text:span> <text:span text:style-name="T7">et</text:span> <text:span text:style-name="T7">abundat</text:span><text:span text:style-name="T7">;</text:span> <text:span text:style-name="T7">ibi</text:span> <text:span text:style-name="T7">uenundati</text:span><text:span text:style-name="T7">ingenuihomines.xpianichristianiinseruitutem</text:span><text:span text:style-name="T7">ingenui</text:span> <text:span text:style-name="T7"/><text:span text:style-name="T7">homines</text:span><text:span text:style-name="T7">.</text:span> <text:span text:style-name="T7">xpianichristiani</text:span> <text:span text:style-name="T7">in</text:span> <text:span text:style-name="T7">seruitutem</text:span><text:span text:style-name="T7">redactisunt;praesertimindignissimorum.</text:span><text:span text:style-name="T7">redacti</text:span> <text:span text:style-name="T7">sunt</text:span><text:span text:style-name="T7">;</text:span> <text:span text:style-name="T7">praesertim</text:span> <text:span text:style-name="T7">indignissimorum</text:span><text:span text:style-name="T7">.</text:span><text:span text:style-name="T7">pessimorumq;ueatq;ueapostatarum.pictorum;</text:span><text:span text:style-name="T7"/><text:span text:style-name="T7">pessimorumq;ue</text:span> <text:span text:style-name="T7">atq;ue</text:span> <text:span text:style-name="T7">apostatarum</text:span><text:span text:style-name="T7">.</text:span> <text:span text:style-name="T7">pictorum</text:span><text:span text:style-name="T7">;</text:span><text:span text:style-name="T7">idcircocumtristitciaetmaeroreuociferabo.</text:span><text:span text:style-name="T7"/></text:p>
      <text:p>16. <text:span text:style-name="T7"/><text:span text:style-name="T7">idcirco</text:span> <text:span text:style-name="T7">cum</text:span> <text:span text:style-name="T7">tristitcia</text:span> <text:span text:style-name="T7">et</text:span> <text:span text:style-name="T7">maerore</text:span> <text:span text:style-name="T7">uociferabo</text:span><text:span text:style-name="T7">.</text:span><text:span text:style-name="T7">Ospectiosissimiatq;ueamantissimifratresetfilii</text:span><text:span text:style-name="T7">O</text:span> <text:span text:style-name="T7">spectiosissimi</text:span> <text:span text:style-name="T7"/><text:span text:style-name="T7">atq;ue</text:span> <text:span text:style-name="T7">amantissimi</text:span> <text:span text:style-name="T7">fratres</text:span> <text:span text:style-name="T7">et</text:span> <text:span text:style-name="T7">filii</text:span><text:span text:style-name="T7">quosinxpochristogenui.enumerarenequeo;quid</text:span><text:span text:style-name="T7">quos</text:span> <text:span text:style-name="T7">in</text:span> <text:span text:style-name="T7">xpochristo</text:span> <text:span text:style-name="T7">genui</text:span><text:span text:style-name="T7">.</text:span> <text:span text:style-name="T7">enumerare</text:span> <text:span text:style-name="T7"/><text:span text:style-name="T7">nequeo</text:span><text:span text:style-name="T7">;</text:span> <text:span text:style-name="T7">quid</text:span><text:span text:style-name="T7">faciamuobis?Nonsumdignusneq;ue</text:span><text:span text:style-name="T7">faciam</text:span> <text:span text:style-name="T7">uobis</text:span><text:span text:style-name="T7">?</text:span> <text:span text:style-name="T7">Non</text:span> <text:span text:style-name="T7">sum</text:span> <text:span text:style-name="T7">dignus</text:span> <text:span text:style-name="T7">neq;ue</text:span><text:span text:style-name="T7">hominibussubuenire.Praeualuitiniqui</text:span><text:span text:style-name="T7">hominibus</text:span> <text:span text:style-name="T7"/><text:span text:style-name="T7">subuenire</text:span><text:span text:style-name="T7">.</text:span> <text:span text:style-name="T7">Praeualuit</text:span> <text:span text:style-name="T7">iniqui</text:span><text:span text:style-name="T7">tasiniquorumsupernos.Quasiextranei</text:span><text:span text:style-name="T7">tas</text:span> <text:span text:style-name="T7">iniquorum</text:span> <text:span text:style-name="T7">super</text:span> <text:span text:style-name="T7">nos</text:span><text:span text:style-name="T7">.</text:span> <text:span text:style-name="T7">Quasi</text:span> <text:span text:style-name="T7">extranei</text:span><text:span text:style-name="T7">factisumus.Fortenoncredunt.Unum</text:span><text:span text:style-name="T7"/><text:span text:style-name="T7">facti</text:span> <text:span text:style-name="T7">sumus</text:span><text:span text:style-name="T7">.</text:span> <text:span text:style-name="T7">Forte</text:span> <text:span text:style-name="T7">non</text:span> <text:span text:style-name="T7">credunt</text:span><text:span text:style-name="T7">.</text:span> <text:span text:style-name="T7">Unum</text:span><text:span text:style-name="T7">baptismumpercepimus;etunumdeum</text:span><text:span text:style-name="T7">baptismum</text:span> <text:span text:style-name="T7">percepimus</text:span><text:span text:style-name="T7">;</text:span> <text:span text:style-name="T7">et</text:span> <text:span text:style-name="T7"/><text:span text:style-name="T7">unum</text:span> <text:span text:style-name="T7">deum</text:span><text:span text:style-name="T7">patremhabemus.Indignumestillis;qodquod</text:span><text:span text:style-name="T7">patrem</text:span> <text:span text:style-name="T7">habemus</text:span><text:span text:style-name="T7">.</text:span> <text:span text:style-name="T7">Indignum</text:span> <text:span text:style-name="T7">est</text:span> <text:span text:style-name="T7">illis</text:span><text:span text:style-name="T7">;</text:span> <text:span text:style-name="T7">qodquod</text:span><text:span text:style-name="T7">deyberianatisumus.Sicenimaiunt.</text:span><text:span text:style-name="T7">de</text:span> <text:span text:style-name="T7">yberia</text:span> <text:span text:style-name="T7">nati</text:span><text:span text:style-name="T7"/> <text:span text:style-name="T7">sumus</text:span><text:span text:style-name="T7">.</text:span> <text:span text:style-name="T7">Sic</text:span> <text:span text:style-name="T7">enim</text:span> <text:span text:style-name="T7">aiunt</text:span><text:span text:style-name="T7">.</text:span><text:span text:style-name="T7">Nonneunumdmdeumhabetis;quiddereliquistis</text:span><text:span text:style-name="T7">Nonne</text:span> <text:span text:style-name="T7">unum</text:span> <text:span text:style-name="T7">dmdeum</text:span> <text:span text:style-name="T7">habetis</text:span><text:span text:style-name="T7">;</text:span> <text:span text:style-name="T7">quid</text:span> <text:span text:style-name="T7">dereliquistis</text:span><text:span text:style-name="T7">unusquisq;ueproximumsuum?Idcirco</text:span><text:span text:style-name="T7"/><text:span text:style-name="T7">unusquisq;ue</text:span> <text:span text:style-name="T7">proximum</text:span> <text:span text:style-name="T7">suum</text:span><text:span text:style-name="T7">?</text:span> <text:span text:style-name="T7"/></text:p>
      <text:p>17. <text:span text:style-name="T7"/><text:span text:style-name="T7">Idcirco</text:span><text:span text:style-name="T7">doleopprouobis.doleokmicarissimimihi;sediterum</text:span><text:span text:style-name="T7">doleo</text:span> <text:span text:style-name="T7">ppro</text:span> <text:span text:style-name="T7">uobis</text:span><text:span text:style-name="T7">.</text:span> <text:span text:style-name="T7">doleo</text:span> <text:span text:style-name="T7">kmicarissimi</text:span> <text:span text:style-name="T7">mihi</text:span><text:span text:style-name="T7">;</text:span> <text:span text:style-name="T7">sed</text:span> <text:span text:style-name="T7">iterum</text:span><text:span text:style-name="T7">gaudeointrameipsum;quianongratis</text:span><text:span text:style-name="T7"/><text:span text:style-name="T7">gaudeo</text:span> <text:span text:style-name="T7">intra</text:span> <text:span text:style-name="T7">meipsum</text:span><text:span text:style-name="T7">;</text:span> <text:span text:style-name="T7">quia</text:span> <text:span text:style-name="T7">non</text:span> <text:span text:style-name="T7">gratis</text:span><text:span text:style-name="T7">laboraui.etperegrinatiomeainuacuum</text:span><text:span text:style-name="T7">laboraui</text:span><text:span text:style-name="T7">.</text:span> <text:span text:style-name="T7">et</text:span> <text:span text:style-name="T7">peregrinatio</text:span> <text:span text:style-name="T7">mea</text:span> <text:span text:style-name="T7"/><text:span text:style-name="T7">in</text:span> <text:span text:style-name="T7">uacuum</text:span><text:span text:style-name="T7">nonfuit.Etcontigitscelusillointempo</text:span><text:span text:style-name="T7">non</text:span> <text:span text:style-name="T7">fuit</text:span><text:span text:style-name="T7">.</text:span> <text:span text:style-name="T7">Et</text:span> <text:span text:style-name="T7">contigit</text:span> <text:span text:style-name="T7">scelus</text:span> <text:span text:style-name="T7">illo</text:span> <text:span text:style-name="T7">in</text:span> <text:span text:style-name="T7">tempo</text:span><text:span text:style-name="T7">rehorridumetineffabile.Deogratcias;</text:span><text:span text:style-name="T7">re</text:span> <text:span text:style-name="T7">horridum</text:span> <text:span text:style-name="T7">et</text:span> <text:span text:style-name="T7"/><text:span text:style-name="T7">ineffabile</text:span><text:span text:style-name="T7">.</text:span> <text:span text:style-name="T7">Deo</text:span> <text:span text:style-name="T7">gratcias</text:span><text:span text:style-name="T7">;</text:span><text:span text:style-name="T7">credentesetbaptizati.desclosaeculorecessistis</text:span><text:span text:style-name="T7">credentes</text:span> <text:span text:style-name="T7">et</text:span> <text:span text:style-name="T7">baptizati</text:span><text:span text:style-name="T7">.</text:span> <text:span text:style-name="T7">de</text:span> <text:span text:style-name="T7">sclosaeculo</text:span> <text:span text:style-name="T7">recessistis</text:span><text:span text:style-name="T7">adparadysum.Cernouos;migrarece</text:span><text:span text:style-name="T7"/><text:span text:style-name="T7">ad</text:span> <text:span text:style-name="T7">paradysum</text:span><text:span text:style-name="T7">.</text:span> <text:span text:style-name="T7">Cerno</text:span> <text:span text:style-name="T7">uos</text:span><text:span text:style-name="T7">;</text:span> <text:span text:style-name="T7">migrare</text:span> <text:span text:style-name="T7">ce</text:span><text:span text:style-name="T7">pistisBieler: coepistis;ubinoxnoneritneq;ueluctus.neq;ue</text:span><text:span text:style-name="T7">pistisBieler: coepistis</text:span><text:span text:style-name="T7">;</text:span> <text:span text:style-name="T7">ubi</text:span> <text:span text:style-name="T7">nox</text:span> <text:span text:style-name="T7">non</text:span> <text:span text:style-name="T7">erit</text:span> <text:span text:style-name="T7"/><text:span text:style-name="T7">neq;ue</text:span> <text:span text:style-name="T7">luctus</text:span><text:span text:style-name="T7">.</text:span> <text:span text:style-name="T7">neq;ue</text:span><text:span text:style-name="T7">morsamplius;sedexultabitissicutuituli</text:span><text:span text:style-name="T7">mors</text:span> <text:span text:style-name="T7">amplius</text:span><text:span text:style-name="T7">;</text:span> <text:span text:style-name="T7">sed</text:span> <text:span text:style-name="T7">exultabitis</text:span> <text:span text:style-name="T7">sicut</text:span> <text:span text:style-name="T7">uituli</text:span><text:span text:style-name="T7">exuinculisresoluti.etconculcabitisini</text:span><text:span text:style-name="T7">ex</text:span> <text:span text:style-name="T7"/><text:span text:style-name="T7">uinculis</text:span> <text:span text:style-name="T7">resoluti</text:span><text:span text:style-name="T7">.</text:span> <text:span text:style-name="T7">et</text:span> <text:span text:style-name="T7">conculcabitis</text:span> <text:span text:style-name="T7">ini</text:span><text:span text:style-name="T7">quos.eteruntcinissubpedib;usurisuestris.Uos</text:span><text:span text:style-name="T7">quos</text:span><text:span text:style-name="T7">.</text:span> <text:span text:style-name="T7">et</text:span> <text:span text:style-name="T7">erunt</text:span> <text:span text:style-name="T7">cinis</text:span> <text:span text:style-name="T7">sub</text:span> <text:span text:style-name="T7">pedib;us</text:span> <text:span text:style-name="T7"/><text:span text:style-name="T7">urisuestris</text:span><text:span text:style-name="T7">.</text:span> <text:span text:style-name="T7"/></text:p>
      <text:p>18. <text:span text:style-name="T7"/><text:span text:style-name="T7">Uos</text:span><text:span text:style-name="T7">ergoregnabitiscumaplisapostolis.etprophisprophetis.atq;ue</text:span><text:span text:style-name="T7">ergo</text:span> <text:span text:style-name="T7">regnabitis</text:span> <text:span text:style-name="T7">cum</text:span> <text:span text:style-name="T7">aplisapostolis</text:span><text:span text:style-name="T7">.</text:span> <text:span text:style-name="T7">et</text:span> <text:span text:style-name="T7">prophisprophetis</text:span><text:span text:style-name="T7">.</text:span> <text:span text:style-name="T7">atq;ue</text:span><text:span text:style-name="T7">martyribus.eteternaregnacapietis;sicut</text:span><text:span text:style-name="T7">martyribus</text:span><text:span text:style-name="T7">.</text:span> <text:span text:style-name="T7">et</text:span> <text:span text:style-name="T7"/><text:span text:style-name="T7">eterna</text:span> <text:span text:style-name="T7">regna</text:span> <text:span text:style-name="T7">capietis</text:span><text:span text:style-name="T7">;</text:span> <text:span text:style-name="T7">sicut</text:span><text:span text:style-name="T7">ipsetestaturinquiens.Uenientaboriente</text:span><text:span text:style-name="T7">ipse</text:span> <text:span text:style-name="T7">testatur</text:span> <text:span text:style-name="T7">inquiens</text:span><text:span text:style-name="T7">.</text:span> <text:span text:style-name="T7">Uenient</text:span> <text:span text:style-name="T7"/><text:span text:style-name="T7">ab</text:span> <text:span text:style-name="T7">oriente</text:span><text:span text:style-name="T7">etoccidenteetrecumbentcumabraham.</text:span><text:span text:style-name="T7">et</text:span> <text:span text:style-name="T7">occidente</text:span> <text:span text:style-name="T7">et</text:span> <text:span text:style-name="T7">recumbent</text:span> <text:span text:style-name="T7">cum</text:span> <text:span text:style-name="T7">abraham</text:span><text:span text:style-name="T7">.</text:span><text:span text:style-name="T7">etysaac.etiacob.inregnocelorum;foris</text:span><text:span text:style-name="T7">et</text:span> <text:span text:style-name="T7">ysaac</text:span><text:span text:style-name="T7">.</text:span> <text:span text:style-name="T7">et</text:span> <text:span text:style-name="T7">iacob</text:span><text:span text:style-name="T7">.</text:span> <text:span text:style-name="T7">in</text:span> <text:span text:style-name="T7"/><text:span text:style-name="T7">regno</text:span> <text:span text:style-name="T7">celorum</text:span><text:span text:style-name="T7">;</text:span> <text:span text:style-name="T7">foris</text:span><text:span text:style-name="T7">canes.etuenefici.ethomicide.etmenda</text:span><text:span text:style-name="T7">canes</text:span><text:span text:style-name="T7">.</text:span> <text:span text:style-name="T7">et</text:span> <text:span text:style-name="T7">uenefici</text:span><text:span text:style-name="T7">.</text:span> <text:span text:style-name="T7">et</text:span> <text:span text:style-name="T7">homicide</text:span><text:span text:style-name="T7">.</text:span> <text:span text:style-name="T7">et</text:span> <text:span text:style-name="T7">menda</text:span><text:span text:style-name="T7">ces.etperiuri.Parseorum.instagnumignis</text:span><text:span text:style-name="T7">ces</text:span><text:span text:style-name="T7">.</text:span> <text:span text:style-name="T7"/><text:span text:style-name="T7">et</text:span> <text:span text:style-name="T7">periuri</text:span><text:span text:style-name="T7">.</text:span> <text:span text:style-name="T7">Pars</text:span> <text:span text:style-name="T7">eorum</text:span><text:span text:style-name="T7">.</text:span> <text:span text:style-name="T7">in</text:span> <text:span text:style-name="T7">stagnum</text:span> <text:span text:style-name="T7">ignis</text:span><text:span text:style-name="T7">eterni.Noneniminuanumaitaplsapostolus.</text:span><text:span text:style-name="T7">eterni</text:span><text:span text:style-name="T7">.</text:span> <text:span text:style-name="T7">Non</text:span> <text:span text:style-name="T7">enim</text:span> <text:span text:style-name="T7">in</text:span> <text:span text:style-name="T7">uanum</text:span> <text:span text:style-name="T7">ait</text:span> <text:span text:style-name="T7"/><text:span text:style-name="T7">aplsapostolus</text:span><text:span text:style-name="T7">.</text:span><text:span text:style-name="T7">Ubiiustusuixsaluuserit;peccatoret</text:span><text:span text:style-name="T7">Ubi</text:span> <text:span text:style-name="T7">iustus</text:span> <text:span text:style-name="T7">uix</text:span> <text:span text:style-name="T7">saluus</text:span> <text:span text:style-name="T7">erit</text:span><text:span text:style-name="T7">;</text:span> <text:span text:style-name="T7">peccator</text:span> <text:span text:style-name="T7">et</text:span><text:span text:style-name="T7">impiusettransgressorlegisubiserecogno</text:span><text:span text:style-name="T7">impius</text:span> <text:span text:style-name="T7">et</text:span> <text:span text:style-name="T7">transgressor</text:span> <text:span text:style-name="T7"/><text:span text:style-name="T7">legis</text:span> <text:span text:style-name="T7">ubi</text:span> <text:span text:style-name="T7">se</text:span> <text:span text:style-name="T7">recogno</text:span><text:span text:style-name="T7">scet?Undeenimcoroticuscumsuis</text:span><text:span text:style-name="T7">scet</text:span><text:span text:style-name="T7">?</text:span> <text:span text:style-name="T7"/></text:p>
      <text:p>19. <text:span text:style-name="T7"/><text:span text:style-name="T7">Unde</text:span> <text:span text:style-name="T7">enim</text:span> <text:span text:style-name="T7">coroticus</text:span> <text:span text:style-name="T7">cum</text:span> <text:span text:style-name="T7">suis</text:span><text:span text:style-name="T7">sceleratissimisrebellatorib;usxpichristi.ubiseui</text:span><text:span text:style-name="T7">sceleratissimis</text:span> <text:span text:style-name="T7">rebellatorib;us</text:span> <text:span text:style-name="T7"/><text:span text:style-name="T7">xpichristi</text:span><text:span text:style-name="T7">.</text:span> <text:span text:style-name="T7">ubi</text:span> <text:span text:style-name="T7">se</text:span> <text:span text:style-name="T7">ui</text:span><text:span text:style-name="T7">debuntquimulierculasbaptizatas.et</text:span><text:span text:style-name="T7">debunt</text:span> <text:span text:style-name="T7">qui</text:span> <text:span text:style-name="T7">mulierculas</text:span> <text:span text:style-name="T7">baptizatas</text:span><text:span text:style-name="T7">.</text:span> <text:span text:style-name="T7">et</text:span><text:span text:style-name="T7">praediaorphanorum.spurcissimissatellitib;us</text:span><text:span text:style-name="T7">praedia</text:span> <text:span text:style-name="T7">orphanorum</text:span><text:span text:style-name="T7">.</text:span> <text:span text:style-name="T7">spurcissimis</text:span> <text:span text:style-name="T7">satellitib;us</text:span><text:span text:style-name="T7">suis.distribuuntur.obmisereregnumtem</text:span><text:span text:style-name="T7">suis</text:span><text:span text:style-name="T7">.</text:span> <text:span text:style-name="T7"/><text:span text:style-name="T7">distribuuntur</text:span><text:span text:style-name="T7">.</text:span> <text:span text:style-name="T7">ob</text:span> <text:span text:style-name="T7">misere</text:span> <text:span text:style-name="T7">regnum</text:span> <text:span text:style-name="T7">tem</text:span><text:span text:style-name="T7">porale.quodutiq;ueinmomentotransit;</text:span><text:span text:style-name="T7">porale</text:span><text:span text:style-name="T7">.</text:span> <text:span text:style-name="T7">quod</text:span> <text:span text:style-name="T7">utiq;ue</text:span> <text:span text:style-name="T7">in</text:span> <text:span text:style-name="T7">momento</text:span> <text:span text:style-name="T7"/><text:span text:style-name="T7">transit</text:span><text:span text:style-name="T7">;</text:span><text:span text:style-name="T7">sicutnubesuelsumusquiutiq;ueuen</text:span><text:span text:style-name="T7">sicut</text:span> <text:span text:style-name="T7">nubes</text:span> <text:span text:style-name="T7">uel</text:span> <text:span text:style-name="T7">sumus</text:span> <text:span text:style-name="T7">qui</text:span> <text:span text:style-name="T7">utiq;ue</text:span> <text:span text:style-name="T7">uen</text:span><text:span text:style-name="T7">todispergitur.itapeccatoresetfraudu</text:span><text:span text:style-name="T7">to</text:span> <text:span text:style-name="T7">dispergitur</text:span><text:span text:style-name="T7">.</text:span> <text:span text:style-name="T7">ita</text:span> <text:span text:style-name="T7"/><text:span text:style-name="T7">peccatores</text:span> <text:span text:style-name="T7">et</text:span> <text:span text:style-name="T7">fraudu</text:span><text:span text:style-name="T7">lenti.afaciednidominiperibunt;iustiautem</text:span><text:span text:style-name="T7">lenti</text:span><text:span text:style-name="T7">.</text:span> <text:span text:style-name="T7">a</text:span> <text:span text:style-name="T7">facie</text:span> <text:span text:style-name="T7">dnidomini</text:span> <text:span text:style-name="T7">peribunt</text:span><text:span text:style-name="T7">;</text:span> <text:span text:style-name="T7">iusti</text:span> <text:span text:style-name="T7">autem</text:span><text:span text:style-name="T7">epulentepulenturinmagnaconstantiacumxpochristo;etiudicabuntnationes;etregib;usiniquisdominabunturinsclasaeculasclorumsaeculorumamen.Testificorcoramdeoetscissanctisanglisangelissuis.quoditaeritsicutintimauitimperitiemee.Nonmeauerbasuntista.seddeietaplorumapostolorumatq;uepropharumprophetarum.queegoinlatinumtranstuli.Quinunquammentitisunt;etquicrediderit.saluierunt;quiuerononcrediderit;condempnabitur.Deusenimloquutusest.Quaesoplurimumutquicumq;uefamulusdideipropmtusfuerit.utsitgerulusliterarumharum.utnequaquamsubtrahaturanemine.sedmagispotiuslegaturcoramcunctisplebibus.etpraesenteipsocoritico;quodsideusinspiratillosutquandoq;uedeoresipiscant.itautuelseropeniteant.quodtamimpiegesserunt.Homicidaergafratresdnidominifuerunt.sedpeniteant;etliberentcaptiuasbaptizatasquasanteceperunt;itautmereanturdeouiuere.etsaniefficiantur;hicetineternum;paxpatri.etfilio.etspuispirituiscosancto.AMEN</text:span><text:span text:style-name="T7">epulentepulenturinmagnaconstantiacumxpochristo;et</text:span><text:span text:style-name="T7">epulentepulentur</text:span> <text:span text:style-name="T7"/><text:span text:style-name="T7">in</text:span> <text:span text:style-name="T7">magna</text:span> <text:span text:style-name="T7">constantia</text:span> <text:span text:style-name="T7">cum</text:span> <text:span text:style-name="T7">xpochristo</text:span><text:span text:style-name="T7">;</text:span> <text:span text:style-name="T7">et</text:span><text:span text:style-name="T7">iudicabuntnationes;etregib;usiniquisdomi</text:span><text:span text:style-name="T7">iudicabunt</text:span> <text:span text:style-name="T7">nationes</text:span><text:span text:style-name="T7">;</text:span> <text:span text:style-name="T7">et</text:span> <text:span text:style-name="T7">regib;us</text:span> <text:span text:style-name="T7"/><text:span text:style-name="T7">iniquis</text:span> <text:span text:style-name="T7">domi</text:span><text:span text:style-name="T7">nabunturinsclasaeculasclorumsaeculorumamen.Testificor</text:span><text:span text:style-name="T7">nabuntur</text:span> <text:span text:style-name="T7">in</text:span> <text:span text:style-name="T7">sclasaecula</text:span> <text:span text:style-name="T7">sclorumsaeculorum</text:span> <text:span text:style-name="T7">amen</text:span><text:span text:style-name="T7">.</text:span> <text:span text:style-name="T7"/></text:p>
      <text:p>20. <text:span text:style-name="T7"/><text:span text:style-name="T7">Testificor</text:span><text:span text:style-name="T7">coramdeoetscissanctisanglisangelissuis.quoditaerit</text:span><text:span text:style-name="T7">coram</text:span> <text:span text:style-name="T7">deo</text:span> <text:span text:style-name="T7">et</text:span> <text:span text:style-name="T7">scissanctis</text:span> <text:span text:style-name="T7">anglisangelis</text:span> <text:span text:style-name="T7">suis</text:span><text:span text:style-name="T7">.</text:span> <text:span text:style-name="T7">quod</text:span> <text:span text:style-name="T7">ita</text:span> <text:span text:style-name="T7">erit</text:span><text:span text:style-name="T7">sicutintimauitimperitiemee.Nonmea</text:span><text:span text:style-name="T7">sicut</text:span> <text:span text:style-name="T7"/><text:span text:style-name="T7">intimauit</text:span> <text:span text:style-name="T7">imperitie</text:span> <text:span text:style-name="T7">mee</text:span><text:span text:style-name="T7">.</text:span> <text:span text:style-name="T7">Non</text:span> <text:span text:style-name="T7">mea</text:span><text:span text:style-name="T7">uerbasuntista.seddeietaplorumapostolorumatq;ue</text:span><text:span text:style-name="T7">uerba</text:span> <text:span text:style-name="T7">sunt</text:span> <text:span text:style-name="T7">ista</text:span><text:span text:style-name="T7">.</text:span> <text:span text:style-name="T7">sed</text:span> <text:span text:style-name="T7">dei</text:span> <text:span text:style-name="T7">et</text:span> <text:span text:style-name="T7">aplorumapostolorum</text:span> <text:span text:style-name="T7"/><text:span text:style-name="T7">atq;ue</text:span><text:span text:style-name="T7">propharumprophetarum.queegoinlatinumtranstuli.</text:span><text:span text:style-name="T7">propharumprophetarum</text:span><text:span text:style-name="T7">.</text:span> <text:span text:style-name="T7">que</text:span> <text:span text:style-name="T7">ego</text:span> <text:span text:style-name="T7">in</text:span> <text:span text:style-name="T7">latinum</text:span> <text:span text:style-name="T7">transtuli</text:span><text:span text:style-name="T7">.</text:span><text:span text:style-name="T7">Quinunquammentitisunt;etquicrediderit.</text:span><text:span text:style-name="T7">Qui</text:span> <text:span text:style-name="T7">nunquam</text:span> <text:span text:style-name="T7"/><text:span text:style-name="T7">mentiti</text:span> <text:span text:style-name="T7">sunt</text:span><text:span text:style-name="T7">;</text:span> <text:span text:style-name="T7">et</text:span> <text:span text:style-name="T7">qui</text:span> <text:span text:style-name="T7">crediderit</text:span><text:span text:style-name="T7">.</text:span><text:span text:style-name="T7">saluierunt;quiuerononcrediderit;</text:span><text:span text:style-name="T7">salui</text:span> <text:span text:style-name="T7">erunt</text:span><text:span text:style-name="T7">;</text:span> <text:span text:style-name="T7">qui</text:span> <text:span text:style-name="T7">uero</text:span> <text:span text:style-name="T7">non</text:span> <text:span text:style-name="T7">crediderit</text:span><text:span text:style-name="T7">;</text:span><text:span text:style-name="T7">condempnabitur.Deusenimloquutusest.</text:span><text:span text:style-name="T7">condempnabitur</text:span><text:span text:style-name="T7">.</text:span> <text:span text:style-name="T7"/><text:span text:style-name="T7">Deus</text:span> <text:span text:style-name="T7">enim</text:span> <text:span text:style-name="T7">loquutus</text:span> <text:span text:style-name="T7">est</text:span><text:span text:style-name="T7">.</text:span><text:span text:style-name="T7">Quaesoplurimumutquicumq;uefamulusdidei</text:span><text:span text:style-name="T7"/></text:p>
      <text:p>21. <text:span text:style-name="T7"/><text:span text:style-name="T7">Quaeso</text:span> <text:span text:style-name="T7">plurimum</text:span> <text:span text:style-name="T7">ut</text:span> <text:span text:style-name="T7">quicumq;ue</text:span> <text:span text:style-name="T7">famulus</text:span> <text:span text:style-name="T7">didei</text:span><text:span text:style-name="T7">propmtusfuerit.utsitgerulusliterarum</text:span><text:span text:style-name="T7">propmtus</text:span> <text:span text:style-name="T7"/><text:span text:style-name="T7">fuerit</text:span><text:span text:style-name="T7">.</text:span> <text:span text:style-name="T7">ut</text:span> <text:span text:style-name="T7">sit</text:span> <text:span text:style-name="T7">gerulus</text:span> <text:span text:style-name="T7">literarum</text:span><text:span text:style-name="T7">harum.utnequaquamsubtrahaturanemine.</text:span><text:span text:style-name="T7">harum</text:span><text:span text:style-name="T7">.</text:span> <text:span text:style-name="T7">ut</text:span> <text:span text:style-name="T7">nequaquam</text:span> <text:span text:style-name="T7">subtrahatur</text:span> <text:span text:style-name="T7"/><text:span text:style-name="T7">a</text:span> <text:span text:style-name="T7">nemine</text:span><text:span text:style-name="T7">.</text:span><text:span text:style-name="T7">sedmagispotiuslegaturcoramcunctisple</text:span><text:span text:style-name="T7">sed</text:span> <text:span text:style-name="T7">magis</text:span> <text:span text:style-name="T7">potius</text:span> <text:span text:style-name="T7">legatur</text:span> <text:span text:style-name="T7">coram</text:span> <text:span text:style-name="T7">cunctis</text:span> <text:span text:style-name="T7">ple</text:span><text:span text:style-name="T7">bibus.etpraesenteipsocoritico;quodsi</text:span><text:span text:style-name="T7">bibus</text:span><text:span text:style-name="T7">.</text:span> <text:span text:style-name="T7">et</text:span> <text:span text:style-name="T7">praesente</text:span> <text:span text:style-name="T7"/><text:span text:style-name="T7">ipso</text:span> <text:span text:style-name="T7">coritico</text:span><text:span text:style-name="T7">;</text:span> <text:span text:style-name="T7">quod</text:span> <text:span text:style-name="T7">si</text:span><text:span text:style-name="T7">deusinspiratillosutquandoq;uedeoresipiscant.</text:span><text:span text:style-name="T7">deus</text:span> <text:span text:style-name="T7">inspirat</text:span> <text:span text:style-name="T7">illos</text:span> <text:span text:style-name="T7">ut</text:span> <text:span text:style-name="T7">quandoq;ue</text:span> <text:span text:style-name="T7">deo</text:span> <text:span text:style-name="T7"/><text:span text:style-name="T7">resipiscant</text:span><text:span text:style-name="T7">.</text:span><text:span text:style-name="T7">itautuelseropeniteant.quodtamimpie</text:span><text:span text:style-name="T7">ita</text:span> <text:span text:style-name="T7">ut</text:span> <text:span text:style-name="T7">uel</text:span> <text:span text:style-name="T7">sero</text:span> <text:span text:style-name="T7">peniteant</text:span><text:span text:style-name="T7">.</text:span> <text:span text:style-name="T7">quod</text:span> <text:span text:style-name="T7">tam</text:span> <text:span text:style-name="T7">impie</text:span><text:span text:style-name="T7">gesserunt.Homicidaergafratresdnidominifuerunt.</text:span><text:span text:style-name="T7">gesserunt</text:span><text:span text:style-name="T7">.</text:span> <text:span text:style-name="T7"/><text:span text:style-name="T7">Homicida</text:span> <text:span text:style-name="T7">erga</text:span> <text:span text:style-name="T7">fratres</text:span> <text:span text:style-name="T7">dnidomini</text:span> <text:span text:style-name="T7">fuerunt</text:span><text:span text:style-name="T7">.</text:span><text:span text:style-name="T7">sedpeniteant;etliberentcaptiuasbaptizatas</text:span><text:span text:style-name="T7">sed</text:span> <text:span text:style-name="T7">peniteant</text:span><text:span text:style-name="T7">;</text:span> <text:span text:style-name="T7">et</text:span> <text:span text:style-name="T7">liberent</text:span> <text:span text:style-name="T7">captiuas</text:span> <text:span text:style-name="T7">baptizatas</text:span><text:span text:style-name="T7">quasanteceperunt;itautmereanturdeo</text:span><text:span text:style-name="T7"/><text:span text:style-name="T7">quas</text:span> <text:span text:style-name="T7">ante</text:span> <text:span text:style-name="T7">ceperunt</text:span><text:span text:style-name="T7">;</text:span> <text:span text:style-name="T7">ita</text:span> <text:span text:style-name="T7">ut</text:span> <text:span text:style-name="T7">mereantur</text:span> <text:span text:style-name="T7">deo</text:span><text:span text:style-name="T7">uiuere.etsaniefficiantur;hicetineternum;</text:span><text:span text:style-name="T7">uiuere</text:span><text:span text:style-name="T7">.</text:span> <text:span text:style-name="T7">et</text:span> <text:span text:style-name="T7">sani</text:span> <text:span text:style-name="T7">efficiantur</text:span><text:span text:style-name="T7">;</text:span> <text:span text:style-name="T7"/><text:span text:style-name="T7">hic</text:span> <text:span text:style-name="T7">et</text:span> <text:span text:style-name="T7">in</text:span> <text:span text:style-name="T7">eternum</text:span><text:span text:style-name="T7">;</text:span><text:span text:style-name="T7">paxpatri.etfilio.etspuispirituiscosancto.AMEN</text:span><text:span text:style-name="T7">pax</text:span> <text:span text:style-name="T7">patri</text:span><text:span text:style-name="T7">.</text:span> <text:span text:style-name="T7">et</text:span> <text:span text:style-name="T7">filio</text:span><text:span text:style-name="T7">.</text:span> <text:span text:style-name="T7">et</text:span> <text:span text:style-name="T7">spuispiritui</text:span> <text:span text:style-name="T7">scosancto</text:span><text:span text:style-name="T7">.</text:span> <text:span text:style-name="T7">AMEN</text:span><text:span text:style-name="T7"/></text:p>
    </office:text>
  </office:body>
</office:document-content>
</file>

<file path=styles.xml><?xml version="1.0" encoding="utf-8"?>
<office:document-styles xmlns:rpt="http://openoffice.org/2005/report" xmlns:office="urn:oasis:names:tc:opendocument:xmlns:office:1.0" xmlns:text="urn:oasis:names:tc:opendocument:xmlns:text:1.0" xmlns:grddl="http://www.w3.org/2003/g/data-view#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xhtml="http://www.w3.org/1999/xhtml" xmlns:tableooo="http://openoffice.org/2009/table" xmlns:math="http://www.w3.org/1998/Math/MathML" xmlns:draw="urn:oasis:names:tc:opendocument:xmlns:drawing:1.0" xmlns:form="urn:oasis:names:tc:opendocument:xmlns:form:1.0" xmlns:ooo="http://openoffice.org/2004/office" xmlns:chart="urn:oasis:names:tc:opendocument:xmlns:chart:1.0" xmlns:dc="http://purl.org/dc/elements/1.1/" xmlns:dr3d="urn:oasis:names:tc:opendocument:xmlns:dr3d:1.0" xmlns:fo="urn:oasis:names:tc:opendocument:xmlns:xsl-fo-compatible:1.0" xmlns:dom="http://www.w3.org/2001/xml-events" xmlns:ooow="http://openoffice.org/2004/writer" xmlns:svg="urn:oasis:names:tc:opendocument:xmlns:svg-compatible:1.0" xmlns:css3t="http://www.w3.org/TR/css3-text/" xmlns:of="urn:oasis:names:tc:opendocument:xmlns:of:1.2" xmlns:oooc="http://openoffice.org/2004/calc">
  <office:font-face-decls/>
  <office:styles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P1" style:family="paragraph" style:parent-style-name="Footer">
      <style:paragraph-properties fo:text-align="center" style:justify-single-word="false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P2" style:family="paragraph" style:parent-style-name="Standard">
      <style:paragraph-properties fo:line-height="150%"/>
      <style:text-properties fo:font-size="12pt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P3" style:family="paragraph" style:parent-style-name="Table_20_Contents">
      <style:paragraph-properties fo:line-height="150%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P4" style:family="paragraph" style:parent-style-name="Heading">
      <style:paragraph-properties fo:line-height="150%"/>
      <style:text-properties fo:font-weight="bold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1" style:family="text">
      <style:text-properties fo:font-style="italic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2" style:family="text">
      <style:text-properties fo:font-weight="bold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3" style:family="text">
      <style:text-properties fo:font-size="18pt" fo:font-weight="bold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able1" style:family="table">
      <style:table-properties style:width="16.999cm" table:align="margins" style:shadow="none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able1.A" style:family="table-column">
      <style:table-column-properties style:column-width="8.5cm" style:rel-column-width="32767*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able1.1" style:family="table-row">
      <style:table-row-properties style:min-row-height="1.402cm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able1.A1" style:family="table-cell">
      <style:table-cell-properties fo:padding="0.097cm" fo:border="none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able1.B1" style:family="table-cell">
      <style:table-cell-properties style:vertical-align="middle" fo:background-color="transparent" fo:padding="0.097cm" fo:border="none">
        <style:background-image/>
      </style:table-cell-properties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H1" style:family="paragraph" style:parent-style-name="Heading" style:class="text">
      <style:text-properties fo:font-size="85%" fo:font-weight="bold"/>
    </style:style>
  </office:styles>
  <office:automatic-styles/>
  <office:master-styles/>
</office:document-styles>
</file>

<file path=meta.xml><?xml version="1.0" encoding="utf-8"?>
<office:document-meta xmlns:office="urn:oasis:names:tc:opendocument:xmlns:office:1.0" xmlns:ooo="http://openoffice.org/2004/office" xmlns:grddl="http://www.w3.org/2003/g/data-view#" xmlns:xlink="http://www.w3.org/1999/xlink" xmlns:dc="http://purl.org/dc/elements/1.1/" xmlns:meta="urn:oasis:names:tc:opendocument:xmlns:meta:1.0" grddl:transformation="http://docs.oasis-open.org/office/1.2/xslt/odf2rdf.xsl">
  <office:meta>
    <meta:creation-date>2015-09-23T20:06:24.405000</meta:creation-date>
    <dc:date>2015-09-23T20:06:24.436000</dc:date>
    <meta:generator>http://pypi.python.org/pypi/ezodf/0.1.0$Python2.7.5 (default, May 15 2013, 22:43:36) [MSC v.1500 32 bit (Intel)]</meta:generator>
    <meta:document-statistic/>
    <meta:editing-cycles>1</meta:editing-cycles>
  </office:meta>
</office:document-meta>
</file>